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863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0.981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148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2.82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923cm"/>
    </style:style>
    <style:style style:name="co15" style:family="table-column">
      <style:table-column-properties fo:break-before="auto" style:column-width="1.064cm"/>
    </style:style>
    <style:style style:name="co16" style:family="table-column">
      <style:table-column-properties fo:break-before="auto" style:column-width="1.764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4.059cm"/>
    </style:style>
    <style:style style:name="co20" style:family="table-column">
      <style:table-column-properties fo:break-before="auto" style:column-width="3.471cm"/>
    </style:style>
    <style:style style:name="co21" style:family="table-column">
      <style:table-column-properties fo:break-before="auto" style:column-width="2.882cm"/>
    </style:style>
    <style:style style:name="co22" style:family="table-column">
      <style:table-column-properties fo:break-before="auto" style:column-width="2.997cm"/>
    </style:style>
    <style:style style:name="co23" style:family="table-column">
      <style:table-column-properties fo:break-before="auto" style:column-width="2.771cm"/>
    </style:style>
    <style:style style:name="co24" style:family="table-column">
      <style:table-column-properties fo:break-before="auto" style:column-width="2.632cm"/>
    </style:style>
    <style:style style:name="co25" style:family="table-column">
      <style:table-column-properties fo:break-before="auto" style:column-width="2.184cm"/>
    </style:style>
    <style:style style:name="co26" style:family="table-column">
      <style:table-column-properties fo:break-before="auto" style:column-width="1.512cm"/>
    </style:style>
    <style:style style:name="co27" style:family="table-column">
      <style:table-column-properties fo:break-before="auto" style:column-width="2.686cm"/>
    </style:style>
    <style:style style:name="co28" style:family="table-column">
      <style:table-column-properties fo:break-before="auto" style:column-width="2.099cm"/>
    </style:style>
    <style:style style:name="co29" style:family="table-column">
      <style:table-column-properties fo:break-before="auto" style:column-width="10.807cm"/>
    </style:style>
    <style:style style:name="co30" style:family="table-column">
      <style:table-column-properties fo:break-before="auto" style:column-width="3.023cm"/>
    </style:style>
    <style:style style:name="co31" style:family="table-column">
      <style:table-column-properties fo:break-before="auto" style:column-width="4.228cm"/>
    </style:style>
    <style:style style:name="co32" style:family="table-column">
      <style:table-column-properties fo:break-before="auto" style:column-width="3.332cm"/>
    </style:style>
    <style:style style:name="co33" style:family="table-column">
      <style:table-column-properties fo:break-before="auto" style:column-width="3.193cm"/>
    </style:style>
    <style:style style:name="co34" style:family="table-column">
      <style:table-column-properties fo:break-before="auto" style:column-width="3.612cm"/>
    </style:style>
    <style:style style:name="co35" style:family="table-column">
      <style:table-column-properties fo:break-before="auto" style:column-width="2.155cm"/>
    </style:style>
    <style:style style:name="co36" style:family="table-column">
      <style:table-column-properties fo:break-before="auto" style:column-width="1.903cm"/>
    </style:style>
    <style:style style:name="co37" style:family="table-column">
      <style:table-column-properties fo:break-before="auto" style:column-width="2.214cm"/>
    </style:style>
    <style:style style:name="co38" style:family="table-column">
      <style:table-column-properties fo:break-before="auto" style:column-width="1.79cm"/>
    </style:style>
    <style:style style:name="co39" style:family="table-column">
      <style:table-column-properties fo:break-before="auto" style:column-width="0.42cm"/>
    </style:style>
    <style:style style:name="co40" style:family="table-column">
      <style:table-column-properties fo:break-before="auto" style:column-width="3.948cm"/>
    </style:style>
    <style:style style:name="co41" style:family="table-column">
      <style:table-column-properties fo:break-before="auto" style:column-width="1.455cm"/>
    </style:style>
    <style:style style:name="co42" style:family="table-column">
      <style:table-column-properties fo:break-before="auto" style:column-width="1.372cm"/>
    </style:style>
    <style:style style:name="co43" style:family="table-column">
      <style:table-column-properties fo:break-before="page" style:column-width="1.259cm"/>
    </style:style>
    <style:style style:name="co44" style:family="table-column">
      <style:table-column-properties fo:break-before="auto" style:column-width="3.528cm"/>
    </style:style>
    <style:style style:name="co45" style:family="table-column">
      <style:table-column-properties fo:break-before="auto" style:column-width="1.568cm"/>
    </style:style>
    <style:style style:name="co46" style:family="table-column">
      <style:table-column-properties fo:break-before="auto" style:column-width="1.25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767cm" fo:break-before="auto" style:use-optimal-row-height="false"/>
    </style:style>
    <style:style style:name="ro8" style:family="table-row">
      <style:table-row-properties style:row-height="0.714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529cm" fo:break-before="page" style:use-optimal-row-height="false"/>
    </style:style>
    <style:style style:name="ta1" style:family="table" style:master-page-name="PageStyle_5f_Target_20_List">
      <style:table-properties table:display="true" style:writing-mode="lr-tb"/>
    </style:style>
    <style:style style:name="ta2" style:family="table" style:master-page-name="PageStyle_5f_Score_20_Sheets">
      <style:table-properties table:display="true" style:writing-mode="lr-tb"/>
    </style:style>
    <style:style style:name="ta3" style:family="table" style:master-page-name="PageStyle_5f_Scores">
      <style:table-properties table:display="true" style:writing-mode="lr-tb"/>
    </style:style>
    <style:style style:name="ta4" style:family="table" style:master-page-name="PageStyle_5f_Resul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cc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cc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cc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cccc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80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Default" style:data-style-name="N12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9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2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 style:data-style-name="N12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28" style:family="table-cell" style:parent-style-name="Default" style:data-style-name="N12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2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5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2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4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 style:data-style-name="N125">
      <style:table-cell-properties fo:border-bottom="0.74pt solid #284e3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number-columns-repeated="2" table:default-cell-style-name="Default"/>
        <table:table-column table:style-name="co5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10" table:default-cell-style-name="Default"/>
        <table:table-column table:style-name="co12" table:number-columns-repeated="999" table:default-cell-style-name="Default"/>
        <table:table-row table:style-name="ro1">
          <table:table-cell table:style-name="ce1" office:value-type="string" calcext:value-type="string">
            <text:p>target_place</text:p>
          </table:table-cell>
          <table:table-cell table:style-name="ce7" office:value-type="string" calcext:value-type="string">
            <text:p>Club</text:p>
          </table:table-cell>
          <table:table-cell table:style-name="ce12" office:value-type="string" calcext:value-type="string">
            <text:p>Archer</text:p>
          </table:table-cell>
          <table:table-cell table:style-name="ce17" office:value-type="string" calcext:value-type="string">
            <text:p>F/M</text:p>
          </table:table-cell>
          <table:table-cell table:style-name="ce17" office:value-type="string" calcext:value-type="string">
            <text:p>Bow Type</text:p>
          </table:table-cell>
          <table:table-cell table:style-name="ce17" office:value-type="string" calcext:value-type="string">
            <text:p>Novice <text:s/>L/G</text:p>
          </table:table-cell>
          <table:table-cell table:style-name="ce17" office:value-type="string" calcext:value-type="string">
            <text:p>Junior <text:s/>B/G</text:p>
          </table:table-cell>
          <table:table-cell table:style-name="ce17" office:value-type="string" calcext:value-type="string">
            <text:p>Junior <text:s text:c="6"/>&lt; Age</text:p>
          </table:table-cell>
          <table:table-cell table:style-name="ce22" office:value-type="string" calcext:value-type="string">
            <text:p>Paid</text:p>
          </table:table-cell>
          <table:table-cell table:style-name="ce12" office:value-type="string" calcext:value-type="string">
            <text:p>Target</text:p>
          </table:table-cell>
          <table:table-cell table:style-name="ce22" office:value-type="string" calcext:value-type="string">
            <text:p>Place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2]&amp;[.K2]" office:value-type="string" office:string-value="1A" calcext:value-type="string">
            <text:p>1A</text:p>
          </table:table-cell>
          <table:table-cell table:style-name="ce8" office:value-type="string" calcext:value-type="string">
            <text:p>Glasgow Archers</text:p>
          </table:table-cell>
          <table:table-cell table:style-name="ce13" office:value-type="string" calcext:value-type="string">
            <text:p>Finlay Grant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Compound</text:p>
          </table:table-cell>
          <table:table-cell table:style-name="ce18" table:number-columns-repeated="3"/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3]&amp;[.K3]" office:value-type="string" office:string-value="1B" calcext:value-type="string">
            <text:p>1B</text:p>
          </table:table-cell>
          <table:table-cell table:style-name="ce9" office:value-type="string" calcext:value-type="string">
            <text:p>Monklands AC</text:p>
          </table:table-cell>
          <table:table-cell table:style-name="ce14" office:value-type="string" calcext:value-type="string">
            <text:p>Marcus McInally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Compound</text:p>
          </table:table-cell>
          <table:table-cell table:style-name="ce19" table:number-columns-repeated="3"/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4]&amp;[.K4]" office:value-type="string" office:string-value="1C" calcext:value-type="string">
            <text:p>1C</text:p>
          </table:table-cell>
          <table:table-cell table:style-name="ce9" office:value-type="string" calcext:value-type="string">
            <text:p>EK Archery Club</text:p>
          </table:table-cell>
          <table:table-cell table:style-name="ce14" office:value-type="string" calcext:value-type="string">
            <text:p>James Ros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Compound</text:p>
          </table:table-cell>
          <table:table-cell table:style-name="ce19" table:number-columns-repeated="3"/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5]&amp;[.K5]" office:value-type="string" office:string-value="1D" calcext:value-type="string">
            <text:p>1D</text:p>
          </table:table-cell>
          <table:table-cell table:style-name="ce10" office:value-type="string" calcext:value-type="string">
            <text:p>Monklands AC</text:p>
          </table:table-cell>
          <table:table-cell table:style-name="ce15" office:value-type="string" calcext:value-type="string">
            <text:p>Chris Murry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Compound</text:p>
          </table:table-cell>
          <table:table-cell table:style-name="ce20" table:number-columns-repeated="3"/>
          <table:table-cell table:style-name="ce25"/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6]&amp;[.K6]" office:value-type="string" office:string-value="2A" calcext:value-type="string">
            <text:p>2A</text:p>
          </table:table-cell>
          <table:table-cell table:style-name="ce8" office:value-type="string" calcext:value-type="string">
            <text:p>Monklands AC</text:p>
          </table:table-cell>
          <table:table-cell table:style-name="ce13" office:value-type="string" calcext:value-type="string">
            <text:p>Elaine Zanjan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Recurve</text:p>
          </table:table-cell>
          <table:table-cell table:style-name="ce18" table:number-columns-repeated="3"/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7]&amp;[.K7]" office:value-type="string" office:string-value="2B" calcext:value-type="string">
            <text:p>2B</text:p>
          </table:table-cell>
          <table:table-cell table:style-name="ce9" office:value-type="string" calcext:value-type="string">
            <text:p>Strathclyde AC</text:p>
          </table:table-cell>
          <table:table-cell table:style-name="ce14" office:value-type="string" calcext:value-type="string">
            <text:p>Grant McLellan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Recurve</text:p>
          </table:table-cell>
          <table:table-cell table:style-name="ce19" table:number-columns-repeated="3"/>
          <table:table-cell table:style-name="ce24"/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8]&amp;[.K8]" office:value-type="string" office:string-value="2C" calcext:value-type="string">
            <text:p>2C</text:p>
          </table:table-cell>
          <table:table-cell table:style-name="ce9" office:value-type="string" calcext:value-type="string">
            <text:p>Glasgow Archers</text:p>
          </table:table-cell>
          <table:table-cell table:style-name="ce14" office:value-type="string" calcext:value-type="string">
            <text:p>Oksana Peterson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Recurve</text:p>
          </table:table-cell>
          <table:table-cell table:style-name="ce19" table:number-columns-repeated="3"/>
          <table:table-cell table:style-name="ce24"/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9]&amp;[.K9]" office:value-type="string" office:string-value="2D" calcext:value-type="string">
            <text:p>2D</text:p>
          </table:table-cell>
          <table:table-cell table:style-name="ce10" office:value-type="string" calcext:value-type="string">
            <text:p>Linwood AC</text:p>
          </table:table-cell>
          <table:table-cell table:style-name="ce15" office:value-type="string" calcext:value-type="string">
            <text:p>Margret Healy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Barebow</text:p>
          </table:table-cell>
          <table:table-cell table:style-name="ce20" table:number-columns-repeated="3"/>
          <table:table-cell table:style-name="ce25"/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10]&amp;[.K10]" office:value-type="string" office:string-value="3A" calcext:value-type="string">
            <text:p>3A</text:p>
          </table:table-cell>
          <table:table-cell table:style-name="ce8" office:value-type="string" calcext:value-type="string">
            <text:p>Linwood AC</text:p>
          </table:table-cell>
          <table:table-cell table:style-name="ce13" office:value-type="string" calcext:value-type="string">
            <text:p>Donald Kennedy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Recurve</text:p>
          </table:table-cell>
          <table:table-cell table:style-name="ce18" table:number-columns-repeated="3"/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11]&amp;[.K11]" office:value-type="string" office:string-value="3B" calcext:value-type="string">
            <text:p>3B</text:p>
          </table:table-cell>
          <table:table-cell table:style-name="ce9" office:value-type="string" calcext:value-type="string">
            <text:p>EK Archery Club</text:p>
          </table:table-cell>
          <table:table-cell table:style-name="ce14" office:value-type="string" calcext:value-type="string">
            <text:p>Emily Tilbury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Recurve</text:p>
          </table:table-cell>
          <table:table-cell table:style-name="ce19" table:number-columns-repeated="3"/>
          <table:table-cell table:style-name="ce24"/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12]&amp;[.K12]" office:value-type="string" office:string-value="3C" calcext:value-type="string">
            <text:p>3C</text:p>
          </table:table-cell>
          <table:table-cell table:style-name="ce9" office:value-type="string" calcext:value-type="string">
            <text:p>Orion's Archers</text:p>
          </table:table-cell>
          <table:table-cell table:style-name="ce14" office:value-type="string" calcext:value-type="string">
            <text:p>Alun ap Rhisiart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Recurve</text:p>
          </table:table-cell>
          <table:table-cell table:style-name="ce19" table:number-columns-repeated="3"/>
          <table:table-cell table:style-name="ce24"/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13]&amp;[.K13]" office:value-type="string" office:string-value="3D" calcext:value-type="string">
            <text:p>3D</text:p>
          </table:table-cell>
          <table:table-cell table:style-name="ce10" office:value-type="string" calcext:value-type="string">
            <text:p>Monklands AC</text:p>
          </table:table-cell>
          <table:table-cell table:style-name="ce15" office:value-type="string" calcext:value-type="string">
            <text:p>Sandie Graham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Longbow</text:p>
          </table:table-cell>
          <table:table-cell table:style-name="ce20" table:number-columns-repeated="3"/>
          <table:table-cell table:style-name="ce25"/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14]&amp;[.K14]" office:value-type="string" office:string-value="4A" calcext:value-type="string">
            <text:p>4A</text:p>
          </table:table-cell>
          <table:table-cell table:style-name="ce8" office:value-type="string" calcext:value-type="string">
            <text:p>Strathclyde AC</text:p>
          </table:table-cell>
          <table:table-cell table:style-name="ce13" office:value-type="string" calcext:value-type="string">
            <text:p>Benji Hamer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Recurve</text:p>
          </table:table-cell>
          <table:table-cell table:style-name="ce18" table:number-columns-repeated="3"/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15]&amp;[.K15]" office:value-type="string" office:string-value="4B" calcext:value-type="string">
            <text:p>4B</text:p>
          </table:table-cell>
          <table:table-cell table:style-name="ce9" office:value-type="string" calcext:value-type="string">
            <text:p>Glasgow Archers</text:p>
          </table:table-cell>
          <table:table-cell table:style-name="ce14" office:value-type="string" calcext:value-type="string">
            <text:p>Henri Krishna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Recurve</text:p>
          </table:table-cell>
          <table:table-cell table:style-name="ce19" table:number-columns-repeated="3"/>
          <table:table-cell table:style-name="ce24"/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16]&amp;[.K16]" office:value-type="string" office:string-value="4C" calcext:value-type="string">
            <text:p>4C</text:p>
          </table:table-cell>
          <table:table-cell table:style-name="ce9" office:value-type="string" calcext:value-type="string">
            <text:p>Glasgow Archers</text:p>
          </table:table-cell>
          <table:table-cell table:style-name="ce14" office:value-type="string" calcext:value-type="string">
            <text:p>Euan Ogilvie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Recurve</text:p>
          </table:table-cell>
          <table:table-cell table:style-name="ce19" table:number-columns-repeated="3"/>
          <table:table-cell table:style-name="ce24"/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17]&amp;[.K17]" office:value-type="string" office:string-value="4D" calcext:value-type="string">
            <text:p>4D</text:p>
          </table:table-cell>
          <table:table-cell table:style-name="ce10" office:value-type="string" calcext:value-type="string">
            <text:p>Linwood AC</text:p>
          </table:table-cell>
          <table:table-cell table:style-name="ce15" office:value-type="string" calcext:value-type="string">
            <text:p>Bernard Healy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Barebow</text:p>
          </table:table-cell>
          <table:table-cell table:style-name="ce20" table:number-columns-repeated="3"/>
          <table:table-cell table:style-name="ce25"/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18]&amp;[.K18]" office:value-type="string" office:string-value="5A" calcext:value-type="string">
            <text:p>5A</text:p>
          </table:table-cell>
          <table:table-cell table:style-name="ce8" office:value-type="string" calcext:value-type="string">
            <text:p>EK Archery Club</text:p>
          </table:table-cell>
          <table:table-cell table:style-name="ce13" office:value-type="string" calcext:value-type="string">
            <text:p>David Gillespie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Barebow</text:p>
          </table:table-cell>
          <table:table-cell table:style-name="ce18" table:number-columns-repeated="3"/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19]&amp;[.K19]" office:value-type="string" office:string-value="5B" calcext:value-type="string">
            <text:p>5B</text:p>
          </table:table-cell>
          <table:table-cell table:style-name="ce9" office:value-type="string" calcext:value-type="string">
            <text:p>Linwood AC</text:p>
          </table:table-cell>
          <table:table-cell table:style-name="ce14" office:value-type="string" calcext:value-type="string">
            <text:p>Joshua McMillan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Barebow</text:p>
          </table:table-cell>
          <table:table-cell table:style-name="ce19" table:number-columns-repeated="3"/>
          <table:table-cell table:style-name="ce24"/>
          <table:table-cell table:style-name="ce28" office:value-type="float" office:value="5" calcext:value-type="float">
            <text:p>5</text:p>
          </table:table-cell>
          <table:table-cell table:style-name="ce32" office:value-type="string" calcext:value-type="string">
            <text:p>B</text:p>
          </table:table-cell>
          <table:table-cell table:style-name="ce35"/>
          <table:table-cell table:style-name="ce6" table:number-columns-repeated="13"/>
          <table:table-cell table:number-columns-repeated="999"/>
        </table:table-row>
        <table:table-row table:style-name="ro1">
          <table:table-cell table:style-name="ce3" table:formula="of:=[.J20]&amp;[.K20]" office:value-type="string" office:string-value="5C" calcext:value-type="string">
            <text:p>5C</text:p>
          </table:table-cell>
          <table:table-cell table:style-name="ce9" office:value-type="string" calcext:value-type="string">
            <text:p>Monklands AC</text:p>
          </table:table-cell>
          <table:table-cell table:style-name="ce14" office:value-type="string" calcext:value-type="string">
            <text:p>Catherine Coddington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Recurve</text:p>
          </table:table-cell>
          <table:table-cell table:style-name="ce19" table:number-columns-repeated="3"/>
          <table:table-cell table:style-name="ce24"/>
          <table:table-cell table:style-name="ce28" office:value-type="float" office:value="5" calcext:value-type="float">
            <text:p>5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21]&amp;[.K21]" office:value-type="string" office:string-value="5D" calcext:value-type="string">
            <text:p>5D</text:p>
          </table:table-cell>
          <table:table-cell table:style-name="ce10" office:value-type="string" calcext:value-type="string">
            <text:p>Strathclyde AC</text:p>
          </table:table-cell>
          <table:table-cell table:style-name="ce15" office:value-type="string" calcext:value-type="string">
            <text:p>Antonis Katris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Recurve</text:p>
          </table:table-cell>
          <table:table-cell table:style-name="ce20" table:number-columns-repeated="3"/>
          <table:table-cell table:style-name="ce25"/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22]&amp;[.K22]" office:value-type="string" office:string-value="6A" calcext:value-type="string">
            <text:p>6A</text:p>
          </table:table-cell>
          <table:table-cell table:style-name="ce8" office:value-type="string" calcext:value-type="string">
            <text:p>Strathclyde AC</text:p>
          </table:table-cell>
          <table:table-cell table:style-name="ce13" office:value-type="string" calcext:value-type="string">
            <text:p>Aidan Dowie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Barebow</text:p>
          </table:table-cell>
          <table:table-cell table:style-name="ce18" table:number-columns-repeated="3"/>
          <table:table-cell table:style-name="ce23"/>
          <table:table-cell table:style-name="ce27" office:value-type="float" office:value="6" calcext:value-type="float">
            <text:p>6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23]&amp;[.K23]" office:value-type="string" office:string-value="6B" calcext:value-type="string">
            <text:p>6B</text:p>
          </table:table-cell>
          <table:table-cell table:style-name="ce9" office:value-type="string" calcext:value-type="string">
            <text:p>Glasgow Archers</text:p>
          </table:table-cell>
          <table:table-cell table:style-name="ce14" office:value-type="string" calcext:value-type="string">
            <text:p>George Davidson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Recurve</text:p>
          </table:table-cell>
          <table:table-cell table:style-name="ce19" table:number-columns-repeated="3"/>
          <table:table-cell table:style-name="ce24"/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24]&amp;[.K24]" office:value-type="string" office:string-value="6C" calcext:value-type="string">
            <text:p>6C</text:p>
          </table:table-cell>
          <table:table-cell table:style-name="ce9" office:value-type="string" calcext:value-type="string">
            <text:p>Linwood AC</text:p>
          </table:table-cell>
          <table:table-cell table:style-name="ce14" office:value-type="string" calcext:value-type="string">
            <text:p>Leah McGloin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arebow</text:p>
          </table:table-cell>
          <table:table-cell table:style-name="ce19" table:number-columns-repeated="3"/>
          <table:table-cell table:style-name="ce24"/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25]&amp;[.K25]" office:value-type="string" office:string-value="6D" calcext:value-type="string">
            <text:p>6D</text:p>
          </table:table-cell>
          <table:table-cell table:style-name="ce10" office:value-type="string" calcext:value-type="string">
            <text:p>EK Archery Club</text:p>
          </table:table-cell>
          <table:table-cell table:style-name="ce15" office:value-type="string" calcext:value-type="string">
            <text:p>Andy Findlay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Recurve</text:p>
          </table:table-cell>
          <table:table-cell table:style-name="ce20" table:number-columns-repeated="3"/>
          <table:table-cell table:style-name="ce25"/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26]&amp;[.K26]" office:value-type="string" office:string-value="7A" calcext:value-type="string">
            <text:p>7A</text:p>
          </table:table-cell>
          <table:table-cell table:style-name="ce8" office:value-type="string" calcext:value-type="string">
            <text:p>Orion's Archers</text:p>
          </table:table-cell>
          <table:table-cell table:style-name="ce13" office:value-type="string" calcext:value-type="string">
            <text:p>Gareth Clayton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Recurve</text:p>
          </table:table-cell>
          <table:table-cell table:style-name="ce18" table:number-columns-repeated="3"/>
          <table:table-cell table:style-name="ce23"/>
          <table:table-cell table:style-name="ce27" office:value-type="float" office:value="7" calcext:value-type="float">
            <text:p>7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27]&amp;[.K27]" office:value-type="string" office:string-value="7B" calcext:value-type="string">
            <text:p>7B</text:p>
          </table:table-cell>
          <table:table-cell table:style-name="ce9" office:value-type="string" calcext:value-type="string">
            <text:p>Linwood AC</text:p>
          </table:table-cell>
          <table:table-cell table:style-name="ce14" office:value-type="string" calcext:value-type="string">
            <text:p>Erin Ann Dobbin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arebow</text:p>
          </table:table-cell>
          <table:table-cell table:style-name="ce19" table:number-columns-repeated="3"/>
          <table:table-cell table:style-name="ce24"/>
          <table:table-cell table:style-name="ce28" office:value-type="float" office:value="7" calcext:value-type="float">
            <text:p>7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28]&amp;[.K28]" office:value-type="string" office:string-value="7C" calcext:value-type="string">
            <text:p>7C</text:p>
          </table:table-cell>
          <table:table-cell table:style-name="ce9" office:value-type="string" calcext:value-type="string">
            <text:p>Strathclyde AC</text:p>
          </table:table-cell>
          <table:table-cell table:style-name="ce14" office:value-type="string" calcext:value-type="string">
            <text:p>Kelsey Hunt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Recurve</text:p>
          </table:table-cell>
          <table:table-cell table:style-name="ce19" table:number-columns-repeated="3"/>
          <table:table-cell table:style-name="ce24"/>
          <table:table-cell table:style-name="ce28" office:value-type="float" office:value="7" calcext:value-type="float">
            <text:p>7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29]&amp;[.K29]" office:value-type="string" office:string-value="7D" calcext:value-type="string">
            <text:p>7D</text:p>
          </table:table-cell>
          <table:table-cell table:style-name="ce10" office:value-type="string" calcext:value-type="string">
            <text:p>Glasgow Archers</text:p>
          </table:table-cell>
          <table:table-cell table:style-name="ce15" office:value-type="string" calcext:value-type="string">
            <text:p>John Strang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Recurve</text:p>
          </table:table-cell>
          <table:table-cell table:style-name="ce20" table:number-columns-repeated="3"/>
          <table:table-cell table:style-name="ce25"/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30]&amp;[.K30]" office:value-type="string" office:string-value="8A" calcext:value-type="string">
            <text:p>8A</text:p>
          </table:table-cell>
          <table:table-cell table:style-name="ce8" office:value-type="string" calcext:value-type="string">
            <text:p>Glasgow Archers</text:p>
          </table:table-cell>
          <table:table-cell table:style-name="ce13" office:value-type="string" calcext:value-type="string">
            <text:p>Jonah McArthur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Recurve</text:p>
          </table:table-cell>
          <table:table-cell table:style-name="ce18" table:number-columns-repeated="3"/>
          <table:table-cell table:style-name="ce23"/>
          <table:table-cell table:style-name="ce27" office:value-type="float" office:value="8" calcext:value-type="float">
            <text:p>8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31]&amp;[.K31]" office:value-type="string" office:string-value="8B" calcext:value-type="string">
            <text:p>8B</text:p>
          </table:table-cell>
          <table:table-cell table:style-name="ce9" office:value-type="string" calcext:value-type="string">
            <text:p>Strathclyde AC</text:p>
          </table:table-cell>
          <table:table-cell table:style-name="ce14" office:value-type="string" calcext:value-type="string">
            <text:p>Alex Blak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arebow</text:p>
          </table:table-cell>
          <table:table-cell table:style-name="ce19" table:number-columns-repeated="3"/>
          <table:table-cell table:style-name="ce24"/>
          <table:table-cell table:style-name="ce28" office:value-type="float" office:value="8" calcext:value-type="float">
            <text:p>8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32]&amp;[.K32]" office:value-type="string" office:string-value="8C" calcext:value-type="string">
            <text:p>8C</text:p>
          </table:table-cell>
          <table:table-cell table:style-name="ce9" office:value-type="string" calcext:value-type="string">
            <text:p>Glasgow Archers</text:p>
          </table:table-cell>
          <table:table-cell table:style-name="ce14" office:value-type="string" calcext:value-type="string">
            <text:p>Scott Jamieson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Recurve</text:p>
          </table:table-cell>
          <table:table-cell table:style-name="ce19" table:number-columns-repeated="3"/>
          <table:table-cell table:style-name="ce24"/>
          <table:table-cell table:style-name="ce28" office:value-type="float" office:value="8" calcext:value-type="float">
            <text:p>8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33]&amp;[.K33]" office:value-type="string" office:string-value="8D" calcext:value-type="string">
            <text:p>8D</text:p>
          </table:table-cell>
          <table:table-cell table:style-name="ce10" office:value-type="string" calcext:value-type="string">
            <text:p>Orion's Archers</text:p>
          </table:table-cell>
          <table:table-cell table:style-name="ce15" office:value-type="string" calcext:value-type="string">
            <text:p>David MacLachlan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Recurve</text:p>
          </table:table-cell>
          <table:table-cell table:style-name="ce20" table:number-columns-repeated="3"/>
          <table:table-cell table:style-name="ce25"/>
          <table:table-cell table:style-name="ce29" office:value-type="float" office:value="8" calcext:value-type="float">
            <text:p>8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5" table:formula="of:=[.J34]&amp;[.K34]" office:value-type="string" office:string-value="9A" calcext:value-type="string">
            <text:p>9A</text:p>
          </table:table-cell>
          <table:table-cell table:style-name="ce11" office:value-type="string" calcext:value-type="string">
            <text:p>Glasgow Archers</text:p>
          </table:table-cell>
          <table:table-cell table:style-name="ce16" office:value-type="string" calcext:value-type="string">
            <text:p>Duncan Malone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Recurve</text:p>
          </table:table-cell>
          <table:table-cell table:style-name="ce21" table:number-columns-repeated="3"/>
          <table:table-cell table:style-name="ce26"/>
          <table:table-cell table:style-name="ce30" office:value-type="float" office:value="9" calcext:value-type="float">
            <text:p>9</text:p>
          </table:table-cell>
          <table:table-cell table:style-name="ce34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35]&amp;[.K35]" office:value-type="string" office:string-value="9B" calcext:value-type="string">
            <text:p>9B</text:p>
          </table:table-cell>
          <table:table-cell table:style-name="ce9" office:value-type="string" calcext:value-type="string">
            <text:p>Strathclyde AC</text:p>
          </table:table-cell>
          <table:table-cell table:style-name="ce14" office:value-type="string" calcext:value-type="string">
            <text:p>Ray Reynaldo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Recurve</text:p>
          </table:table-cell>
          <table:table-cell table:style-name="ce19" table:number-columns-repeated="3"/>
          <table:table-cell table:style-name="ce24"/>
          <table:table-cell table:style-name="ce28" office:value-type="float" office:value="9" calcext:value-type="float">
            <text:p>9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36]&amp;[.K36]" office:value-type="string" office:string-value="9C" calcext:value-type="string">
            <text:p>9C</text:p>
          </table:table-cell>
          <table:table-cell table:style-name="ce9" office:value-type="string" calcext:value-type="string">
            <text:p>Glasgow Archers</text:p>
          </table:table-cell>
          <table:table-cell table:style-name="ce14" office:value-type="string" calcext:value-type="string">
            <text:p>Chris Blair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Barebow</text:p>
          </table:table-cell>
          <table:table-cell table:style-name="ce19" table:number-columns-repeated="3"/>
          <table:table-cell table:style-name="ce24"/>
          <table:table-cell table:style-name="ce28" office:value-type="float" office:value="9" calcext:value-type="float">
            <text:p>9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37]&amp;[.K37]" office:value-type="string" office:string-value="9D" calcext:value-type="string">
            <text:p>9D</text:p>
          </table:table-cell>
          <table:table-cell table:style-name="ce10" office:value-type="string" calcext:value-type="string">
            <text:p>Glasgow Archers</text:p>
          </table:table-cell>
          <table:table-cell table:style-name="ce15" office:value-type="string" calcext:value-type="string">
            <text:p>Meredith Hill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Recurve</text:p>
          </table:table-cell>
          <table:table-cell table:style-name="ce20" table:number-columns-repeated="3"/>
          <table:table-cell table:style-name="ce25"/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5" table:formula="of:=[.J38]&amp;[.K38]" office:value-type="string" office:string-value="10A" calcext:value-type="string">
            <text:p>10A</text:p>
          </table:table-cell>
          <table:table-cell table:style-name="ce11" office:value-type="string" calcext:value-type="string">
            <text:p>Monklands AC</text:p>
          </table:table-cell>
          <table:table-cell table:style-name="ce16" office:value-type="string" calcext:value-type="string">
            <text:p>Iain MacMillan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Recurve</text:p>
          </table:table-cell>
          <table:table-cell table:style-name="ce21" table:number-columns-repeated="3"/>
          <table:table-cell table:style-name="ce26"/>
          <table:table-cell table:style-name="ce30" office:value-type="float" office:value="10" calcext:value-type="float">
            <text:p>10</text:p>
          </table:table-cell>
          <table:table-cell table:style-name="ce34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39]&amp;[.K39]" office:value-type="string" office:string-value="10B" calcext:value-type="string">
            <text:p>10B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10" calcext:value-type="float">
            <text:p>10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40]&amp;[.K40]" office:value-type="string" office:string-value="10C" calcext:value-type="string">
            <text:p>10C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10" calcext:value-type="float">
            <text:p>10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41]&amp;[.K41]" office:value-type="string" office:string-value="10D" calcext:value-type="string">
            <text:p>10D</text:p>
          </table:table-cell>
          <table:table-cell table:style-name="ce10"/>
          <table:table-cell table:style-name="ce15"/>
          <table:table-cell table:style-name="ce20" table:number-columns-repeated="5"/>
          <table:table-cell table:style-name="ce25"/>
          <table:table-cell table:style-name="ce29" office:value-type="float" office:value="10" calcext:value-type="float">
            <text:p>10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 table:number-rows-repeated="959">
          <table:table-cell table:style-name="ce6" table:number-columns-repeated="25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ore Sheets" table:style-name="ta2">
        <table:table-column table:style-name="co14" table:default-cell-style-name="Default"/>
        <table:table-column table:style-name="co15" table:number-columns-repeated="35" table:default-cell-style-name="Default"/>
        <table:table-column table:style-name="co16" table:number-columns-repeated="2" table:default-cell-style-name="Default"/>
        <table:table-column table:style-name="co16" table:visibility="collapse" table:default-cell-style-name="Default"/>
        <table:table-column table:style-name="co17" table:visibility="collapse" table:number-columns-repeated="3" table:default-cell-style-name="Default"/>
        <table:table-column table:style-name="co18" table:visibility="collapse" table:number-columns-repeated="3" table:default-cell-style-name="Default"/>
        <table:table-column table:style-name="co14" table:visibility="collapse" table:number-columns-repeated="3" table:default-cell-style-name="Default"/>
        <table:table-column table:style-name="co17" table:visibility="collapse" table:number-columns-repeated="3" table:default-cell-style-name="Default"/>
        <table:table-column table:style-name="co18" table:visibility="collapse" table:number-columns-repeated="3" table:default-cell-style-name="Default"/>
        <table:table-column table:style-name="co14" table:visibility="collapse" table:number-columns-repeated="3" table:default-cell-style-name="Default"/>
        <table:table-column table:style-name="co17" table:visibility="collapse" table:number-columns-repeated="3" table:default-cell-style-name="Default"/>
        <table:table-column table:style-name="co18" table:visibility="collapse" table:number-columns-repeated="3" table:default-cell-style-name="Default"/>
        <table:table-column table:style-name="co14" table:visibility="collapse" table:number-columns-repeated="3" table:default-cell-style-name="Default"/>
        <table:table-column table:style-name="co17" table:visibility="collapse" table:number-columns-repeated="3" table:default-cell-style-name="Default"/>
        <table:table-column table:style-name="co18" table:visibility="collapse" table:number-columns-repeated="3" table:default-cell-style-name="Default"/>
        <table:table-column table:style-name="co14" table:visibility="collapse" table:number-columns-repeated="2" table:default-cell-style-name="Default"/>
        <table:table-column table:style-name="co16" table:visibility="collapse" table:default-cell-style-name="Default"/>
        <table:table-column table:style-name="co16" table:default-cell-style-name="Default"/>
        <table:table-column table:style-name="co12" table:number-columns-repeated="948" table:default-cell-style-name="Default"/>
        <table:table-row table:style-name="ro3">
          <table:table-cell table:style-name="ce36" table:number-columns-repeated="76"/>
          <table:table-cell table:number-columns-repeated="948"/>
        </table:table-row>
        <table:table-row table:style-name="ro4">
          <table:table-cell table:style-name="ce36"/>
          <table:table-cell table:style-name="ce38"/>
          <table:table-cell table:style-name="ce38" table:formula="of:=[$Scores.B4]" office:value-type="string" office:string-value="Target 1" calcext:value-type="string">
            <text:p>Target 1</text:p>
          </table:table-cell>
          <table:table-cell table:style-name="ce39" table:number-columns-repeated="4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78"/>
          <table:table-cell table:style-name="ce39" table:number-columns-repeated="4"/>
          <table:table-cell table:style-name="ce93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4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78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3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39" table:number-columns-repeated="35"/>
          <table:table-cell table:style-name="ce36" table:number-columns-repeated="3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6" table:number-columns-repeated="2"/>
          <table:table-cell table:number-columns-repeated="948"/>
        </table:table-row>
        <table:table-row table:style-name="ro4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D</text:p>
          </table:table-cell>
          <table:table-cell table:style-name="ce36" table:number-columns-repeated="3"/>
          <table:table-cell table:style-name="ce95" table:formula="of:=[.C3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A</text:p>
          </table:table-cell>
          <table:table-cell table:style-name="ce39"/>
          <table:table-cell table:style-name="ce95" table:formula="of:=[.AN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B</text:p>
          </table:table-cell>
          <table:table-cell table:style-name="ce39"/>
          <table:table-cell table:style-name="ce95" table:formula="of:=[.AN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C</text:p>
          </table:table-cell>
          <table:table-cell table:style-name="ce39"/>
          <table:table-cell table:style-name="ce95" table:formula="of:=[.AN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6]" office:value-type="string" office:string-value="Finlay Grant" calcext:value-type="string" table:number-columns-spanned="5" table:number-rows-spanned="1">
            <text:p>Finlay Grant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7]" office:value-type="string" office:string-value="Marcus McInally" calcext:value-type="string" table:number-columns-spanned="5" table:number-rows-spanned="1">
            <text:p>Marcus McInally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8]" office:value-type="string" office:string-value="James Ross" calcext:value-type="string" table:number-columns-spanned="5" table:number-rows-spanned="1">
            <text:p>James Ross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9]" office:value-type="string" office:string-value="Chris Murry" calcext:value-type="string" table:number-columns-spanned="5" table:number-rows-spanned="1">
            <text:p>Chris Murry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6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7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8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9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3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6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7]" office:value-type="string" office:string-value="Monklands AC" calcext:value-type="string" table:number-columns-spanned="5" table:number-rows-spanned="1">
            <text:p>Monklands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8]" office:value-type="string" office:string-value="EK Archery Club" calcext:value-type="string" table:number-columns-spanned="5" table:number-rows-spanned="1">
            <text:p>EK Archery Club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9]" office:value-type="string" office:string-value="Monklands AC" calcext:value-type="string" table:number-columns-spanned="5" table:number-rows-spanned="1">
            <text:p>Monklands AC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6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$N$7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8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9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6]" office:value-type="string" office:string-value="Compound" calcext:value-type="string" table:number-columns-spanned="4" table:number-rows-spanned="1">
            <text:p>Compound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7]" office:value-type="string" office:string-value="Compound" calcext:value-type="string" table:number-columns-spanned="4" table:number-rows-spanned="1">
            <text:p>Compound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8]" office:value-type="string" office:string-value="Compound" calcext:value-type="string" table:number-columns-spanned="4" table:number-rows-spanned="1">
            <text:p>Compound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9]" office:value-type="string" office:string-value="Compound" calcext:value-type="string" table:number-columns-spanned="4" table:number-rows-spanned="1">
            <text:p>Compound</text:p>
          </table:table-cell>
          <table:covered-table-cell table:number-columns-repeated="2" table:style-name="ce72"/>
          <table:covered-table-cell table:style-name="ce81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6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6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7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7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8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8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9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9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6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6" table:number-columns-repeated="3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37" table:number-columns-repeated="3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0" table:number-columns-repeated="2"/>
          <table:table-cell table:style-name="ce62"/>
          <table:table-cell table:style-name="ce86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37" table:number-columns-repeated="3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6" table:number-columns-repeated="3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6" table:number-columns-repeated="2"/>
          <table:table-cell table:number-columns-repeated="948"/>
        </table:table-row>
        <table:table-row table:style-name="ro6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6" table:number-columns-repeated="3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6" table:number-columns-repeated="2"/>
          <table:table-cell table:number-columns-repeated="948"/>
        </table:table-row>
        <table:table-row table:style-name="ro6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6" table:number-columns-repeated="3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6" table:number-columns-repeated="2"/>
          <table:table-cell table:number-columns-repeated="948"/>
        </table:table-row>
        <table:table-row table:style-name="ro1" table:number-rows-repeated="2">
          <table:table-cell table:style-name="ce36" table:number-columns-repeated="76"/>
          <table:table-cell table:number-columns-repeated="948"/>
        </table:table-row>
        <table:table-row table:style-name="ro4">
          <table:table-cell table:style-name="ce36"/>
          <table:table-cell table:style-name="ce38"/>
          <table:table-cell table:style-name="ce38" table:formula="of:=[$Scores.B11]" office:value-type="string" office:string-value="Target 2" calcext:value-type="string">
            <text:p>Target 2</text:p>
          </table:table-cell>
          <table:table-cell table:style-name="ce39" table:number-columns-repeated="4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78"/>
          <table:table-cell table:style-name="ce39" table:number-columns-repeated="4"/>
          <table:table-cell table:style-name="ce93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11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78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3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6" table:number-columns-repeated="3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6" table:number-columns-repeated="2"/>
          <table:table-cell table:number-columns-repeated="948"/>
        </table:table-row>
        <table:table-row table:style-name="ro4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D</text:p>
          </table:table-cell>
          <table:table-cell table:style-name="ce36" table:number-columns-repeated="3"/>
          <table:table-cell table:style-name="ce95" table:formula="of:=#REF!" office:value-type="string" office:string-value="" calcext:value-type="error" table:number-columns-spanned="5" table:number-rows-spanned="1">
            <text:p>#REF!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A</text:p>
          </table:table-cell>
          <table:table-cell table:style-name="ce39"/>
          <table:table-cell table:style-name="ce95" table:formula="of:=[.AN37]" office:value-type="string" office:string-value="" calcext:value-type="error" table:number-columns-spanned="5" table:number-rows-spanned="1">
            <text:p>#REF!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B</text:p>
          </table:table-cell>
          <table:table-cell table:style-name="ce39"/>
          <table:table-cell table:style-name="ce95" table:formula="of:=[.AN37]" office:value-type="string" office:string-value="" calcext:value-type="error" table:number-columns-spanned="5" table:number-rows-spanned="1">
            <text:p>#REF!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C</text:p>
          </table:table-cell>
          <table:table-cell table:style-name="ce39"/>
          <table:table-cell table:style-name="ce95" table:formula="of:=[.AN37]" office:value-type="string" office:string-value="" calcext:value-type="error" table:number-columns-spanned="5" table:number-rows-spanned="1">
            <text:p>#REF!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13]" office:value-type="string" office:string-value="Elaine Zanjani" calcext:value-type="string" table:number-columns-spanned="5" table:number-rows-spanned="1">
            <text:p>Elaine Zanjani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14]" office:value-type="string" office:string-value="Grant McLellan" calcext:value-type="string" table:number-columns-spanned="5" table:number-rows-spanned="1">
            <text:p>Grant McLellan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15]" office:value-type="string" office:string-value="Oksana Peterson" calcext:value-type="string" table:number-columns-spanned="5" table:number-rows-spanned="1">
            <text:p>Oksana Peterson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16]" office:value-type="string" office:string-value="Margret Healy" calcext:value-type="string" table:number-columns-spanned="5" table:number-rows-spanned="1">
            <text:p>Margret Healy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1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14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15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16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3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13]" office:value-type="string" office:string-value="Monklands AC" calcext:value-type="string" table:number-columns-spanned="5" table:number-rows-spanned="1">
            <text:p>Monklands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14]" office:value-type="string" office:string-value="Strathclyde AC" calcext:value-type="string" table:number-columns-spanned="5" table:number-rows-spanned="1">
            <text:p>Strathclyde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15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16]" office:value-type="string" office:string-value="Linwood AC" calcext:value-type="string" table:number-columns-spanned="5" table:number-rows-spanned="1">
            <text:p>Linwood AC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13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14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15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16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13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14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15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16]" office:value-type="string" office:string-value="Barebow" calcext:value-type="string" table:number-columns-spanned="4" table:number-rows-spanned="1">
            <text:p>Barebow</text:p>
          </table:table-cell>
          <table:covered-table-cell table:number-columns-repeated="2" table:style-name="ce72"/>
          <table:covered-table-cell table:style-name="ce81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13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13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14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14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15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15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16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16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6" table:number-columns-repeated="3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37" table:number-columns-repeated="3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0" table:number-columns-repeated="2"/>
          <table:table-cell table:style-name="ce62"/>
          <table:table-cell table:style-name="ce86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8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37" table:number-columns-repeated="3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6" table:number-columns-repeated="3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6" table:number-columns-repeated="3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6" table:number-columns-repeated="2"/>
          <table:table-cell table:number-columns-repeated="948"/>
        </table:table-row>
        <table:table-row table:style-name="ro9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6" table:number-columns-repeated="3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6" table:number-columns-repeated="2"/>
          <table:table-cell table:number-columns-repeated="948"/>
        </table:table-row>
        <table:table-row table:style-name="ro1" table:number-rows-repeated="2">
          <table:table-cell table:style-name="ce36" table:number-columns-repeated="76"/>
          <table:table-cell table:number-columns-repeated="948"/>
        </table:table-row>
        <table:table-row table:style-name="ro4">
          <table:table-cell table:style-name="ce36"/>
          <table:table-cell table:style-name="ce38"/>
          <table:table-cell table:style-name="ce38" table:formula="of:=[$Scores.B18]" office:value-type="string" office:string-value="Target 3" calcext:value-type="string">
            <text:p>Target 3</text:p>
          </table:table-cell>
          <table:table-cell table:style-name="ce39" table:number-columns-repeated="4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78"/>
          <table:table-cell table:style-name="ce39" table:number-columns-repeated="4"/>
          <table:table-cell table:style-name="ce93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18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78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3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6" table:number-columns-repeated="3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6" table:number-columns-repeated="2"/>
          <table:table-cell table:number-columns-repeated="948"/>
        </table:table-row>
        <table:table-row table:style-name="ro4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D</text:p>
          </table:table-cell>
          <table:table-cell table:style-name="ce36" table:number-columns-repeated="3"/>
          <table:table-cell table:style-name="ce95" table:formula="of:=[.C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A</text:p>
          </table:table-cell>
          <table:table-cell table:style-name="ce39"/>
          <table:table-cell table:style-name="ce95" table:formula="of:=[.AN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B</text:p>
          </table:table-cell>
          <table:table-cell table:style-name="ce39"/>
          <table:table-cell table:style-name="ce95" table:formula="of:=[.AN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C</text:p>
          </table:table-cell>
          <table:table-cell table:style-name="ce39"/>
          <table:table-cell table:style-name="ce95" table:formula="of:=[.AN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20]" office:value-type="string" office:string-value="Donald Kennedy" calcext:value-type="string" table:number-columns-spanned="5" table:number-rows-spanned="1">
            <text:p>Donald Kennedy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21]" office:value-type="string" office:string-value="Emily Tilbury" calcext:value-type="string" table:number-columns-spanned="5" table:number-rows-spanned="1">
            <text:p>Emily Tilbury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22]" office:value-type="string" office:string-value="Alun ap Rhisiart" calcext:value-type="string" table:number-columns-spanned="5" table:number-rows-spanned="1">
            <text:p>Alun ap Rhisiart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23]" office:value-type="string" office:string-value="Sandie Graham" calcext:value-type="string" table:number-columns-spanned="5" table:number-rows-spanned="1">
            <text:p>Sandie Graham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20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21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22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2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3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20]" office:value-type="string" office:string-value="Linwood AC" calcext:value-type="string" table:number-columns-spanned="5" table:number-rows-spanned="1">
            <text:p>Linwood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21]" office:value-type="string" office:string-value="EK Archery Club" calcext:value-type="string" table:number-columns-spanned="5" table:number-rows-spanned="1">
            <text:p>EK Archery Club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22]" office:value-type="string" office:string-value="Orion's Archers" calcext:value-type="string" table:number-columns-spanned="5" table:number-rows-spanned="1">
            <text:p>Orion's Archers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23]" office:value-type="string" office:string-value="Monklands AC" calcext:value-type="string" table:number-columns-spanned="5" table:number-rows-spanned="1">
            <text:p>Monklands AC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20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21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22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23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20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21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22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23]" office:value-type="string" office:string-value="Longbow" calcext:value-type="string" table:number-columns-spanned="4" table:number-rows-spanned="1">
            <text:p>Longbow</text:p>
          </table:table-cell>
          <table:covered-table-cell table:number-columns-repeated="2" table:style-name="ce72"/>
          <table:covered-table-cell table:style-name="ce81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20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20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21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21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22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22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23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23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6" table:number-columns-repeated="3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37" table:number-columns-repeated="3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0" table:number-columns-repeated="2"/>
          <table:table-cell table:style-name="ce62"/>
          <table:table-cell table:style-name="ce86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37" table:number-columns-repeated="3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6" table:number-columns-repeated="3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6" table:number-columns-repeated="3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6" table:number-columns-repeated="3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4">
          <table:table-cell table:style-name="ce36"/>
          <table:table-cell table:style-name="ce38"/>
          <table:table-cell table:style-name="ce38" table:formula="of:=[$Scores.B25]" office:value-type="string" office:string-value="Target 4" calcext:value-type="string">
            <text:p>Target 4</text:p>
          </table:table-cell>
          <table:table-cell table:style-name="ce39" table:number-columns-repeated="4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78"/>
          <table:table-cell table:style-name="ce39" table:number-columns-repeated="4"/>
          <table:table-cell table:style-name="ce93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25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78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3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6" table:number-columns-repeated="3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6" table:number-columns-repeated="2"/>
          <table:table-cell table:number-columns-repeated="948"/>
        </table:table-row>
        <table:table-row table:style-name="ro4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D</text:p>
          </table:table-cell>
          <table:table-cell table:style-name="ce36" table:number-columns-repeated="3"/>
          <table:table-cell table:style-name="ce95" table:formula="of:=[.C1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A</text:p>
          </table:table-cell>
          <table:table-cell table:style-name="ce39"/>
          <table:table-cell table:style-name="ce95" table:formula="of:=[.AN1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B</text:p>
          </table:table-cell>
          <table:table-cell table:style-name="ce39"/>
          <table:table-cell table:style-name="ce95" table:formula="of:=[.AN1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C</text:p>
          </table:table-cell>
          <table:table-cell table:style-name="ce39"/>
          <table:table-cell table:style-name="ce95" table:formula="of:=[.AN1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27]" office:value-type="string" office:string-value="Benji Hamer" calcext:value-type="string" table:number-columns-spanned="5" table:number-rows-spanned="1">
            <text:p>Benji Hamer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28]" office:value-type="string" office:string-value="Henri Krishna" calcext:value-type="string" table:number-columns-spanned="5" table:number-rows-spanned="1">
            <text:p>Henri Krishna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29]" office:value-type="string" office:string-value="Euan Ogilvie" calcext:value-type="string" table:number-columns-spanned="5" table:number-rows-spanned="1">
            <text:p>Euan Ogilvie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30]" office:value-type="string" office:string-value="Bernard Healy" calcext:value-type="string" table:number-columns-spanned="5" table:number-rows-spanned="1">
            <text:p>Bernard Healy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27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28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29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30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3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27]" office:value-type="string" office:string-value="Strathclyde AC" calcext:value-type="string" table:number-columns-spanned="5" table:number-rows-spanned="1">
            <text:p>Strathclyde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28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29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30]" office:value-type="string" office:string-value="Linwood AC" calcext:value-type="string" table:number-columns-spanned="5" table:number-rows-spanned="1">
            <text:p>Linwood AC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27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28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29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30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27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28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29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30]" office:value-type="string" office:string-value="Barebow" calcext:value-type="string" table:number-columns-spanned="4" table:number-rows-spanned="1">
            <text:p>Barebow</text:p>
          </table:table-cell>
          <table:covered-table-cell table:number-columns-repeated="2" table:style-name="ce72"/>
          <table:covered-table-cell table:style-name="ce81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27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27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28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28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29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29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30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30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6" table:number-columns-repeated="3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37" table:number-columns-repeated="3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0" table:number-columns-repeated="2"/>
          <table:table-cell table:style-name="ce62"/>
          <table:table-cell table:style-name="ce86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37" table:number-columns-repeated="3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6" table:number-columns-repeated="3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6" table:number-columns-repeated="3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6" table:number-columns-repeated="3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4">
          <table:table-cell table:style-name="ce36"/>
          <table:table-cell table:style-name="ce38"/>
          <table:table-cell table:style-name="ce38" table:formula="of:=[$Scores.B32]" office:value-type="string" office:string-value="Target 5" calcext:value-type="string">
            <text:p>Target 5</text:p>
          </table:table-cell>
          <table:table-cell table:style-name="ce39" table:number-columns-repeated="4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78"/>
          <table:table-cell table:style-name="ce39" table:number-columns-repeated="4"/>
          <table:table-cell table:style-name="ce93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32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78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3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6" table:number-columns-repeated="3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6" table:number-columns-repeated="2"/>
          <table:table-cell table:number-columns-repeated="948"/>
        </table:table-row>
        <table:table-row table:style-name="ro4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D</text:p>
          </table:table-cell>
          <table:table-cell table:style-name="ce36" table:number-columns-repeated="3"/>
          <table:table-cell table:style-name="ce95" table:formula="of:=[.C13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A</text:p>
          </table:table-cell>
          <table:table-cell table:style-name="ce39"/>
          <table:table-cell table:style-name="ce95" table:formula="of:=[.AN13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B</text:p>
          </table:table-cell>
          <table:table-cell table:style-name="ce39"/>
          <table:table-cell table:style-name="ce95" table:formula="of:=[.AN13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C</text:p>
          </table:table-cell>
          <table:table-cell table:style-name="ce39"/>
          <table:table-cell table:style-name="ce95" table:formula="of:=[.AN13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34]" office:value-type="string" office:string-value="David Gillespie" calcext:value-type="string" table:number-columns-spanned="5" table:number-rows-spanned="1">
            <text:p>David Gillespie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35]" office:value-type="string" office:string-value="Joshua McMillan" calcext:value-type="string" table:number-columns-spanned="5" table:number-rows-spanned="1">
            <text:p>Joshua McMillan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36]" office:value-type="string" office:string-value="Catherine Coddington" calcext:value-type="string" table:number-columns-spanned="5" table:number-rows-spanned="1">
            <text:p>Catherine Coddington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37]" office:value-type="string" office:string-value="Antonis Katris" calcext:value-type="string" table:number-columns-spanned="5" table:number-rows-spanned="1">
            <text:p>Antonis Katris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34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35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36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37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3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34]" office:value-type="string" office:string-value="EK Archery Club" calcext:value-type="string" table:number-columns-spanned="5" table:number-rows-spanned="1">
            <text:p>EK Archery Club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35]" office:value-type="string" office:string-value="Linwood AC" calcext:value-type="string" table:number-columns-spanned="5" table:number-rows-spanned="1">
            <text:p>Linwood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36]" office:value-type="string" office:string-value="Monklands AC" calcext:value-type="string" table:number-columns-spanned="5" table:number-rows-spanned="1">
            <text:p>Monklands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37]" office:value-type="string" office:string-value="Strathclyde AC" calcext:value-type="string" table:number-columns-spanned="5" table:number-rows-spanned="1">
            <text:p>Strathclyde AC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34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35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36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37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34]" office:value-type="string" office:string-value="Barebow" calcext:value-type="string" table:number-columns-spanned="4" table:number-rows-spanned="1">
            <text:p>Barebow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35]" office:value-type="string" office:string-value="Barebow" calcext:value-type="string" table:number-columns-spanned="4" table:number-rows-spanned="1">
            <text:p>Barebow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36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37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34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34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35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35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36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35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37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37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6" table:number-columns-repeated="3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37" table:number-columns-repeated="3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0" table:number-columns-repeated="2"/>
          <table:table-cell table:style-name="ce62"/>
          <table:table-cell table:style-name="ce86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37" table:number-columns-repeated="3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6" table:number-columns-repeated="3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6" table:number-columns-repeated="3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6" table:number-columns-repeated="3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4">
          <table:table-cell table:style-name="ce36"/>
          <table:table-cell table:style-name="ce38"/>
          <table:table-cell table:style-name="ce38" table:formula="of:=[$Scores.B39]" office:value-type="string" office:string-value="Target 6" calcext:value-type="string">
            <text:p>Target 6</text:p>
          </table:table-cell>
          <table:table-cell table:style-name="ce39" table:number-columns-repeated="4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78"/>
          <table:table-cell table:style-name="ce39" table:number-columns-repeated="4"/>
          <table:table-cell table:style-name="ce93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39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78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3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6" table:number-columns-repeated="3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6" table:number-columns-repeated="2"/>
          <table:table-cell table:number-columns-repeated="948"/>
        </table:table-row>
        <table:table-row table:style-name="ro4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D</text:p>
          </table:table-cell>
          <table:table-cell table:style-name="ce36" table:number-columns-repeated="3"/>
          <table:table-cell table:style-name="ce95" table:formula="of:=[.C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A</text:p>
          </table:table-cell>
          <table:table-cell table:style-name="ce39"/>
          <table:table-cell table:style-name="ce95" table:formula="of:=[.AN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B</text:p>
          </table:table-cell>
          <table:table-cell table:style-name="ce39"/>
          <table:table-cell table:style-name="ce95" table:formula="of:=[.AN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C</text:p>
          </table:table-cell>
          <table:table-cell table:style-name="ce39"/>
          <table:table-cell table:style-name="ce95" table:formula="of:=[.AN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41]" office:value-type="string" office:string-value="Aidan Dowie" calcext:value-type="string" table:number-columns-spanned="5" table:number-rows-spanned="1">
            <text:p>Aidan Dowie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42]" office:value-type="string" office:string-value="George Davidson" calcext:value-type="string" table:number-columns-spanned="5" table:number-rows-spanned="1">
            <text:p>George Davidson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43]" office:value-type="string" office:string-value="Leah McGloin" calcext:value-type="string" table:number-columns-spanned="5" table:number-rows-spanned="1">
            <text:p>Leah McGloin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44]" office:value-type="string" office:string-value="Andy Findlay" calcext:value-type="string" table:number-columns-spanned="5" table:number-rows-spanned="1">
            <text:p>Andy Findlay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41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42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4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44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3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41]" office:value-type="string" office:string-value="Strathclyde AC" calcext:value-type="string" table:number-columns-spanned="5" table:number-rows-spanned="1">
            <text:p>Strathclyde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42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43]" office:value-type="string" office:string-value="Linwood AC" calcext:value-type="string" table:number-columns-spanned="5" table:number-rows-spanned="1">
            <text:p>Linwood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44]" office:value-type="string" office:string-value="EK Archery Club" calcext:value-type="string" table:number-columns-spanned="5" table:number-rows-spanned="1">
            <text:p>EK Archery Club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41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42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43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44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41]" office:value-type="string" office:string-value="Barebow" calcext:value-type="string" table:number-columns-spanned="4" table:number-rows-spanned="1">
            <text:p>Barebow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42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43]" office:value-type="string" office:string-value="Barebow" calcext:value-type="string" table:number-columns-spanned="4" table:number-rows-spanned="1">
            <text:p>Barebow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44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41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41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42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42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43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43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44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2"/>
          <table:table-cell table:style-name="ce130" table:formula="of:=[$Scores.Q44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6" table:number-columns-repeated="3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37" table:number-columns-repeated="3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0" table:number-columns-repeated="2"/>
          <table:table-cell table:style-name="ce62"/>
          <table:table-cell table:style-name="ce86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37" table:number-columns-repeated="3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6" table:number-columns-repeated="3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6" table:number-columns-repeated="3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6" table:number-columns-repeated="3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4">
          <table:table-cell table:style-name="ce36"/>
          <table:table-cell table:style-name="ce38"/>
          <table:table-cell table:style-name="ce38" table:formula="of:=[$Scores.B46]" office:value-type="string" office:string-value="Target 7" calcext:value-type="string">
            <text:p>Target 7</text:p>
          </table:table-cell>
          <table:table-cell table:style-name="ce39" table:number-columns-repeated="4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78"/>
          <table:table-cell table:style-name="ce39" table:number-columns-repeated="4"/>
          <table:table-cell table:style-name="ce93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46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78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3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6" table:number-columns-repeated="3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6" table:number-columns-repeated="2"/>
          <table:table-cell table:number-columns-repeated="948"/>
        </table:table-row>
        <table:table-row table:style-name="ro4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D</text:p>
          </table:table-cell>
          <table:table-cell table:style-name="ce36" table:number-columns-repeated="3"/>
          <table:table-cell table:style-name="ce95" table:formula="of:=[.C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A</text:p>
          </table:table-cell>
          <table:table-cell table:style-name="ce39"/>
          <table:table-cell table:style-name="ce95" table:formula="of:=[.AN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B</text:p>
          </table:table-cell>
          <table:table-cell table:style-name="ce39"/>
          <table:table-cell table:style-name="ce95" table:formula="of:=[.AN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C</text:p>
          </table:table-cell>
          <table:table-cell table:style-name="ce39"/>
          <table:table-cell table:style-name="ce95" table:formula="of:=[.AN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48]" office:value-type="string" office:string-value="Gareth Clayton" calcext:value-type="string" table:number-columns-spanned="5" table:number-rows-spanned="1">
            <text:p>Gareth Clayton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49]" office:value-type="string" office:string-value="Erin Ann Dobbin" calcext:value-type="string" table:number-columns-spanned="5" table:number-rows-spanned="1">
            <text:p>Erin Ann Dobbin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50]" office:value-type="string" office:string-value="Kelsey Hunt" calcext:value-type="string" table:number-columns-spanned="5" table:number-rows-spanned="1">
            <text:p>Kelsey Hunt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51]" office:value-type="string" office:string-value="John Strang" calcext:value-type="string" table:number-columns-spanned="5" table:number-rows-spanned="1">
            <text:p>John Strang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48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49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50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51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3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48]" office:value-type="string" office:string-value="Orion's Archers" calcext:value-type="string" table:number-columns-spanned="5" table:number-rows-spanned="1">
            <text:p>Orion's Archers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49]" office:value-type="string" office:string-value="Linwood AC" calcext:value-type="string" table:number-columns-spanned="5" table:number-rows-spanned="1">
            <text:p>Linwood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50]" office:value-type="string" office:string-value="Strathclyde AC" calcext:value-type="string" table:number-columns-spanned="5" table:number-rows-spanned="1">
            <text:p>Strathclyde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51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48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49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50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51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48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49]" office:value-type="string" office:string-value="Barebow" calcext:value-type="string" table:number-columns-spanned="4" table:number-rows-spanned="1">
            <text:p>Barebow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50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51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48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48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49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49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50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50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51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51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6" table:number-columns-repeated="3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37" table:number-columns-repeated="3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0" table:number-columns-repeated="2"/>
          <table:table-cell table:style-name="ce62"/>
          <table:table-cell table:style-name="ce86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37" table:number-columns-repeated="3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6" table:number-columns-repeated="3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6" table:number-columns-repeated="3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6" table:number-columns-repeated="3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5">
          <table:table-cell table:style-name="ce36"/>
          <table:table-cell table:style-name="ce38"/>
          <table:table-cell table:style-name="ce38" table:formula="of:=[$Scores.B53]" office:value-type="string" office:string-value="Target 8" calcext:value-type="string">
            <text:p>Target 8</text:p>
          </table:table-cell>
          <table:table-cell table:style-name="ce39" table:number-columns-repeated="4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78"/>
          <table:table-cell table:style-name="ce39" table:number-columns-repeated="4"/>
          <table:table-cell table:style-name="ce93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53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78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3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6"/>
          <table:table-cell table:style-name="ce94" table:number-columns-spanned="3" table:number-rows-spanned="1"/>
          <table:covered-table-cell table:number-columns-repeated="2"/>
          <table:table-cell table:style-name="ce36" table:number-columns-repeated="3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D</text:p>
          </table:table-cell>
          <table:table-cell table:style-name="ce36" table:number-columns-repeated="3"/>
          <table:table-cell table:style-name="ce95" table:formula="of:=[.C23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A</text:p>
          </table:table-cell>
          <table:table-cell table:style-name="ce39"/>
          <table:table-cell table:style-name="ce95" table:formula="of:=[.AN23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B</text:p>
          </table:table-cell>
          <table:table-cell table:style-name="ce39"/>
          <table:table-cell table:style-name="ce95" table:formula="of:=[.AN23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C</text:p>
          </table:table-cell>
          <table:table-cell table:style-name="ce39"/>
          <table:table-cell table:style-name="ce95" table:formula="of:=[.AN23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55]" office:value-type="string" office:string-value="Jonah McArthur" calcext:value-type="string" table:number-columns-spanned="5" table:number-rows-spanned="1">
            <text:p>Jonah McArthur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56]" office:value-type="string" office:string-value="Alex Blake" calcext:value-type="string" table:number-columns-spanned="5" table:number-rows-spanned="1">
            <text:p>Alex Blake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57]" office:value-type="string" office:string-value="Scott Jamieson" calcext:value-type="string" table:number-columns-spanned="5" table:number-rows-spanned="1">
            <text:p>Scott Jamieson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58]" office:value-type="string" office:string-value="David MacLachlan" calcext:value-type="string" table:number-columns-spanned="5" table:number-rows-spanned="1">
            <text:p>David MacLachlan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55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56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57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58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3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55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56]" office:value-type="string" office:string-value="Strathclyde AC" calcext:value-type="string" table:number-columns-spanned="5" table:number-rows-spanned="1">
            <text:p>Strathclyde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57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58]" office:value-type="string" office:string-value="Orion's Archers" calcext:value-type="string" table:number-columns-spanned="5" table:number-rows-spanned="1">
            <text:p>Orion's Archers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55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56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57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58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55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56]" office:value-type="string" office:string-value="Barebow" calcext:value-type="string" table:number-columns-spanned="4" table:number-rows-spanned="1">
            <text:p>Barebow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57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58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55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55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56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56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57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57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58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58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6" table:number-columns-repeated="3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37" table:number-columns-repeated="3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0" table:number-columns-repeated="2"/>
          <table:table-cell table:style-name="ce62"/>
          <table:table-cell table:style-name="ce86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37" table:number-columns-repeated="3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6" table:number-columns-repeated="3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6" table:number-columns-repeated="3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6" table:number-columns-repeated="3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5">
          <table:table-cell table:style-name="ce36"/>
          <table:table-cell table:style-name="ce38"/>
          <table:table-cell table:style-name="ce38" table:formula="of:=[$Scores.B60]" office:value-type="string" office:string-value="Target 9" calcext:value-type="string">
            <text:p>Target 9</text:p>
          </table:table-cell>
          <table:table-cell table:style-name="ce39" table:number-columns-repeated="4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78"/>
          <table:table-cell table:style-name="ce39" table:number-columns-repeated="4"/>
          <table:table-cell table:style-name="ce93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60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78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3"/>
          <table:table-cell table:style-name="ce39" table:number-columns-repeated="6"/>
          <table:table-cell table:style-name="ce138" table:number-columns-spanned="2" table:number-rows-spanned="1"/>
          <table:covered-table-cell table:style-name="ce52"/>
          <table:table-cell table:style-name="ce39" table:number-columns-repeated="3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6" table:number-columns-repeated="3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D</text:p>
          </table:table-cell>
          <table:table-cell table:style-name="ce36" table:number-columns-repeated="3"/>
          <table:table-cell table:style-name="ce95" table:formula="of:=[.C2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A</text:p>
          </table:table-cell>
          <table:table-cell table:style-name="ce39"/>
          <table:table-cell table:style-name="ce95" table:formula="of:=[.AN2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B</text:p>
          </table:table-cell>
          <table:table-cell table:style-name="ce39"/>
          <table:table-cell table:style-name="ce95" table:formula="of:=[.AN2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C</text:p>
          </table:table-cell>
          <table:table-cell table:style-name="ce39"/>
          <table:table-cell table:style-name="ce95" table:formula="of:=[.AN2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62]" office:value-type="string" office:string-value="Duncan Malone" calcext:value-type="string" table:number-columns-spanned="5" table:number-rows-spanned="1">
            <text:p>Duncan Malone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63]" office:value-type="string" office:string-value="Ray Reynaldo" calcext:value-type="string" table:number-columns-spanned="5" table:number-rows-spanned="1">
            <text:p>Ray Reynaldo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64]" office:value-type="string" office:string-value="Chris Blair" calcext:value-type="string" table:number-columns-spanned="5" table:number-rows-spanned="1">
            <text:p>Chris Blair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65]" office:value-type="string" office:string-value="Meredith Hill" calcext:value-type="string" table:number-columns-spanned="5" table:number-rows-spanned="1">
            <text:p>Meredith Hill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62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6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64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65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3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62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63]" office:value-type="string" office:string-value="Strathclyde AC" calcext:value-type="string" table:number-columns-spanned="5" table:number-rows-spanned="1">
            <text:p>Strathclyde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64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65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62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63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64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65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62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63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64]" office:value-type="string" office:string-value="Barebow" calcext:value-type="string" table:number-columns-spanned="4" table:number-rows-spanned="1">
            <text:p>Barebow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E65]" office:value-type="string" office:string-value="Recurve" calcext:value-type="string" table:number-columns-spanned="4" table:number-rows-spanned="1">
            <text:p>Recurve</text:p>
          </table:table-cell>
          <table:covered-table-cell table:number-columns-repeated="2" table:style-name="ce72"/>
          <table:covered-table-cell table:style-name="ce81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62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62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63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63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64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64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65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65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6" table:number-columns-repeated="3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37" table:number-columns-repeated="3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0" table:number-columns-repeated="2"/>
          <table:table-cell table:style-name="ce62"/>
          <table:table-cell table:style-name="ce86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37" table:number-columns-repeated="3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6" table:number-columns-repeated="3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6" table:number-columns-repeated="3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6" table:number-columns-repeated="3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5">
          <table:table-cell table:style-name="ce36"/>
          <table:table-cell table:style-name="ce38"/>
          <table:table-cell table:style-name="ce38" table:formula="of:=[$Scores.B67]" office:value-type="string" office:string-value="Target 10" calcext:value-type="string">
            <text:p>Target 10</text:p>
          </table:table-cell>
          <table:table-cell table:style-name="ce39" table:number-columns-repeated="4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78"/>
          <table:table-cell table:style-name="ce39" table:number-columns-repeated="4"/>
          <table:table-cell table:style-name="ce93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67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78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78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3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9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9" table:number-columns-repeated="8"/>
          <table:table-cell table:style-name="ce90"/>
          <table:table-cell table:style-name="ce36" table:number-columns-repeated="3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9"/>
          <table:table-cell table:style-name="ce90" table:number-columns-repeated="8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1"/>
          <table:table-cell table:style-name="ce71" office:value-type="string" calcext:value-type="string" table:number-columns-spanned="2" table:number-rows-spanned="1">
            <text:p>Shooting</text:p>
          </table:table-cell>
          <table:covered-table-cell table:style-name="ce76"/>
          <table:table-cell table:style-name="ce79" office:value-type="string" calcext:value-type="string">
            <text:p>D</text:p>
          </table:table-cell>
          <table:table-cell table:style-name="ce36" table:number-columns-repeated="3"/>
          <table:table-cell table:style-name="ce95" table:formula="of:=[.C2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A</text:p>
          </table:table-cell>
          <table:table-cell table:style-name="ce39"/>
          <table:table-cell table:style-name="ce95" table:formula="of:=[.AN2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B</text:p>
          </table:table-cell>
          <table:table-cell table:style-name="ce39"/>
          <table:table-cell table:style-name="ce95" table:formula="of:=[.AN2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C</text:p>
          </table:table-cell>
          <table:table-cell table:style-name="ce39"/>
          <table:table-cell table:style-name="ce95" table:formula="of:=[.AN2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04"/>
          <table:covered-table-cell table:style-name="ce115"/>
          <table:table-cell table:style-name="ce120" office:value-type="string" calcext:value-type="string">
            <text:p>SHOOTING</text:p>
          </table:table-cell>
          <table:table-cell table:style-name="ce124"/>
          <table:table-cell table:style-name="ce127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69]" office:value-type="string" office:string-value="Iain MacMillan" calcext:value-type="string" table:number-columns-spanned="5" table:number-rows-spanned="1">
            <text:p>Iain MacMillan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70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71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243" office:value-type="string" calcext:value-type="string" table:number-columns-spanned="3" table:number-rows-spanned="1">
            <text:p>Name</text:p>
          </table:table-cell>
          <table:covered-table-cell table:number-columns-repeated="2" table:style-name="ce52"/>
          <table:table-cell table:style-name="ce63" table:formula="of:=[$Scores.B72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69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70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71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28"/>
          <table:table-cell table:style-name="ce39"/>
          <table:table-cell table:style-name="ce96" office:value-type="string" calcext:value-type="string" table:number-columns-spanned="2" table:number-rows-spanned="1">
            <text:p>Name</text:p>
          </table:table-cell>
          <table:covered-table-cell table:style-name="ce52"/>
          <table:table-cell table:style-name="ce109" table:formula="of:=[$Scores.M72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2"/>
          <table:table-cell table:style-name="ce125"/>
          <table:table-cell table:style-name="ce13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69]" office:value-type="string" office:string-value="Monklands AC" calcext:value-type="string" table:number-columns-spanned="5" table:number-rows-spanned="1">
            <text:p>Monklands AC</text:p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70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71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2"/>
          <table:covered-table-cell table:style-name="ce80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3"/>
          <table:table-cell table:style-name="ce63" table:formula="of:=[$Scores.C72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2"/>
          <table:covered-table-cell table:style-name="ce80"/>
          <table:table-cell table:style-name="ce36" table:number-columns-repeated="3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69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70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71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9"/>
          <table:table-cell table:style-name="ce97" office:value-type="string" calcext:value-type="string">
            <text:p>Club</text:p>
          </table:table-cell>
          <table:table-cell table:style-name="ce64"/>
          <table:table-cell table:style-name="ce110" table:formula="of:=[$Scores.N72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2"/>
          <table:covered-table-cell table:style-name="ce129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G379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X379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2"/>
          <table:covered-table-cell table:style-name="ce81"/>
          <table:table-cell table:style-name="ce39"/>
          <table:table-cell table:style-name="ce243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2"/>
          <table:table-cell table:style-name="ce66" table:formula="of:=[$Scores.AG379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2"/>
          <table:covered-table-cell table:style-name="ce81"/>
          <table:table-cell table:style-name="ce36" table:number-columns-repeated="3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69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69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70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69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71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71]" office:value-type="float" office:value="0" calcext:value-type="float">
            <text:p/>
          </table:table-cell>
          <table:table-cell table:style-name="ce39"/>
          <table:table-cell table:style-name="ce96" office:value-type="string" calcext:value-type="string" table:number-columns-spanned="2" table:number-rows-spanned="1">
            <text:p>Class</text:p>
          </table:table-cell>
          <table:covered-table-cell table:style-name="ce52"/>
          <table:table-cell table:style-name="ce111" table:formula="of:=[$Scores.O72]" office:value-type="float" office:value="0" calcext:value-type="float" table:number-columns-spanned="2" table:number-rows-spanned="1">
            <text:p/>
          </table:table-cell>
          <table:covered-table-cell table:style-name="ce52"/>
          <table:table-cell table:style-name="ce318" office:value-type="string" calcext:value-type="string">
            <text:p><text:s text:c="5"/>Junior Age Under</text:p>
          </table:table-cell>
          <table:table-cell table:style-name="ce318" table:number-columns-repeated="2"/>
          <table:table-cell table:style-name="ce130" table:formula="of:=[$Scores.Q72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9"/>
          <table:table-cell table:style-name="ce92" table:number-columns-spanned="5" table:number-rows-spanned="1"/>
          <table:covered-table-cell table:number-columns-repeated="4" table:style-name="ce72"/>
          <table:table-cell table:style-name="ce73" office:value-type="string" calcext:value-type="string">
            <text:p>Score</text:p>
          </table:table-cell>
          <table:table-cell table:style-name="ce73" office:value-type="string" calcext:value-type="string">
            <text:p>Hits</text:p>
          </table:table-cell>
          <table:table-cell table:style-name="ce82" office:value-type="string" calcext:value-type="string">
            <text:p>10s</text:p>
          </table:table-cell>
          <table:table-cell table:style-name="ce36" table:number-columns-repeated="3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9"/>
          <table:table-cell table:style-name="ce98"/>
          <table:table-cell table:style-name="ce64" table:number-columns-repeated="2"/>
          <table:table-cell table:style-name="ce112"/>
          <table:table-cell table:style-name="ce117"/>
          <table:table-cell table:style-name="ce121" office:value-type="string" calcext:value-type="string">
            <text:p>Score</text:p>
          </table:table-cell>
          <table:table-cell table:style-name="ce126" office:value-type="string" calcext:value-type="string">
            <text:p>Hits</text:p>
          </table:table-cell>
          <table:table-cell table:style-name="ce131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91"/>
          <table:table-cell table:style-name="ce44" office:value-type="string" calcext:value-type="string">
            <text:p>End</text:p>
          </table:table-cell>
          <table:table-cell table:style-name="ce54" table:number-columns-repeated="3"/>
          <table:table-cell table:style-name="ce67" office:value-type="string" calcext:value-type="string">
            <text:p>E/T</text:p>
          </table:table-cell>
          <table:table-cell table:style-name="ce67" office:value-type="string" calcext:value-type="string">
            <text:p>Runing</text:p>
          </table:table-cell>
          <table:table-cell table:style-name="ce77"/>
          <table:table-cell table:style-name="ce83"/>
          <table:table-cell table:style-name="ce37" table:number-columns-repeated="3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91"/>
          <table:table-cell table:style-name="ce99"/>
          <table:table-cell table:style-name="ce105" table:number-columns-repeated="2"/>
          <table:table-cell table:style-name="ce67" office:value-type="string" calcext:value-type="string">
            <text:p>E/T</text:p>
          </table:table-cell>
          <table:table-cell table:style-name="ce118" office:value-type="string" calcext:value-type="string">
            <text:p>1/2 Doz.</text:p>
          </table:table-cell>
          <table:table-cell table:style-name="ce118" office:value-type="string" calcext:value-type="string">
            <text:p>Doz.</text:p>
          </table:table-cell>
          <table:table-cell table:style-name="ce77"/>
          <table:table-cell table:style-name="ce132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" calcext:value-type="float">
            <text:p>1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2" calcext:value-type="float">
            <text:p>2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3" calcext:value-type="float">
            <text:p>3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4" calcext:value-type="float">
            <text:p>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5" calcext:value-type="float">
            <text:p>5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6" calcext:value-type="float">
            <text:p>6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7" calcext:value-type="float">
            <text:p>7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8" calcext:value-type="float">
            <text:p>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9" calcext:value-type="float">
            <text:p>9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57"/>
          <table:table-cell table:style-name="ce46" office:value-type="float" office:value="10" calcext:value-type="float">
            <text:p>10</text:p>
          </table:table-cell>
          <table:table-cell table:style-name="ce56"/>
          <table:table-cell table:style-name="ce61" table:number-columns-repeated="2"/>
          <table:table-cell table:style-name="ce69" table:number-columns-repeated="2"/>
          <table:table-cell table:style-name="ce61"/>
          <table:table-cell table:style-name="ce85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0" table:number-columns-repeated="2"/>
          <table:table-cell table:style-name="ce62"/>
          <table:table-cell table:style-name="ce86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1" calcext:value-type="float">
            <text:p>11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2" calcext:value-type="float">
            <text:p>12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3" calcext:value-type="float">
            <text:p>13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4" calcext:value-type="float">
            <text:p>14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5" calcext:value-type="float">
            <text:p>15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6" calcext:value-type="float">
            <text:p>16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 table:number-columns-repeated="3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57"/>
          <table:table-cell table:style-name="ce45" office:value-type="float" office:value="17" calcext:value-type="float">
            <text:p>17</text:p>
          </table:table-cell>
          <table:table-cell table:style-name="ce55"/>
          <table:table-cell table:style-name="ce60" table:number-columns-repeated="2"/>
          <table:table-cell table:style-name="ce68" table:number-columns-repeated="2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05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57"/>
          <table:table-cell table:style-name="ce45" office:value-type="float" office:value="18" calcext:value-type="float">
            <text:p>18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4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06"/>
          <table:table-cell table:style-name="ce122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57"/>
          <table:table-cell table:style-name="ce45" office:value-type="float" office:value="19" calcext:value-type="float">
            <text:p>19</text:p>
          </table:table-cell>
          <table:table-cell table:style-name="ce55"/>
          <table:table-cell table:style-name="ce60" table:number-columns-repeated="2"/>
          <table:table-cell table:style-name="ce68"/>
          <table:table-cell table:style-name="ce70"/>
          <table:table-cell table:style-name="ce60"/>
          <table:table-cell table:style-name="ce84"/>
          <table:table-cell table:style-name="ce37" table:number-columns-repeated="3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91"/>
          <table:table-cell table:style-name="ce100"/>
          <table:table-cell table:style-name="ce106" table:number-columns-repeated="2"/>
          <table:table-cell table:style-name="ce113"/>
          <table:table-cell table:style-name="ce119"/>
          <table:table-cell table:style-name="ce123"/>
          <table:table-cell table:style-name="ce106"/>
          <table:table-cell table:style-name="ce133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57"/>
          <table:table-cell table:style-name="ce45" office:value-type="float" office:value="20" calcext:value-type="float">
            <text:p>20</text:p>
          </table:table-cell>
          <table:table-cell table:style-name="ce56"/>
          <table:table-cell table:style-name="ce60" table:number-columns-repeated="2"/>
          <table:table-cell table:style-name="ce69"/>
          <table:table-cell table:style-name="ce68"/>
          <table:table-cell table:style-name="ce60"/>
          <table:table-cell table:style-name="ce85"/>
          <table:table-cell table:style-name="ce37" table:number-columns-repeated="3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91"/>
          <table:table-cell table:style-name="ce101"/>
          <table:table-cell table:style-name="ce106" table:number-columns-repeated="2"/>
          <table:table-cell table:style-name="ce114"/>
          <table:table-cell table:style-name="ce106" table:number-columns-repeated="3"/>
          <table:table-cell table:style-name="ce134"/>
          <table:table-cell table:style-name="ce37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58"/>
          <table:table-cell table:style-name="ce75" table:number-columns-repeated="2"/>
          <table:table-cell table:style-name="ce87"/>
          <table:table-cell table:style-name="ce36" table:number-columns-repeated="3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9"/>
          <table:table-cell table:style-name="ce102" office:value-type="string" calcext:value-type="string">
            <text:p>TOTALS</text:p>
          </table:table-cell>
          <table:table-cell table:style-name="ce107" table:number-columns-repeated="4"/>
          <table:table-cell table:style-name="ce75" table:number-columns-repeated="2"/>
          <table:table-cell table:style-name="ce135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3"/>
          <table:table-cell table:style-name="ce64" table:number-columns-repeated="4"/>
          <table:table-cell table:style-name="ce88"/>
          <table:table-cell table:style-name="ce36" table:number-columns-repeated="3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9"/>
          <table:table-cell table:style-name="ce98" office:value-type="string" calcext:value-type="string">
            <text:p>Archer:-</text:p>
          </table:table-cell>
          <table:table-cell table:style-name="ce64" table:number-columns-repeated="6"/>
          <table:table-cell table:style-name="ce136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59"/>
          <table:table-cell table:style-name="ce65" table:number-columns-repeated="4"/>
          <table:table-cell table:style-name="ce89"/>
          <table:table-cell table:style-name="ce36" table:number-columns-repeated="3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9"/>
          <table:table-cell table:style-name="ce103" office:value-type="string" calcext:value-type="string">
            <text:p>Target Captain:-</text:p>
          </table:table-cell>
          <table:table-cell table:style-name="ce108" table:number-columns-repeated="6"/>
          <table:table-cell table:style-name="ce137"/>
          <table:table-cell table:style-name="ce36" table:number-columns-repeated="2"/>
          <table:table-cell table:number-columns-repeated="948"/>
        </table:table-row>
        <table:table-row table:style-name="ro1" table:number-rows-repeated="67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ores" table:style-name="ta3"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11" table:number-columns-repeated="3" table:default-cell-style-name="Default"/>
        <table:table-column table:style-name="co16" table:number-columns-repeated="4" table:default-cell-style-name="Default"/>
        <table:table-column table:style-name="co29" table:default-cell-style-name="Default"/>
        <table:table-column table:style-name="co16" table:number-columns-repeated="5" table:default-cell-style-name="Default"/>
        <table:table-column table:style-name="co12" table:number-columns-repeated="994" table:default-cell-style-name="Default"/>
        <table:table-row table:style-name="ro1">
          <table:table-cell table:style-name="ce140"/>
          <table:table-cell table:style-name="ce141"/>
          <table:table-cell table:style-name="ce6"/>
          <table:table-cell table:style-name="ce155" office:value-type="string" calcext:value-type="string" table:number-columns-spanned="2" table:number-rows-spanned="1">
            <text:p><text:s text:c="4"/>Target List</text:p>
          </table:table-cell>
          <table:covered-table-cell/>
          <table:table-cell table:style-name="ce6" table:number-columns-repeated="5"/>
          <table:table-cell table:style-name="ce173"/>
          <table:table-cell table:number-columns-repeated="12"/>
          <table:table-cell table:style-name="ce141" table:number-columns-repeated="2"/>
          <table:table-cell table:style-name="ce176" table:number-columns-repeated="5"/>
          <table:table-cell table:number-columns-repeated="994"/>
        </table:table-row>
        <table:table-row table:style-name="ro1">
          <table:table-cell table:style-name="ce140"/>
          <table:table-cell table:style-name="ce142" office:value-type="string" calcext:value-type="string">
            <text:p>Enter Participating Clubs :-</text:p>
          </table:table-cell>
          <table:table-cell table:style-name="ce6" office:value-type="string" calcext:value-type="string">
            <text:p>EK AC</text:p>
          </table:table-cell>
          <table:table-cell table:style-name="ce6" office:value-type="string" calcext:value-type="string">
            <text:p>Monklands AC</text:p>
          </table:table-cell>
          <table:table-cell table:style-name="ce6" office:value-type="string" calcext:value-type="string">
            <text:p>Glasgow Archers</text:p>
          </table:table-cell>
          <table:table-cell table:style-name="ce6" office:value-type="string" calcext:value-type="string">
            <text:p>Orion’s Arhcers</text:p>
          </table:table-cell>
          <table:table-cell table:style-name="ce6" office:value-type="string" calcext:value-type="string">
            <text:p>Strathclyde AC</text:p>
          </table:table-cell>
          <table:table-cell table:style-name="ce6" office:value-type="string" calcext:value-type="string">
            <text:p>Linwood AC</text:p>
          </table:table-cell>
          <table:table-cell table:style-name="ce170" office:value-type="string" calcext:value-type="string" table:number-columns-spanned="2" table:number-rows-spanned="1">
            <text:p>UWS Archery Club</text:p>
          </table:table-cell>
          <table:covered-table-cell/>
          <table:table-cell table:style-name="ce174"/>
          <table:table-cell table:number-columns-repeated="12"/>
          <table:table-cell table:style-name="ce141" table:number-columns-repeated="2"/>
          <table:table-cell table:style-name="ce177" table:number-columns-repeated="5"/>
          <table:table-cell table:number-columns-repeated="994"/>
        </table:table-row>
        <table:table-row table:style-name="ro4">
          <table:table-cell table:style-name="ce140" office:value-type="string" calcext:value-type="string">
            <text:p>Date</text:p>
          </table:table-cell>
          <table:table-cell table:style-name="ce143" office:value-type="date" office:date-value="2025-01-12" calcext:value-type="date">
            <text:p>12-Jan-2025</text:p>
          </table:table-cell>
          <table:table-cell table:style-name="ce6"/>
          <table:table-cell table:style-name="ce156" office:value-type="string" calcext:value-type="string">
            <text:p>Morning</text:p>
          </table:table-cell>
          <table:table-cell table:style-name="ce6" table:number-columns-repeated="6"/>
          <table:table-cell table:style-name="ce173"/>
          <table:table-cell table:number-columns-repeated="12"/>
          <table:table-cell table:style-name="ce141" table:number-columns-repeated="2"/>
          <table:table-cell table:style-name="ce177" table:number-columns-repeated="5"/>
          <table:table-cell table:number-columns-repeated="994"/>
        </table:table-row>
        <table:table-row table:style-name="ro1">
          <table:table-cell table:style-name="ce140"/>
          <table:table-cell table:style-name="ce144" office:value-type="string" calcext:value-type="string">
            <text:p>Target 1</text:p>
          </table:table-cell>
          <table:table-cell table:style-name="ce6" table:number-columns-repeated="8"/>
          <table:table-cell table:style-name="ce173"/>
          <table:table-cell table:number-columns-repeated="12"/>
          <table:table-cell table:style-name="ce141" table:number-columns-repeated="2"/>
          <table:table-cell table:style-name="ce177" table:number-columns-repeated="5"/>
          <table:table-cell table:number-columns-repeated="994"/>
        </table:table-row>
        <table:table-row table:style-name="ro2">
          <table:table-cell table:style-name="ce140" office:value-type="float" office:value="1" calcext:value-type="float">
            <text:p>1</text:p>
          </table:table-cell>
          <table:table-cell table:style-name="ce145" office:value-type="string" calcext:value-type="string">
            <text:p>Archer</text:p>
          </table:table-cell>
          <table:table-cell table:style-name="ce150" office:value-type="string" calcext:value-type="string">
            <text:p>Club</text:p>
          </table:table-cell>
          <table:table-cell table:style-name="ce150" office:value-type="string" calcext:value-type="string">
            <text:p>Novice</text:p>
          </table:table-cell>
          <table:table-cell table:style-name="ce150" office:value-type="string" calcext:value-type="string">
            <text:p>Bow type</text:p>
          </table:table-cell>
          <table:table-cell table:style-name="ce150" office:value-type="string" calcext:value-type="string">
            <text:p>Junior</text:p>
          </table:table-cell>
          <table:table-cell table:style-name="ce160" office:value-type="string" calcext:value-type="string">
            <text:p>Age Under</text:p>
          </table:table-cell>
          <table:table-cell table:style-name="ce165" office:value-type="string" calcext:value-type="string">
            <text:p>Score</text:p>
          </table:table-cell>
          <table:table-cell table:style-name="ce171" office:value-type="string" calcext:value-type="string">
            <text:p>Hits </text:p>
          </table:table-cell>
          <table:table-cell table:style-name="ce172" office:value-type="string" calcext:value-type="string">
            <text:p>10s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A</text:p>
          </table:table-cell>
          <table:table-cell table:style-name="ce146" table:formula="of:=VLOOKUP([.$A5]&amp;[.$A6];[$'Target List'.$A$2:.$J$37];3;0)" office:value-type="string" office:string-value="Finlay Grant" calcext:value-type="string">
            <text:p>Finlay Grant</text:p>
          </table:table-cell>
          <table:table-cell table:style-name="ce151" table:formula="of:=VLOOKUP([.$A5]&amp;[.$A6];[$'Target List'.$A$2:.$J$37];2;0)" office:value-type="string" office:string-value="Glasgow Archers" calcext:value-type="string">
            <text:p>Glasgow Archers</text:p>
          </table:table-cell>
          <table:table-cell table:style-name="ce157"/>
          <table:table-cell table:style-name="ce151" table:formula="of:=VLOOKUP([.$A5]&amp;[.$A6];[$'Target List'.$A$2:.$J$37];5;0)" office:value-type="string" office:string-value="Compound" calcext:value-type="string">
            <text:p>Compound</text:p>
          </table:table-cell>
          <table:table-cell table:style-name="ce157"/>
          <table:table-cell table:style-name="ce161"/>
          <table:table-cell table:style-name="ce166" office:value-type="float" office:value="539" calcext:value-type="float">
            <text:p>539</text:p>
          </table:table-cell>
          <table:table-cell table:style-name="ce21" office:value-type="float" office:value="60" calcext:value-type="float">
            <text:p>60</text:p>
          </table:table-cell>
          <table:table-cell table:style-name="ce26" office:value-type="float" office:value="14" calcext:value-type="float">
            <text:p>14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B</text:p>
          </table:table-cell>
          <table:table-cell table:style-name="ce147" table:formula="of:=VLOOKUP([.$A5]&amp;[.$A7];[$'Target List'.$A$2:.$J$37];3;0)" office:value-type="string" office:string-value="Marcus McInally" calcext:value-type="string">
            <text:p>Marcus McInally</text:p>
          </table:table-cell>
          <table:table-cell table:style-name="ce152" table:formula="of:=VLOOKUP([.$A5]&amp;[.$A7];[$'Target List'.$A$2:.$J$37];2;0)" office:value-type="string" office:string-value="Monklands AC" calcext:value-type="string">
            <text:p>Monklands AC</text:p>
          </table:table-cell>
          <table:table-cell table:style-name="ce158"/>
          <table:table-cell table:style-name="ce152" table:formula="of:=VLOOKUP([.$A5]&amp;[.$A7];[$'Target List'.$A$2:.$J$37];5;0)" office:value-type="string" office:string-value="Compound" calcext:value-type="string">
            <text:p>Compound</text:p>
          </table:table-cell>
          <table:table-cell table:style-name="ce158"/>
          <table:table-cell table:style-name="ce162"/>
          <table:table-cell table:style-name="ce166" office:value-type="float" office:value="531" calcext:value-type="float">
            <text:p>531</text:p>
          </table:table-cell>
          <table:table-cell table:style-name="ce21" office:value-type="float" office:value="60" calcext:value-type="float">
            <text:p>60</text:p>
          </table:table-cell>
          <table:table-cell table:style-name="ce24" office:value-type="float" office:value="7" calcext:value-type="float">
            <text:p>7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C</text:p>
          </table:table-cell>
          <table:table-cell table:style-name="ce147" table:formula="of:=VLOOKUP([.$A5]&amp;[.$A8];[$'Target List'.$A$2:.$J$37];3;0)" office:value-type="string" office:string-value="James Ross" calcext:value-type="string">
            <text:p>James Ross</text:p>
          </table:table-cell>
          <table:table-cell table:style-name="ce152" table:formula="of:=VLOOKUP([.$A5]&amp;[.$A8];[$'Target List'.$A$2:.$J$37];2;0)" office:value-type="string" office:string-value="EK Archery Club" calcext:value-type="string">
            <text:p>EK Archery Club</text:p>
          </table:table-cell>
          <table:table-cell table:style-name="ce158"/>
          <table:table-cell table:style-name="ce152" table:formula="of:=VLOOKUP([.$A5]&amp;[.$A8];[$'Target List'.$A$2:.$J$37];5;0)" office:value-type="string" office:string-value="Compound" calcext:value-type="string">
            <text:p>Compound</text:p>
          </table:table-cell>
          <table:table-cell table:style-name="ce158"/>
          <table:table-cell table:style-name="ce162"/>
          <table:table-cell table:style-name="ce166" office:value-type="float" office:value="559" calcext:value-type="float">
            <text:p>559</text:p>
          </table:table-cell>
          <table:table-cell table:style-name="ce21" office:value-type="float" office:value="60" calcext:value-type="float">
            <text:p>60</text:p>
          </table:table-cell>
          <table:table-cell table:style-name="ce24" office:value-type="float" office:value="21" calcext:value-type="float">
            <text:p>21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D</text:p>
          </table:table-cell>
          <table:table-cell table:style-name="ce148" table:formula="of:=VLOOKUP([.$A5]&amp;[.$A9];[$'Target List'.$A$2:.$J$37];3;0)" office:value-type="string" office:string-value="Chris Murry" calcext:value-type="string">
            <text:p>Chris Murry</text:p>
          </table:table-cell>
          <table:table-cell table:style-name="ce153" table:formula="of:=VLOOKUP([.$A5]&amp;[.$A9];[$'Target List'.$A$2:.$J$37];2;0)" office:value-type="string" office:string-value="Monklands AC" calcext:value-type="string">
            <text:p>Monklands AC</text:p>
          </table:table-cell>
          <table:table-cell table:style-name="ce159"/>
          <table:table-cell table:style-name="ce153" table:formula="of:=VLOOKUP([.$A5]&amp;[.$A9];[$'Target List'.$A$2:.$J$37];5;0)" office:value-type="string" office:string-value="Compound" calcext:value-type="string">
            <text:p>Compound</text:p>
          </table:table-cell>
          <table:table-cell table:style-name="ce159"/>
          <table:table-cell table:style-name="ce163"/>
          <table:table-cell table:style-name="ce167" office:value-type="float" office:value="547" calcext:value-type="float">
            <text:p>547</text:p>
          </table:table-cell>
          <table:table-cell table:style-name="ce20" office:value-type="float" office:value="60" calcext:value-type="float">
            <text:p>60</text:p>
          </table:table-cell>
          <table:table-cell table:style-name="ce25" office:value-type="float" office:value="15" calcext:value-type="float">
            <text:p>15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1"/>
          <table:table-cell table:style-name="ce6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4" office:value-type="string" calcext:value-type="string">
            <text:p>Target 2</text:p>
          </table:table-cell>
          <table:table-cell table:style-name="ce140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float" office:value="2" calcext:value-type="float">
            <text:p>2</text:p>
          </table:table-cell>
          <table:table-cell table:style-name="ce149" office:value-type="string" calcext:value-type="string">
            <text:p>Archer</text:p>
          </table:table-cell>
          <table:table-cell table:style-name="ce154" office:value-type="string" calcext:value-type="string">
            <text:p>Club</text:p>
          </table:table-cell>
          <table:table-cell table:style-name="ce154" office:value-type="string" calcext:value-type="string">
            <text:p>Novice</text:p>
          </table:table-cell>
          <table:table-cell table:style-name="ce154" office:value-type="string" calcext:value-type="string">
            <text:p>Bow type</text:p>
          </table:table-cell>
          <table:table-cell table:style-name="ce154" office:value-type="string" calcext:value-type="string">
            <text:p>Junior</text:p>
          </table:table-cell>
          <table:table-cell table:style-name="ce164" office:value-type="string" calcext:value-type="string">
            <text:p>Age Under</text:p>
          </table:table-cell>
          <table:table-cell table:style-name="ce165" office:value-type="string" calcext:value-type="string">
            <text:p>Score</text:p>
          </table:table-cell>
          <table:table-cell table:style-name="ce171" office:value-type="string" calcext:value-type="string">
            <text:p>Hits </text:p>
          </table:table-cell>
          <table:table-cell table:style-name="ce172" office:value-type="string" calcext:value-type="string">
            <text:p>10s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A</text:p>
          </table:table-cell>
          <table:table-cell table:style-name="ce146" table:formula="of:=VLOOKUP([.$A12]&amp;[.A13];[$'Target List'.$A$2:.$J$37];3;0)" office:value-type="string" office:string-value="Elaine Zanjani" calcext:value-type="string">
            <text:p>Elaine Zanjani</text:p>
          </table:table-cell>
          <table:table-cell table:style-name="ce151" table:formula="of:=VLOOKUP([.$A12]&amp;[.$A13];[$'Target List'.$A$2:.$J$37];2;0)" office:value-type="string" office:string-value="Monklands AC" calcext:value-type="string">
            <text:p>Monklands AC</text:p>
          </table:table-cell>
          <table:table-cell table:style-name="ce157"/>
          <table:table-cell table:style-name="ce151" table:formula="of:=VLOOKUP([.$A12]&amp;[.$A13];[$'Target List'.$A$2:.$J$37];5;0)" office:value-type="string" office:string-value="Recurve" calcext:value-type="string">
            <text:p>Recurve</text:p>
          </table:table-cell>
          <table:table-cell table:style-name="ce157"/>
          <table:table-cell table:style-name="ce161"/>
          <table:table-cell table:style-name="ce168" office:value-type="float" office:value="499" calcext:value-type="float">
            <text:p>499</text:p>
          </table:table-cell>
          <table:table-cell table:style-name="ce21" office:value-type="float" office:value="59" calcext:value-type="float">
            <text:p>59</text:p>
          </table:table-cell>
          <table:table-cell table:style-name="ce26" office:value-type="float" office:value="11" calcext:value-type="float">
            <text:p>11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B</text:p>
          </table:table-cell>
          <table:table-cell table:style-name="ce147" table:formula="of:=VLOOKUP([.$A12]&amp;[.A14];[$'Target List'.$A$2:.$J$37];3;0)" office:value-type="string" office:string-value="Grant McLellan" calcext:value-type="string">
            <text:p>Grant McLellan</text:p>
          </table:table-cell>
          <table:table-cell table:style-name="ce152" table:formula="of:=VLOOKUP([.$A12]&amp;[.$A14];[$'Target List'.$A$2:.$J$37];2;0)" office:value-type="string" office:string-value="Strathclyde AC" calcext:value-type="string">
            <text:p>Strathclyde AC</text:p>
          </table:table-cell>
          <table:table-cell table:style-name="ce158"/>
          <table:table-cell table:style-name="ce152" table:formula="of:=VLOOKUP([.$A12]&amp;[.$A14];[$'Target List'.$A$2:.$J$37];5;0)" office:value-type="string" office:string-value="Recurve" calcext:value-type="string">
            <text:p>Recurve</text:p>
          </table:table-cell>
          <table:table-cell table:style-name="ce158"/>
          <table:table-cell table:style-name="ce162"/>
          <table:table-cell table:style-name="ce168" office:value-type="float" office:value="570" calcext:value-type="float">
            <text:p>570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33" calcext:value-type="float">
            <text:p>33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C</text:p>
          </table:table-cell>
          <table:table-cell table:style-name="ce147" table:formula="of:=VLOOKUP([.$A12]&amp;[.A15];[$'Target List'.$A$2:.$J$37];3;0)" office:value-type="string" office:string-value="Oksana Peterson" calcext:value-type="string">
            <text:p>Oksana Peterson</text:p>
          </table:table-cell>
          <table:table-cell table:style-name="ce152" table:formula="of:=VLOOKUP([.$A12]&amp;[.$A15];[$'Target List'.$A$2:.$J$37];2;0)" office:value-type="string" office:string-value="Glasgow Archers" calcext:value-type="string">
            <text:p>Glasgow Archers</text:p>
          </table:table-cell>
          <table:table-cell table:style-name="ce158"/>
          <table:table-cell table:style-name="ce152" table:formula="of:=VLOOKUP([.$A12]&amp;[.$A15];[$'Target List'.$A$2:.$J$37];5;0)" office:value-type="string" office:string-value="Recurve" calcext:value-type="string">
            <text:p>Recurve</text:p>
          </table:table-cell>
          <table:table-cell table:style-name="ce158"/>
          <table:table-cell table:style-name="ce162"/>
          <table:table-cell table:style-name="ce168" office:value-type="float" office:value="520" calcext:value-type="float">
            <text:p>520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14" calcext:value-type="float">
            <text:p>14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D</text:p>
          </table:table-cell>
          <table:table-cell table:style-name="ce148" table:formula="of:=VLOOKUP([.$A12]&amp;[.A16];[$'Target List'.$A$2:.$J$37];3;0)" office:value-type="string" office:string-value="Margret Healy" calcext:value-type="string">
            <text:p>Margret Healy</text:p>
          </table:table-cell>
          <table:table-cell table:style-name="ce153" table:formula="of:=VLOOKUP([.$A12]&amp;[.$A16];[$'Target List'.$A$2:.$J$37];2;0)" office:value-type="string" office:string-value="Linwood AC" calcext:value-type="string">
            <text:p>Linwood AC</text:p>
          </table:table-cell>
          <table:table-cell table:style-name="ce159"/>
          <table:table-cell table:style-name="ce153" table:formula="of:=VLOOKUP([.$A12]&amp;[.$A16];[$'Target List'.$A$2:.$J$37];5;0)" office:value-type="string" office:string-value="Barebow" calcext:value-type="string">
            <text:p>Barebow</text:p>
          </table:table-cell>
          <table:table-cell table:style-name="ce159"/>
          <table:table-cell table:style-name="ce163"/>
          <table:table-cell table:style-name="ce169" office:value-type="float" office:value="444" calcext:value-type="float">
            <text:p>444</text:p>
          </table:table-cell>
          <table:table-cell table:style-name="ce20" office:value-type="float" office:value="60" calcext:value-type="float">
            <text:p>60</text:p>
          </table:table-cell>
          <table:table-cell table:style-name="ce25" office:value-type="float" office:value="5" calcext:value-type="float">
            <text:p>5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1"/>
          <table:table-cell table:style-name="ce6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4" office:value-type="string" calcext:value-type="string">
            <text:p>Target 3</text:p>
          </table:table-cell>
          <table:table-cell table:style-name="ce140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float" office:value="3" calcext:value-type="float">
            <text:p>3</text:p>
          </table:table-cell>
          <table:table-cell table:style-name="ce149" office:value-type="string" calcext:value-type="string">
            <text:p>Archer</text:p>
          </table:table-cell>
          <table:table-cell table:style-name="ce154" office:value-type="string" calcext:value-type="string">
            <text:p>Club</text:p>
          </table:table-cell>
          <table:table-cell table:style-name="ce154" office:value-type="string" calcext:value-type="string">
            <text:p>Novice</text:p>
          </table:table-cell>
          <table:table-cell table:style-name="ce154" office:value-type="string" calcext:value-type="string">
            <text:p>Bow type</text:p>
          </table:table-cell>
          <table:table-cell table:style-name="ce154" office:value-type="string" calcext:value-type="string">
            <text:p>Junior</text:p>
          </table:table-cell>
          <table:table-cell table:style-name="ce164" office:value-type="string" calcext:value-type="string">
            <text:p>Age Under</text:p>
          </table:table-cell>
          <table:table-cell table:style-name="ce165" office:value-type="string" calcext:value-type="string">
            <text:p>Score</text:p>
          </table:table-cell>
          <table:table-cell table:style-name="ce171" office:value-type="string" calcext:value-type="string">
            <text:p>Hits </text:p>
          </table:table-cell>
          <table:table-cell table:style-name="ce172" office:value-type="string" calcext:value-type="string">
            <text:p>10s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A</text:p>
          </table:table-cell>
          <table:table-cell table:style-name="ce146" table:formula="of:=VLOOKUP([.$A19]&amp;[.A20];[$'Target List'.$A$2:.$J$37];3;0)" office:value-type="string" office:string-value="Donald Kennedy" calcext:value-type="string">
            <text:p>Donald Kennedy</text:p>
          </table:table-cell>
          <table:table-cell table:style-name="ce151" table:formula="of:=VLOOKUP([.$A19]&amp;[.$A20];[$'Target List'.$A$2:.$J$37];2;0)" office:value-type="string" office:string-value="Linwood AC" calcext:value-type="string">
            <text:p>Linwood AC</text:p>
          </table:table-cell>
          <table:table-cell table:style-name="ce157"/>
          <table:table-cell table:style-name="ce151" table:formula="of:=VLOOKUP([.$A19]&amp;[.$A20];[$'Target List'.$A$2:.$J$37];5;0)" office:value-type="string" office:string-value="Recurve" calcext:value-type="string">
            <text:p>Recurve</text:p>
          </table:table-cell>
          <table:table-cell table:style-name="ce157"/>
          <table:table-cell table:style-name="ce161"/>
          <table:table-cell table:style-name="ce168" office:value-type="float" office:value="559" calcext:value-type="float">
            <text:p>559</text:p>
          </table:table-cell>
          <table:table-cell table:style-name="ce21" office:value-type="float" office:value="60" calcext:value-type="float">
            <text:p>60</text:p>
          </table:table-cell>
          <table:table-cell table:style-name="ce26" office:value-type="float" office:value="26" calcext:value-type="float">
            <text:p>26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B</text:p>
          </table:table-cell>
          <table:table-cell table:style-name="ce147" table:formula="of:=VLOOKUP([.$A19]&amp;[.A21];[$'Target List'.$A$2:.$J$37];3;0)" office:value-type="string" office:string-value="Emily Tilbury" calcext:value-type="string">
            <text:p>Emily Tilbury</text:p>
          </table:table-cell>
          <table:table-cell table:style-name="ce152" table:formula="of:=VLOOKUP([.$A19]&amp;[.$A21];[$'Target List'.$A$2:.$J$37];2;0)" office:value-type="string" office:string-value="EK Archery Club" calcext:value-type="string">
            <text:p>EK Archery Club</text:p>
          </table:table-cell>
          <table:table-cell table:style-name="ce158"/>
          <table:table-cell table:style-name="ce152" table:formula="of:=VLOOKUP([.$A19]&amp;[.$A21];[$'Target List'.$A$2:.$J$37];5;0)" office:value-type="string" office:string-value="Recurve" calcext:value-type="string">
            <text:p>Recurve</text:p>
          </table:table-cell>
          <table:table-cell table:style-name="ce158"/>
          <table:table-cell table:style-name="ce162"/>
          <table:table-cell table:style-name="ce168" office:value-type="float" office:value="531" calcext:value-type="float">
            <text:p>531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22" calcext:value-type="float">
            <text:p>22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C</text:p>
          </table:table-cell>
          <table:table-cell table:style-name="ce147" table:formula="of:=VLOOKUP([.$A19]&amp;[.A22];[$'Target List'.$A$2:.$J$37];3;0)" office:value-type="string" office:string-value="Alun ap Rhisiart" calcext:value-type="string">
            <text:p>Alun ap Rhisiart</text:p>
          </table:table-cell>
          <table:table-cell table:style-name="ce152" table:formula="of:=VLOOKUP([.$A19]&amp;[.$A22];[$'Target List'.$A$2:.$J$37];2;0)" office:value-type="string" office:string-value="Orion's Archers" calcext:value-type="string">
            <text:p>Orion's Archers</text:p>
          </table:table-cell>
          <table:table-cell table:style-name="ce158"/>
          <table:table-cell table:style-name="ce152" table:formula="of:=VLOOKUP([.$A19]&amp;[.$A22];[$'Target List'.$A$2:.$J$37];5;0)" office:value-type="string" office:string-value="Recurve" calcext:value-type="string">
            <text:p>Recurve</text:p>
          </table:table-cell>
          <table:table-cell table:style-name="ce158"/>
          <table:table-cell table:style-name="ce162"/>
          <table:table-cell table:style-name="ce168" office:value-type="float" office:value="489" calcext:value-type="float">
            <text:p>489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6" calcext:value-type="float">
            <text:p>6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D</text:p>
          </table:table-cell>
          <table:table-cell table:style-name="ce148" table:formula="of:=VLOOKUP([.$A19]&amp;[.A23];[$'Target List'.$A$2:.$J$37];3;0)" office:value-type="string" office:string-value="Sandie Graham" calcext:value-type="string">
            <text:p>Sandie Graham</text:p>
          </table:table-cell>
          <table:table-cell table:style-name="ce153" table:formula="of:=VLOOKUP([.$A19]&amp;[.$A23];[$'Target List'.$A$2:.$J$37];2;0)" office:value-type="string" office:string-value="Monklands AC" calcext:value-type="string">
            <text:p>Monklands AC</text:p>
          </table:table-cell>
          <table:table-cell table:style-name="ce159"/>
          <table:table-cell table:style-name="ce153" table:formula="of:=VLOOKUP([.$A19]&amp;[.$A23];[$'Target List'.$A$2:.$J$37];5;0)" office:value-type="string" office:string-value="Longbow" calcext:value-type="string">
            <text:p>Longbow</text:p>
          </table:table-cell>
          <table:table-cell table:style-name="ce159"/>
          <table:table-cell table:style-name="ce163"/>
          <table:table-cell table:style-name="ce169" office:value-type="float" office:value="419" calcext:value-type="float">
            <text:p>419</text:p>
          </table:table-cell>
          <table:table-cell table:style-name="ce20" office:value-type="float" office:value="60" calcext:value-type="float">
            <text:p>60</text:p>
          </table:table-cell>
          <table:table-cell table:style-name="ce25" office:value-type="float" office:value="4" calcext:value-type="float">
            <text:p>4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1"/>
          <table:table-cell table:style-name="ce6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4" office:value-type="string" calcext:value-type="string">
            <text:p>Target 4</text:p>
          </table:table-cell>
          <table:table-cell table:style-name="ce140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float" office:value="4" calcext:value-type="float">
            <text:p>4</text:p>
          </table:table-cell>
          <table:table-cell table:style-name="ce149" office:value-type="string" calcext:value-type="string">
            <text:p>Archer</text:p>
          </table:table-cell>
          <table:table-cell table:style-name="ce154" office:value-type="string" calcext:value-type="string">
            <text:p>Club</text:p>
          </table:table-cell>
          <table:table-cell table:style-name="ce154" office:value-type="string" calcext:value-type="string">
            <text:p>Novice</text:p>
          </table:table-cell>
          <table:table-cell table:style-name="ce154" office:value-type="string" calcext:value-type="string">
            <text:p>Bow type</text:p>
          </table:table-cell>
          <table:table-cell table:style-name="ce154" office:value-type="string" calcext:value-type="string">
            <text:p>Junior</text:p>
          </table:table-cell>
          <table:table-cell table:style-name="ce164" office:value-type="string" calcext:value-type="string">
            <text:p>Age Under</text:p>
          </table:table-cell>
          <table:table-cell table:style-name="ce165" office:value-type="string" calcext:value-type="string">
            <text:p>Score</text:p>
          </table:table-cell>
          <table:table-cell table:style-name="ce171" office:value-type="string" calcext:value-type="string">
            <text:p>Hits </text:p>
          </table:table-cell>
          <table:table-cell table:style-name="ce172" office:value-type="string" calcext:value-type="string">
            <text:p>10s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A</text:p>
          </table:table-cell>
          <table:table-cell table:style-name="ce146" table:formula="of:=VLOOKUP([.$A26]&amp;[.A27];[$'Target List'.$A$2:.$J$37];3;0)" office:value-type="string" office:string-value="Benji Hamer" calcext:value-type="string">
            <text:p>Benji Hamer</text:p>
          </table:table-cell>
          <table:table-cell table:style-name="ce151" table:formula="of:=VLOOKUP([.$A26]&amp;[.$A27];[$'Target List'.$A$2:.$J$37];2;0)" office:value-type="string" office:string-value="Strathclyde AC" calcext:value-type="string">
            <text:p>Strathclyde AC</text:p>
          </table:table-cell>
          <table:table-cell table:style-name="ce157"/>
          <table:table-cell table:style-name="ce151" table:formula="of:=VLOOKUP([.$A26]&amp;[.$A27];[$'Target List'.$A$2:.$J$37];5;0)" office:value-type="string" office:string-value="Recurve" calcext:value-type="string">
            <text:p>Recurve</text:p>
          </table:table-cell>
          <table:table-cell table:style-name="ce157"/>
          <table:table-cell table:style-name="ce161"/>
          <table:table-cell table:style-name="ce168" office:value-type="float" office:value="545" calcext:value-type="float">
            <text:p>545</text:p>
          </table:table-cell>
          <table:table-cell table:style-name="ce21" office:value-type="float" office:value="60" calcext:value-type="float">
            <text:p>60</text:p>
          </table:table-cell>
          <table:table-cell table:style-name="ce26" office:value-type="float" office:value="22" calcext:value-type="float">
            <text:p>22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B</text:p>
          </table:table-cell>
          <table:table-cell table:style-name="ce147" table:formula="of:=VLOOKUP([.$A26]&amp;[.A28];[$'Target List'.$A$2:.$J$37];3;0)" office:value-type="string" office:string-value="Henri Krishna" calcext:value-type="string">
            <text:p>Henri Krishna</text:p>
          </table:table-cell>
          <table:table-cell table:style-name="ce152" table:formula="of:=VLOOKUP([.$A26]&amp;[.$A28];[$'Target List'.$A$2:.$J$37];2;0)" office:value-type="string" office:string-value="Glasgow Archers" calcext:value-type="string">
            <text:p>Glasgow Archers</text:p>
          </table:table-cell>
          <table:table-cell table:style-name="ce158"/>
          <table:table-cell table:style-name="ce152" table:formula="of:=VLOOKUP([.$A26]&amp;[.$A28];[$'Target List'.$A$2:.$J$37];5;0)" office:value-type="string" office:string-value="Recurve" calcext:value-type="string">
            <text:p>Recurve</text:p>
          </table:table-cell>
          <table:table-cell table:style-name="ce158"/>
          <table:table-cell table:style-name="ce162"/>
          <table:table-cell table:style-name="ce168" office:value-type="float" office:value="515" calcext:value-type="float">
            <text:p>515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18" calcext:value-type="float">
            <text:p>18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C</text:p>
          </table:table-cell>
          <table:table-cell table:style-name="ce147" table:formula="of:=VLOOKUP([.$A26]&amp;[.A29];[$'Target List'.$A$2:.$J$37];3;0)" office:value-type="string" office:string-value="Euan Ogilvie" calcext:value-type="string">
            <text:p>Euan Ogilvie</text:p>
          </table:table-cell>
          <table:table-cell table:style-name="ce152" table:formula="of:=VLOOKUP([.$A26]&amp;[.$A29];[$'Target List'.$A$2:.$J$37];2;0)" office:value-type="string" office:string-value="Glasgow Archers" calcext:value-type="string">
            <text:p>Glasgow Archers</text:p>
          </table:table-cell>
          <table:table-cell table:style-name="ce158"/>
          <table:table-cell table:style-name="ce152" table:formula="of:=VLOOKUP([.$A26]&amp;[.$A29];[$'Target List'.$A$2:.$J$37];5;0)" office:value-type="string" office:string-value="Recurve" calcext:value-type="string">
            <text:p>Recurve</text:p>
          </table:table-cell>
          <table:table-cell table:style-name="ce158"/>
          <table:table-cell table:style-name="ce162"/>
          <table:table-cell table:style-name="ce168" office:value-type="float" office:value="551" calcext:value-type="float">
            <text:p>551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18" calcext:value-type="float">
            <text:p>18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D</text:p>
          </table:table-cell>
          <table:table-cell table:style-name="ce148" table:formula="of:=VLOOKUP([.$A26]&amp;[.A30];[$'Target List'.$A$2:.$J$37];3;0)" office:value-type="string" office:string-value="Bernard Healy" calcext:value-type="string">
            <text:p>Bernard Healy</text:p>
          </table:table-cell>
          <table:table-cell table:style-name="ce153" table:formula="of:=VLOOKUP([.$A26]&amp;[.$A30];[$'Target List'.$A$2:.$J$37];2;0)" office:value-type="string" office:string-value="Linwood AC" calcext:value-type="string">
            <text:p>Linwood AC</text:p>
          </table:table-cell>
          <table:table-cell table:style-name="ce159"/>
          <table:table-cell table:style-name="ce153" table:formula="of:=VLOOKUP([.$A26]&amp;[.$A30];[$'Target List'.$A$2:.$J$37];5;0)" office:value-type="string" office:string-value="Barebow" calcext:value-type="string">
            <text:p>Barebow</text:p>
          </table:table-cell>
          <table:table-cell table:style-name="ce159"/>
          <table:table-cell table:style-name="ce163"/>
          <table:table-cell table:style-name="ce169" office:value-type="float" office:value="496" calcext:value-type="float">
            <text:p>496</text:p>
          </table:table-cell>
          <table:table-cell table:style-name="ce20" office:value-type="float" office:value="60" calcext:value-type="float">
            <text:p>60</text:p>
          </table:table-cell>
          <table:table-cell table:style-name="ce25" office:value-type="float" office:value="8" calcext:value-type="float">
            <text:p>8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1"/>
          <table:table-cell table:style-name="ce6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4" office:value-type="string" calcext:value-type="string">
            <text:p>Target 5</text:p>
          </table:table-cell>
          <table:table-cell table:style-name="ce140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float" office:value="5" calcext:value-type="float">
            <text:p>5</text:p>
          </table:table-cell>
          <table:table-cell table:style-name="ce149" office:value-type="string" calcext:value-type="string">
            <text:p>Archer</text:p>
          </table:table-cell>
          <table:table-cell table:style-name="ce154" office:value-type="string" calcext:value-type="string">
            <text:p>Club</text:p>
          </table:table-cell>
          <table:table-cell table:style-name="ce154" office:value-type="string" calcext:value-type="string">
            <text:p>Novice</text:p>
          </table:table-cell>
          <table:table-cell table:style-name="ce154" office:value-type="string" calcext:value-type="string">
            <text:p>Bow type</text:p>
          </table:table-cell>
          <table:table-cell table:style-name="ce154" office:value-type="string" calcext:value-type="string">
            <text:p>Junior</text:p>
          </table:table-cell>
          <table:table-cell table:style-name="ce164" office:value-type="string" calcext:value-type="string">
            <text:p>Age Under</text:p>
          </table:table-cell>
          <table:table-cell table:style-name="ce165" office:value-type="string" calcext:value-type="string">
            <text:p>Score</text:p>
          </table:table-cell>
          <table:table-cell table:style-name="ce171" office:value-type="string" calcext:value-type="string">
            <text:p>Hits </text:p>
          </table:table-cell>
          <table:table-cell table:style-name="ce172" office:value-type="string" calcext:value-type="string">
            <text:p>10s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A</text:p>
          </table:table-cell>
          <table:table-cell table:style-name="ce146" table:formula="of:=VLOOKUP([.$A33]&amp;[.A34];[$'Target List'.$A$2:.$J$37];3;0)" office:value-type="string" office:string-value="David Gillespie" calcext:value-type="string">
            <text:p>David Gillespie</text:p>
          </table:table-cell>
          <table:table-cell table:style-name="ce151" table:formula="of:=VLOOKUP([.$A33]&amp;[.$A34];[$'Target List'.$A$2:.$J$37];2;0)" office:value-type="string" office:string-value="EK Archery Club" calcext:value-type="string">
            <text:p>EK Archery Club</text:p>
          </table:table-cell>
          <table:table-cell table:style-name="ce157"/>
          <table:table-cell table:style-name="ce151" table:formula="of:=VLOOKUP([.$A33]&amp;[.$A34];[$'Target List'.$A$2:.$J$37];5;0)" office:value-type="string" office:string-value="Barebow" calcext:value-type="string">
            <text:p>Barebow</text:p>
          </table:table-cell>
          <table:table-cell table:style-name="ce157"/>
          <table:table-cell table:style-name="ce161"/>
          <table:table-cell table:style-name="ce168" office:value-type="float" office:value="492" calcext:value-type="float">
            <text:p>492</text:p>
          </table:table-cell>
          <table:table-cell table:style-name="ce21" office:value-type="float" office:value="60" calcext:value-type="float">
            <text:p>60</text:p>
          </table:table-cell>
          <table:table-cell table:style-name="ce26" office:value-type="float" office:value="10" calcext:value-type="float">
            <text:p>10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B</text:p>
          </table:table-cell>
          <table:table-cell table:style-name="ce147" table:formula="of:=VLOOKUP([.$A33]&amp;[.A35];[$'Target List'.$A$2:.$J$37];3;0)" office:value-type="string" office:string-value="Joshua McMillan" calcext:value-type="string">
            <text:p>Joshua McMillan</text:p>
          </table:table-cell>
          <table:table-cell table:style-name="ce152" table:formula="of:=VLOOKUP([.$A33]&amp;[.$A35];[$'Target List'.$A$2:.$J$37];2;0)" office:value-type="string" office:string-value="Linwood AC" calcext:value-type="string">
            <text:p>Linwood AC</text:p>
          </table:table-cell>
          <table:table-cell table:style-name="ce158"/>
          <table:table-cell table:style-name="ce152" table:formula="of:=VLOOKUP([.$A33]&amp;[.$A35];[$'Target List'.$A$2:.$J$37];5;0)" office:value-type="string" office:string-value="Barebow" calcext:value-type="string">
            <text:p>Barebow</text:p>
          </table:table-cell>
          <table:table-cell table:style-name="ce158"/>
          <table:table-cell table:style-name="ce162"/>
          <table:table-cell table:style-name="ce168" office:value-type="float" office:value="520" calcext:value-type="float">
            <text:p>520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13" calcext:value-type="float">
            <text:p>13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C</text:p>
          </table:table-cell>
          <table:table-cell table:style-name="ce147" table:formula="of:=VLOOKUP([.$A33]&amp;[.A36];[$'Target List'.$A$2:.$J$37];3;0)" office:value-type="string" office:string-value="Catherine Coddington" calcext:value-type="string">
            <text:p>Catherine Coddington</text:p>
          </table:table-cell>
          <table:table-cell table:style-name="ce152" table:formula="of:=VLOOKUP([.$A33]&amp;[.$A36];[$'Target List'.$A$2:.$J$37];2;0)" office:value-type="string" office:string-value="Monklands AC" calcext:value-type="string">
            <text:p>Monklands AC</text:p>
          </table:table-cell>
          <table:table-cell table:style-name="ce158"/>
          <table:table-cell table:style-name="ce152" table:formula="of:=VLOOKUP([.$A33]&amp;[.$A36];[$'Target List'.$A$2:.$J$37];5;0)" office:value-type="string" office:string-value="Recurve" calcext:value-type="string">
            <text:p>Recurve</text:p>
          </table:table-cell>
          <table:table-cell table:style-name="ce158"/>
          <table:table-cell table:style-name="ce162"/>
          <table:table-cell table:style-name="ce168" office:value-type="float" office:value="560" calcext:value-type="float">
            <text:p>560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31" calcext:value-type="float">
            <text:p>31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D</text:p>
          </table:table-cell>
          <table:table-cell table:style-name="ce148" table:formula="of:=VLOOKUP([.$A33]&amp;[.A37];[$'Target List'.$A$2:.$J$37];3;0)" office:value-type="string" office:string-value="Antonis Katris" calcext:value-type="string">
            <text:p>Antonis Katris</text:p>
          </table:table-cell>
          <table:table-cell table:style-name="ce153" table:formula="of:=VLOOKUP([.$A33]&amp;[.$A37];[$'Target List'.$A$2:.$J$37];2;0)" office:value-type="string" office:string-value="Strathclyde AC" calcext:value-type="string">
            <text:p>Strathclyde AC</text:p>
          </table:table-cell>
          <table:table-cell table:style-name="ce159"/>
          <table:table-cell table:style-name="ce153" table:formula="of:=VLOOKUP([.$A33]&amp;[.$A37];[$'Target List'.$A$2:.$J$37];5;0)" office:value-type="string" office:string-value="Recurve" calcext:value-type="string">
            <text:p>Recurve</text:p>
          </table:table-cell>
          <table:table-cell table:style-name="ce159"/>
          <table:table-cell table:style-name="ce163"/>
          <table:table-cell table:style-name="ce169" office:value-type="float" office:value="549" calcext:value-type="float">
            <text:p>549</text:p>
          </table:table-cell>
          <table:table-cell table:style-name="ce20" office:value-type="float" office:value="60" calcext:value-type="float">
            <text:p>60</text:p>
          </table:table-cell>
          <table:table-cell table:style-name="ce25" office:value-type="float" office:value="21" calcext:value-type="float">
            <text:p>21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1"/>
          <table:table-cell table:style-name="ce6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4" office:value-type="string" calcext:value-type="string">
            <text:p>Target 6</text:p>
          </table:table-cell>
          <table:table-cell table:style-name="ce140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float" office:value="6" calcext:value-type="float">
            <text:p>6</text:p>
          </table:table-cell>
          <table:table-cell table:style-name="ce149" office:value-type="string" calcext:value-type="string">
            <text:p>Archer</text:p>
          </table:table-cell>
          <table:table-cell table:style-name="ce154" office:value-type="string" calcext:value-type="string">
            <text:p>Club</text:p>
          </table:table-cell>
          <table:table-cell table:style-name="ce154" office:value-type="string" calcext:value-type="string">
            <text:p>Novice</text:p>
          </table:table-cell>
          <table:table-cell table:style-name="ce154" office:value-type="string" calcext:value-type="string">
            <text:p>Bow type</text:p>
          </table:table-cell>
          <table:table-cell table:style-name="ce154" office:value-type="string" calcext:value-type="string">
            <text:p>Junior</text:p>
          </table:table-cell>
          <table:table-cell table:style-name="ce164" office:value-type="string" calcext:value-type="string">
            <text:p>Age Under</text:p>
          </table:table-cell>
          <table:table-cell table:style-name="ce165" office:value-type="string" calcext:value-type="string">
            <text:p>Score</text:p>
          </table:table-cell>
          <table:table-cell table:style-name="ce171" office:value-type="string" calcext:value-type="string">
            <text:p>Hits </text:p>
          </table:table-cell>
          <table:table-cell table:style-name="ce172" office:value-type="string" calcext:value-type="string">
            <text:p>10s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A</text:p>
          </table:table-cell>
          <table:table-cell table:style-name="ce146" table:formula="of:=VLOOKUP([.$A40]&amp;[.A41];[$'Target List'.$A$2:.$J$37];3;0)" office:value-type="string" office:string-value="Aidan Dowie" calcext:value-type="string">
            <text:p>Aidan Dowie</text:p>
          </table:table-cell>
          <table:table-cell table:style-name="ce151" table:formula="of:=VLOOKUP([.$A40]&amp;[.$A41];[$'Target List'.$A$2:.$J$37];2;0)" office:value-type="string" office:string-value="Strathclyde AC" calcext:value-type="string">
            <text:p>Strathclyde AC</text:p>
          </table:table-cell>
          <table:table-cell table:style-name="ce157"/>
          <table:table-cell table:style-name="ce151" table:formula="of:=VLOOKUP([.$A40]&amp;[.$A41];[$'Target List'.$A$2:.$J$37];5;0)" office:value-type="string" office:string-value="Barebow" calcext:value-type="string">
            <text:p>Barebow</text:p>
          </table:table-cell>
          <table:table-cell table:style-name="ce157"/>
          <table:table-cell table:style-name="ce161"/>
          <table:table-cell table:style-name="ce168" office:value-type="float" office:value="436" calcext:value-type="float">
            <text:p>436</text:p>
          </table:table-cell>
          <table:table-cell table:style-name="ce21" office:value-type="float" office:value="60" calcext:value-type="float">
            <text:p>60</text:p>
          </table:table-cell>
          <table:table-cell table:style-name="ce26" office:value-type="float" office:value="4" calcext:value-type="float">
            <text:p>4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B</text:p>
          </table:table-cell>
          <table:table-cell table:style-name="ce147" table:formula="of:=VLOOKUP([.$A40]&amp;[.A42];[$'Target List'.$A$2:.$J$37];3;0)" office:value-type="string" office:string-value="George Davidson" calcext:value-type="string">
            <text:p>George Davidson</text:p>
          </table:table-cell>
          <table:table-cell table:style-name="ce152" table:formula="of:=VLOOKUP([.$A40]&amp;[.$A42];[$'Target List'.$A$2:.$J$37];2;0)" office:value-type="string" office:string-value="Glasgow Archers" calcext:value-type="string">
            <text:p>Glasgow Archers</text:p>
          </table:table-cell>
          <table:table-cell table:style-name="ce158"/>
          <table:table-cell table:style-name="ce152" table:formula="of:=VLOOKUP([.$A40]&amp;[.$A42];[$'Target List'.$A$2:.$J$37];5;0)" office:value-type="string" office:string-value="Recurve" calcext:value-type="string">
            <text:p>Recurve</text:p>
          </table:table-cell>
          <table:table-cell table:style-name="ce158"/>
          <table:table-cell table:style-name="ce162"/>
          <table:table-cell table:style-name="ce168" office:value-type="float" office:value="523" calcext:value-type="float">
            <text:p>523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17" calcext:value-type="float">
            <text:p>17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C</text:p>
          </table:table-cell>
          <table:table-cell table:style-name="ce147" table:formula="of:=VLOOKUP([.$A40]&amp;[.A43];[$'Target List'.$A$2:.$J$37];3;0)" office:value-type="string" office:string-value="Leah McGloin" calcext:value-type="string">
            <text:p>Leah McGloin</text:p>
          </table:table-cell>
          <table:table-cell table:style-name="ce152" table:formula="of:=VLOOKUP([.$A40]&amp;[.$A43];[$'Target List'.$A$2:.$J$37];2;0)" office:value-type="string" office:string-value="Linwood AC" calcext:value-type="string">
            <text:p>Linwood AC</text:p>
          </table:table-cell>
          <table:table-cell table:style-name="ce158"/>
          <table:table-cell table:style-name="ce152" table:formula="of:=VLOOKUP([.$A40]&amp;[.$A43];[$'Target List'.$A$2:.$J$37];5;0)" office:value-type="string" office:string-value="Barebow" calcext:value-type="string">
            <text:p>Barebow</text:p>
          </table:table-cell>
          <table:table-cell table:style-name="ce158"/>
          <table:table-cell table:style-name="ce162"/>
          <table:table-cell table:style-name="ce168" office:value-type="float" office:value="472" calcext:value-type="float">
            <text:p>472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9" calcext:value-type="float">
            <text:p>9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D</text:p>
          </table:table-cell>
          <table:table-cell table:style-name="ce148" table:formula="of:=VLOOKUP([.$A40]&amp;[.A44];[$'Target List'.$A$2:.$J$37];3;0)" office:value-type="string" office:string-value="Andy Findlay" calcext:value-type="string">
            <text:p>Andy Findlay</text:p>
          </table:table-cell>
          <table:table-cell table:style-name="ce153" table:formula="of:=VLOOKUP([.$A40]&amp;[.$A44];[$'Target List'.$A$2:.$J$37];2;0)" office:value-type="string" office:string-value="EK Archery Club" calcext:value-type="string">
            <text:p>EK Archery Club</text:p>
          </table:table-cell>
          <table:table-cell table:style-name="ce159"/>
          <table:table-cell table:style-name="ce153" table:formula="of:=VLOOKUP([.$A40]&amp;[.$A44];[$'Target List'.$A$2:.$J$37];5;0)" office:value-type="string" office:string-value="Recurve" calcext:value-type="string">
            <text:p>Recurve</text:p>
          </table:table-cell>
          <table:table-cell table:style-name="ce159"/>
          <table:table-cell table:style-name="ce163"/>
          <table:table-cell table:style-name="ce169" office:value-type="float" office:value="519" calcext:value-type="float">
            <text:p>519</text:p>
          </table:table-cell>
          <table:table-cell table:style-name="ce20" office:value-type="float" office:value="60" calcext:value-type="float">
            <text:p>60</text:p>
          </table:table-cell>
          <table:table-cell table:style-name="ce25" office:value-type="float" office:value="12" calcext:value-type="float">
            <text:p>12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1"/>
          <table:table-cell table:style-name="ce6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4" office:value-type="string" calcext:value-type="string">
            <text:p>Target 7</text:p>
          </table:table-cell>
          <table:table-cell table:style-name="ce140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float" office:value="7" calcext:value-type="float">
            <text:p>7</text:p>
          </table:table-cell>
          <table:table-cell table:style-name="ce149" office:value-type="string" calcext:value-type="string">
            <text:p>Archer</text:p>
          </table:table-cell>
          <table:table-cell table:style-name="ce154" office:value-type="string" calcext:value-type="string">
            <text:p>Club</text:p>
          </table:table-cell>
          <table:table-cell table:style-name="ce154" office:value-type="string" calcext:value-type="string">
            <text:p>Novice</text:p>
          </table:table-cell>
          <table:table-cell table:style-name="ce154" office:value-type="string" calcext:value-type="string">
            <text:p>Bow type</text:p>
          </table:table-cell>
          <table:table-cell table:style-name="ce154" office:value-type="string" calcext:value-type="string">
            <text:p>Junior</text:p>
          </table:table-cell>
          <table:table-cell table:style-name="ce164" office:value-type="string" calcext:value-type="string">
            <text:p>Age Under</text:p>
          </table:table-cell>
          <table:table-cell table:style-name="ce165" office:value-type="string" calcext:value-type="string">
            <text:p>Score</text:p>
          </table:table-cell>
          <table:table-cell table:style-name="ce171" office:value-type="string" calcext:value-type="string">
            <text:p>Hits </text:p>
          </table:table-cell>
          <table:table-cell table:style-name="ce172" office:value-type="string" calcext:value-type="string">
            <text:p>10s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A</text:p>
          </table:table-cell>
          <table:table-cell table:style-name="ce146" table:formula="of:=VLOOKUP([.$A47]&amp;[.A48];[$'Target List'.$A$2:.$J$37];3;0)" office:value-type="string" office:string-value="Gareth Clayton" calcext:value-type="string">
            <text:p>Gareth Clayton</text:p>
          </table:table-cell>
          <table:table-cell table:style-name="ce151" table:formula="of:=VLOOKUP([.$A47]&amp;[.$A48];[$'Target List'.$A$2:.$J$37];2;0)" office:value-type="string" office:string-value="Orion's Archers" calcext:value-type="string">
            <text:p>Orion's Archers</text:p>
          </table:table-cell>
          <table:table-cell table:style-name="ce157"/>
          <table:table-cell table:style-name="ce151" table:formula="of:=VLOOKUP([.$A47]&amp;[.$A48];[$'Target List'.$A$2:.$J$37];5;0)" office:value-type="string" office:string-value="Recurve" calcext:value-type="string">
            <text:p>Recurve</text:p>
          </table:table-cell>
          <table:table-cell table:style-name="ce157"/>
          <table:table-cell table:style-name="ce161"/>
          <table:table-cell table:style-name="ce168" office:value-type="float" office:value="376" calcext:value-type="float">
            <text:p>376</text:p>
          </table:table-cell>
          <table:table-cell table:style-name="ce21" office:value-type="float" office:value="60" calcext:value-type="float">
            <text:p>60</text:p>
          </table:table-cell>
          <table:table-cell table:style-name="ce26" office:value-type="float" office:value="0" calcext:value-type="float">
            <text:p>0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B</text:p>
          </table:table-cell>
          <table:table-cell table:style-name="ce147" table:formula="of:=VLOOKUP([.$A47]&amp;[.A49];[$'Target List'.$A$2:.$J$37];3;0)" office:value-type="string" office:string-value="Erin Ann Dobbin" calcext:value-type="string">
            <text:p>Erin Ann Dobbin</text:p>
          </table:table-cell>
          <table:table-cell table:style-name="ce152" table:formula="of:=VLOOKUP([.$A47]&amp;[.$A49];[$'Target List'.$A$2:.$J$37];2;0)" office:value-type="string" office:string-value="Linwood AC" calcext:value-type="string">
            <text:p>Linwood AC</text:p>
          </table:table-cell>
          <table:table-cell table:style-name="ce158"/>
          <table:table-cell table:style-name="ce152" table:formula="of:=VLOOKUP([.$A47]&amp;[.$A49];[$'Target List'.$A$2:.$J$37];5;0)" office:value-type="string" office:string-value="Barebow" calcext:value-type="string">
            <text:p>Barebow</text:p>
          </table:table-cell>
          <table:table-cell table:style-name="ce158"/>
          <table:table-cell table:style-name="ce162"/>
          <table:table-cell table:style-name="ce168" office:value-type="float" office:value="526" calcext:value-type="float">
            <text:p>526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11" calcext:value-type="float">
            <text:p>11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C</text:p>
          </table:table-cell>
          <table:table-cell table:style-name="ce147" table:formula="of:=VLOOKUP([.$A47]&amp;[.A50];[$'Target List'.$A$2:.$J$37];3;0)" office:value-type="string" office:string-value="Kelsey Hunt" calcext:value-type="string">
            <text:p>Kelsey Hunt</text:p>
          </table:table-cell>
          <table:table-cell table:style-name="ce152" table:formula="of:=VLOOKUP([.$A47]&amp;[.$A50];[$'Target List'.$A$2:.$J$37];2;0)" office:value-type="string" office:string-value="Strathclyde AC" calcext:value-type="string">
            <text:p>Strathclyde AC</text:p>
          </table:table-cell>
          <table:table-cell table:style-name="ce158"/>
          <table:table-cell table:style-name="ce152" table:formula="of:=VLOOKUP([.$A47]&amp;[.$A50];[$'Target List'.$A$2:.$J$37];5;0)" office:value-type="string" office:string-value="Recurve" calcext:value-type="string">
            <text:p>Recurve</text:p>
          </table:table-cell>
          <table:table-cell table:style-name="ce158"/>
          <table:table-cell table:style-name="ce162"/>
          <table:table-cell table:style-name="ce168" office:value-type="float" office:value="518" calcext:value-type="float">
            <text:p>518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15" calcext:value-type="float">
            <text:p>15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D</text:p>
          </table:table-cell>
          <table:table-cell table:style-name="ce148" table:formula="of:=VLOOKUP([.$A47]&amp;[.A51];[$'Target List'.$A$2:.$J$37];3;0)" office:value-type="string" office:string-value="John Strang" calcext:value-type="string">
            <text:p>John Strang</text:p>
          </table:table-cell>
          <table:table-cell table:style-name="ce153" table:formula="of:=VLOOKUP([.$A47]&amp;[.$A51];[$'Target List'.$A$2:.$J$37];2;0)" office:value-type="string" office:string-value="Glasgow Archers" calcext:value-type="string">
            <text:p>Glasgow Archers</text:p>
          </table:table-cell>
          <table:table-cell table:style-name="ce159"/>
          <table:table-cell table:style-name="ce153" table:formula="of:=VLOOKUP([.$A47]&amp;[.$A51];[$'Target List'.$A$2:.$J$37];5;0)" office:value-type="string" office:string-value="Recurve" calcext:value-type="string">
            <text:p>Recurve</text:p>
          </table:table-cell>
          <table:table-cell table:style-name="ce159"/>
          <table:table-cell table:style-name="ce163"/>
          <table:table-cell table:style-name="ce169" office:value-type="float" office:value="534" calcext:value-type="float">
            <text:p>534</text:p>
          </table:table-cell>
          <table:table-cell table:style-name="ce20" office:value-type="float" office:value="60" calcext:value-type="float">
            <text:p>60</text:p>
          </table:table-cell>
          <table:table-cell table:style-name="ce25" office:value-type="float" office:value="20" calcext:value-type="float">
            <text:p>20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1"/>
          <table:table-cell table:style-name="ce6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4" office:value-type="string" calcext:value-type="string">
            <text:p>Target 8</text:p>
          </table:table-cell>
          <table:table-cell table:style-name="ce140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float" office:value="8" calcext:value-type="float">
            <text:p>8</text:p>
          </table:table-cell>
          <table:table-cell table:style-name="ce149" office:value-type="string" calcext:value-type="string">
            <text:p>Archer</text:p>
          </table:table-cell>
          <table:table-cell table:style-name="ce154" office:value-type="string" calcext:value-type="string">
            <text:p>Club</text:p>
          </table:table-cell>
          <table:table-cell table:style-name="ce154" office:value-type="string" calcext:value-type="string">
            <text:p>Novice</text:p>
          </table:table-cell>
          <table:table-cell table:style-name="ce154" office:value-type="string" calcext:value-type="string">
            <text:p>Bow type</text:p>
          </table:table-cell>
          <table:table-cell table:style-name="ce154" office:value-type="string" calcext:value-type="string">
            <text:p>Junior</text:p>
          </table:table-cell>
          <table:table-cell table:style-name="ce164" office:value-type="string" calcext:value-type="string">
            <text:p>Age Under</text:p>
          </table:table-cell>
          <table:table-cell table:style-name="ce165" office:value-type="string" calcext:value-type="string">
            <text:p>Score</text:p>
          </table:table-cell>
          <table:table-cell table:style-name="ce171" office:value-type="string" calcext:value-type="string">
            <text:p>Hits </text:p>
          </table:table-cell>
          <table:table-cell table:style-name="ce172" office:value-type="string" calcext:value-type="string">
            <text:p>10s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A</text:p>
          </table:table-cell>
          <table:table-cell table:style-name="ce146" table:formula="of:=VLOOKUP([.$A54]&amp;[.A55];[$'Target List'.$A$2:.$J$37];3;0)" office:value-type="string" office:string-value="Jonah McArthur" calcext:value-type="string">
            <text:p>Jonah McArthur</text:p>
          </table:table-cell>
          <table:table-cell table:style-name="ce151" table:formula="of:=VLOOKUP([.$A54]&amp;[.$A55];[$'Target List'.$A$2:.$J$37];2;0)" office:value-type="string" office:string-value="Glasgow Archers" calcext:value-type="string">
            <text:p>Glasgow Archers</text:p>
          </table:table-cell>
          <table:table-cell table:style-name="ce157"/>
          <table:table-cell table:style-name="ce151" table:formula="of:=VLOOKUP([.$A54]&amp;[.$A55];[$'Target List'.$A$2:.$J$37];5;0)" office:value-type="string" office:string-value="Recurve" calcext:value-type="string">
            <text:p>Recurve</text:p>
          </table:table-cell>
          <table:table-cell table:style-name="ce157"/>
          <table:table-cell table:style-name="ce161"/>
          <table:table-cell table:style-name="ce168" office:value-type="float" office:value="531" calcext:value-type="float">
            <text:p>531</text:p>
          </table:table-cell>
          <table:table-cell table:style-name="ce21" office:value-type="float" office:value="60" calcext:value-type="float">
            <text:p>60</text:p>
          </table:table-cell>
          <table:table-cell table:style-name="ce26" office:value-type="float" office:value="19" calcext:value-type="float">
            <text:p>19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B</text:p>
          </table:table-cell>
          <table:table-cell table:style-name="ce147" table:formula="of:=VLOOKUP([.$A54]&amp;[.A56];[$'Target List'.$A$2:.$J$37];3;0)" office:value-type="string" office:string-value="Alex Blake" calcext:value-type="string">
            <text:p>Alex Blake</text:p>
          </table:table-cell>
          <table:table-cell table:style-name="ce152" table:formula="of:=VLOOKUP([.$A54]&amp;[.$A56];[$'Target List'.$A$2:.$J$37];2;0)" office:value-type="string" office:string-value="Strathclyde AC" calcext:value-type="string">
            <text:p>Strathclyde AC</text:p>
          </table:table-cell>
          <table:table-cell table:style-name="ce158"/>
          <table:table-cell table:style-name="ce152" table:formula="of:=VLOOKUP([.$A54]&amp;[.$A56];[$'Target List'.$A$2:.$J$37];5;0)" office:value-type="string" office:string-value="Barebow" calcext:value-type="string">
            <text:p>Barebow</text:p>
          </table:table-cell>
          <table:table-cell table:style-name="ce158"/>
          <table:table-cell table:style-name="ce162"/>
          <table:table-cell table:style-name="ce168" office:value-type="float" office:value="384" calcext:value-type="float">
            <text:p>384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1" calcext:value-type="float">
            <text:p>1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C</text:p>
          </table:table-cell>
          <table:table-cell table:style-name="ce147" table:formula="of:=VLOOKUP([.$A54]&amp;[.A57];[$'Target List'.$A$2:.$J$37];3;0)" office:value-type="string" office:string-value="Scott Jamieson" calcext:value-type="string">
            <text:p>Scott Jamieson</text:p>
          </table:table-cell>
          <table:table-cell table:style-name="ce152" table:formula="of:=VLOOKUP([.$A54]&amp;[.$A57];[$'Target List'.$A$2:.$J$37];2;0)" office:value-type="string" office:string-value="Glasgow Archers" calcext:value-type="string">
            <text:p>Glasgow Archers</text:p>
          </table:table-cell>
          <table:table-cell table:style-name="ce158"/>
          <table:table-cell table:style-name="ce152" table:formula="of:=VLOOKUP([.$A54]&amp;[.$A57];[$'Target List'.$A$2:.$J$37];5;0)" office:value-type="string" office:string-value="Recurve" calcext:value-type="string">
            <text:p>Recurve</text:p>
          </table:table-cell>
          <table:table-cell table:style-name="ce158"/>
          <table:table-cell table:style-name="ce162"/>
          <table:table-cell table:style-name="ce168" office:value-type="float" office:value="549" calcext:value-type="float">
            <text:p>549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23" calcext:value-type="float">
            <text:p>23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D</text:p>
          </table:table-cell>
          <table:table-cell table:style-name="ce148" table:formula="of:=VLOOKUP([.$A54]&amp;[.A58];[$'Target List'.$A$2:.$J$37];3;0)" office:value-type="string" office:string-value="David MacLachlan" calcext:value-type="string">
            <text:p>David MacLachlan</text:p>
          </table:table-cell>
          <table:table-cell table:style-name="ce153" table:formula="of:=VLOOKUP([.$A54]&amp;[.$A58];[$'Target List'.$A$2:.$J$37];2;0)" office:value-type="string" office:string-value="Orion's Archers" calcext:value-type="string">
            <text:p>Orion's Archers</text:p>
          </table:table-cell>
          <table:table-cell table:style-name="ce159"/>
          <table:table-cell table:style-name="ce153" table:formula="of:=VLOOKUP([.$A54]&amp;[.$A58];[$'Target List'.$A$2:.$J$37];5;0)" office:value-type="string" office:string-value="Recurve" calcext:value-type="string">
            <text:p>Recurve</text:p>
          </table:table-cell>
          <table:table-cell table:style-name="ce159"/>
          <table:table-cell table:style-name="ce163"/>
          <table:table-cell table:style-name="ce169" office:value-type="float" office:value="470" calcext:value-type="float">
            <text:p>470</text:p>
          </table:table-cell>
          <table:table-cell table:style-name="ce20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1"/>
          <table:table-cell table:style-name="ce6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4" office:value-type="string" calcext:value-type="string">
            <text:p>Target 9</text:p>
          </table:table-cell>
          <table:table-cell table:style-name="ce140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float" office:value="9" calcext:value-type="float">
            <text:p>9</text:p>
          </table:table-cell>
          <table:table-cell table:style-name="ce149" office:value-type="string" calcext:value-type="string">
            <text:p>Archer</text:p>
          </table:table-cell>
          <table:table-cell table:style-name="ce154" office:value-type="string" calcext:value-type="string">
            <text:p>Club</text:p>
          </table:table-cell>
          <table:table-cell table:style-name="ce154" office:value-type="string" calcext:value-type="string">
            <text:p>Novice</text:p>
          </table:table-cell>
          <table:table-cell table:style-name="ce154" office:value-type="string" calcext:value-type="string">
            <text:p>Bow type</text:p>
          </table:table-cell>
          <table:table-cell table:style-name="ce154" office:value-type="string" calcext:value-type="string">
            <text:p>Junior</text:p>
          </table:table-cell>
          <table:table-cell table:style-name="ce164" office:value-type="string" calcext:value-type="string">
            <text:p>Age Under</text:p>
          </table:table-cell>
          <table:table-cell table:style-name="ce165" office:value-type="string" calcext:value-type="string">
            <text:p>Score</text:p>
          </table:table-cell>
          <table:table-cell table:style-name="ce171" office:value-type="string" calcext:value-type="string">
            <text:p>Hits </text:p>
          </table:table-cell>
          <table:table-cell table:style-name="ce172" office:value-type="string" calcext:value-type="string">
            <text:p>10s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A</text:p>
          </table:table-cell>
          <table:table-cell table:style-name="ce146" table:formula="of:=VLOOKUP([.$A61]&amp;[.A62];[$'Target List'.$A$2:.$J$37];3;0)" office:value-type="string" office:string-value="Duncan Malone" calcext:value-type="string">
            <text:p>Duncan Malone</text:p>
          </table:table-cell>
          <table:table-cell table:style-name="ce151" table:formula="of:=VLOOKUP([.$A61]&amp;[.$A62];[$'Target List'.$A$2:.$J$37];2;0)" office:value-type="string" office:string-value="Glasgow Archers" calcext:value-type="string">
            <text:p>Glasgow Archers</text:p>
          </table:table-cell>
          <table:table-cell table:style-name="ce157"/>
          <table:table-cell table:style-name="ce151" table:formula="of:=VLOOKUP([.$A61]&amp;[.$A62];[$'Target List'.$A$2:.$J$37];5;0)" office:value-type="string" office:string-value="Recurve" calcext:value-type="string">
            <text:p>Recurve</text:p>
          </table:table-cell>
          <table:table-cell table:style-name="ce157"/>
          <table:table-cell table:style-name="ce161"/>
          <table:table-cell table:style-name="ce168" office:value-type="float" office:value="484" calcext:value-type="float">
            <text:p>484</text:p>
          </table:table-cell>
          <table:table-cell table:style-name="ce21" office:value-type="float" office:value="60" calcext:value-type="float">
            <text:p>60</text:p>
          </table:table-cell>
          <table:table-cell table:style-name="ce26" office:value-type="float" office:value="5" calcext:value-type="float">
            <text:p>5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B</text:p>
          </table:table-cell>
          <table:table-cell table:style-name="ce147" table:formula="of:=VLOOKUP([.$A61]&amp;[.A63];[$'Target List'.$A$2:.$J$37];3;0)" office:value-type="string" office:string-value="Ray Reynaldo" calcext:value-type="string">
            <text:p>Ray Reynaldo</text:p>
          </table:table-cell>
          <table:table-cell table:style-name="ce152" table:formula="of:=VLOOKUP([.$A61]&amp;[.$A63];[$'Target List'.$A$2:.$J$37];2;0)" office:value-type="string" office:string-value="Strathclyde AC" calcext:value-type="string">
            <text:p>Strathclyde AC</text:p>
          </table:table-cell>
          <table:table-cell table:style-name="ce158"/>
          <table:table-cell table:style-name="ce152" table:formula="of:=VLOOKUP([.$A61]&amp;[.$A63];[$'Target List'.$A$2:.$J$37];5;0)" office:value-type="string" office:string-value="Recurve" calcext:value-type="string">
            <text:p>Recurve</text:p>
          </table:table-cell>
          <table:table-cell table:style-name="ce158"/>
          <table:table-cell table:style-name="ce162"/>
          <table:table-cell table:style-name="ce168" office:value-type="float" office:value="446" calcext:value-type="float">
            <text:p>446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8" calcext:value-type="float">
            <text:p>8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C</text:p>
          </table:table-cell>
          <table:table-cell table:style-name="ce147" table:formula="of:=VLOOKUP([.$A61]&amp;[.A64];[$'Target List'.$A$2:.$J$37];3;0)" office:value-type="string" office:string-value="Chris Blair" calcext:value-type="string">
            <text:p>Chris Blair</text:p>
          </table:table-cell>
          <table:table-cell table:style-name="ce152" table:formula="of:=VLOOKUP([.$A61]&amp;[.$A64];[$'Target List'.$A$2:.$J$37];2;0)" office:value-type="string" office:string-value="Glasgow Archers" calcext:value-type="string">
            <text:p>Glasgow Archers</text:p>
          </table:table-cell>
          <table:table-cell table:style-name="ce158"/>
          <table:table-cell table:style-name="ce152" table:formula="of:=VLOOKUP([.$A61]&amp;[.$A64];[$'Target List'.$A$2:.$J$37];5;0)" office:value-type="string" office:string-value="Barebow" calcext:value-type="string">
            <text:p>Barebow</text:p>
          </table:table-cell>
          <table:table-cell table:style-name="ce158"/>
          <table:table-cell table:style-name="ce162"/>
          <table:table-cell table:style-name="ce168" office:value-type="float" office:value="437" calcext:value-type="float">
            <text:p>437</text:p>
          </table:table-cell>
          <table:table-cell table:style-name="ce19" office:value-type="float" office:value="60" calcext:value-type="float">
            <text:p>60</text:p>
          </table:table-cell>
          <table:table-cell table:style-name="ce24" office:value-type="float" office:value="2" calcext:value-type="float">
            <text:p>2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D</text:p>
          </table:table-cell>
          <table:table-cell table:style-name="ce148" table:formula="of:=VLOOKUP([.$A61]&amp;[.A65];[$'Target List'.$A$2:.$J$37];3;0)" office:value-type="string" office:string-value="Meredith Hill" calcext:value-type="string">
            <text:p>Meredith Hill</text:p>
          </table:table-cell>
          <table:table-cell table:style-name="ce153" table:formula="of:=VLOOKUP([.$A61]&amp;[.$A65];[$'Target List'.$A$2:.$J$37];2;0)" office:value-type="string" office:string-value="Glasgow Archers" calcext:value-type="string">
            <text:p>Glasgow Archers</text:p>
          </table:table-cell>
          <table:table-cell table:style-name="ce159"/>
          <table:table-cell table:style-name="ce153" table:formula="of:=VLOOKUP([.$A61]&amp;[.$A65];[$'Target List'.$A$2:.$J$37];5;0)" office:value-type="string" office:string-value="Recurve" calcext:value-type="string">
            <text:p>Recurve</text:p>
          </table:table-cell>
          <table:table-cell table:style-name="ce159"/>
          <table:table-cell table:style-name="ce163"/>
          <table:table-cell table:style-name="ce169" office:value-type="float" office:value="405" calcext:value-type="float">
            <text:p>405</text:p>
          </table:table-cell>
          <table:table-cell table:style-name="ce20" office:value-type="float" office:value="58" calcext:value-type="float">
            <text:p>58</text:p>
          </table:table-cell>
          <table:table-cell table:style-name="ce25" office:value-type="float" office:value="5" calcext:value-type="float">
            <text:p>5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1"/>
          <table:table-cell table:style-name="ce6" table:number-columns-repeated="8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/>
          <table:table-cell table:style-name="ce144" office:value-type="string" calcext:value-type="string">
            <text:p>Target 10</text:p>
          </table:table-cell>
          <table:table-cell table:style-name="ce6" table:number-columns-repeated="2"/>
          <table:table-cell table:style-name="ce140"/>
          <table:table-cell table:style-name="ce6" table:number-columns-repeated="5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float" office:value="10" calcext:value-type="float">
            <text:p>10</text:p>
          </table:table-cell>
          <table:table-cell table:style-name="ce149" office:value-type="string" calcext:value-type="string">
            <text:p>Archer</text:p>
          </table:table-cell>
          <table:table-cell table:style-name="ce154" office:value-type="string" calcext:value-type="string">
            <text:p>Club</text:p>
          </table:table-cell>
          <table:table-cell table:style-name="ce154" office:value-type="string" calcext:value-type="string">
            <text:p>Novice</text:p>
          </table:table-cell>
          <table:table-cell table:style-name="ce154" office:value-type="string" calcext:value-type="string">
            <text:p>Bow type</text:p>
          </table:table-cell>
          <table:table-cell table:style-name="ce154" office:value-type="string" calcext:value-type="string">
            <text:p>Junior</text:p>
          </table:table-cell>
          <table:table-cell table:style-name="ce164" office:value-type="string" calcext:value-type="string">
            <text:p>Age Under</text:p>
          </table:table-cell>
          <table:table-cell table:style-name="ce165" office:value-type="string" calcext:value-type="string">
            <text:p>Score</text:p>
          </table:table-cell>
          <table:table-cell table:style-name="ce171" office:value-type="string" calcext:value-type="string">
            <text:p>Hits </text:p>
          </table:table-cell>
          <table:table-cell table:style-name="ce172" office:value-type="string" calcext:value-type="string">
            <text:p>10s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A</text:p>
          </table:table-cell>
          <table:table-cell table:style-name="ce146" table:formula="of:=VLOOKUP([.$A68]&amp;[.A69];[$'Target List'.$A$2:.$J$41];3;0)" office:value-type="string" office:string-value="Iain MacMillan" calcext:value-type="string">
            <text:p>Iain MacMillan</text:p>
          </table:table-cell>
          <table:table-cell table:style-name="ce151" table:formula="of:=VLOOKUP([.$A68]&amp;[.$A69];[$'Target List'.$A$2:.$J$41];2;0)" office:value-type="string" office:string-value="Monklands AC" calcext:value-type="string">
            <text:p>Monklands AC</text:p>
          </table:table-cell>
          <table:table-cell table:style-name="ce157"/>
          <table:table-cell table:style-name="ce151" table:formula="of:=VLOOKUP([.$A68]&amp;[.$A69];[$'Target List'.$A$2:.$J$41];5;0)" office:value-type="string" office:string-value="Recurve" calcext:value-type="string">
            <text:p>Recurve</text:p>
          </table:table-cell>
          <table:table-cell table:style-name="ce157"/>
          <table:table-cell table:style-name="ce161"/>
          <table:table-cell table:style-name="ce168" office:value-type="float" office:value="544" calcext:value-type="float">
            <text:p>544</text:p>
          </table:table-cell>
          <table:table-cell table:style-name="ce21" office:value-type="float" office:value="60" calcext:value-type="float">
            <text:p>60</text:p>
          </table:table-cell>
          <table:table-cell table:style-name="ce26" office:value-type="float" office:value="20" calcext:value-type="float">
            <text:p>20</text:p>
          </table:table-cell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B</text:p>
          </table:table-cell>
          <table:table-cell table:style-name="ce147" table:formula="of:=VLOOKUP([.$A68]&amp;[.A70];[$'Target List'.$A$2:.$J$41];3;0)" office:value-type="float" office:value="0" calcext:value-type="float">
            <text:p/>
          </table:table-cell>
          <table:table-cell table:style-name="ce152" table:formula="of:=VLOOKUP([.$A68]&amp;[.$A70];[$'Target List'.$A$2:.$J$41];2;0)" office:value-type="float" office:value="0" calcext:value-type="float">
            <text:p/>
          </table:table-cell>
          <table:table-cell table:style-name="ce158"/>
          <table:table-cell table:style-name="ce152" table:formula="of:=VLOOKUP([.$A68]&amp;[.$A70];[$'Target List'.$A$2:.$J$41];5;0)" office:value-type="float" office:value="0" calcext:value-type="float">
            <text:p/>
          </table:table-cell>
          <table:table-cell table:style-name="ce158"/>
          <table:table-cell table:style-name="ce162"/>
          <table:table-cell table:style-name="ce168"/>
          <table:table-cell table:style-name="ce19"/>
          <table:table-cell table:style-name="ce24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C</text:p>
          </table:table-cell>
          <table:table-cell table:style-name="ce147" table:formula="of:=VLOOKUP([.$A68]&amp;[.A71];[$'Target List'.$A$2:.$J$41];3;0)" office:value-type="float" office:value="0" calcext:value-type="float">
            <text:p/>
          </table:table-cell>
          <table:table-cell table:style-name="ce152" table:formula="of:=VLOOKUP([.$A68]&amp;[.$A71];[$'Target List'.$A$2:.$J$41];2;0)" office:value-type="float" office:value="0" calcext:value-type="float">
            <text:p/>
          </table:table-cell>
          <table:table-cell table:style-name="ce158"/>
          <table:table-cell table:style-name="ce152" table:formula="of:=VLOOKUP([.$A68]&amp;[.$A71];[$'Target List'.$A$2:.$J$41];5;0)" office:value-type="float" office:value="0" calcext:value-type="float">
            <text:p/>
          </table:table-cell>
          <table:table-cell table:style-name="ce158"/>
          <table:table-cell table:style-name="ce162"/>
          <table:table-cell table:style-name="ce168"/>
          <table:table-cell table:style-name="ce19"/>
          <table:table-cell table:style-name="ce24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2">
          <table:table-cell table:style-name="ce140" office:value-type="string" calcext:value-type="string">
            <text:p>D</text:p>
          </table:table-cell>
          <table:table-cell table:style-name="ce148" table:formula="of:=VLOOKUP([.$A68]&amp;[.A72];[$'Target List'.$A$2:.$J$41];3;0)" office:value-type="float" office:value="0" calcext:value-type="float">
            <text:p/>
          </table:table-cell>
          <table:table-cell table:style-name="ce153" table:formula="of:=VLOOKUP([.$A68]&amp;[.$A72];[$'Target List'.$A$2:.$J$41];2;0)" office:value-type="float" office:value="0" calcext:value-type="float">
            <text:p/>
          </table:table-cell>
          <table:table-cell table:style-name="ce159"/>
          <table:table-cell table:style-name="ce153" table:formula="of:=VLOOKUP([.$A68]&amp;[.$A72];[$'Target List'.$A$2:.$J$41];5;0)" office:value-type="float" office:value="0" calcext:value-type="float">
            <text:p/>
          </table:table-cell>
          <table:table-cell table:style-name="ce159"/>
          <table:table-cell table:style-name="ce163"/>
          <table:table-cell table:style-name="ce169"/>
          <table:table-cell table:style-name="ce20"/>
          <table:table-cell table:style-name="ce25"/>
          <table:table-cell table:style-name="ce175"/>
          <table:table-cell table:number-columns-repeated="12"/>
          <table:table-cell table:style-name="ce141" table:number-columns-repeated="2"/>
          <table:table-cell table:style-name="ce178" table:number-columns-repeated="5"/>
          <table:table-cell table:number-columns-repeated="994"/>
        </table:table-row>
        <table:table-row table:style-name="ro1" table:number-rows-repeated="92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4">
        <table:table-column table:style-name="co1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17" table:default-cell-style-name="Default"/>
        <table:table-column table:style-name="co12" table:number-columns-repeated="989" table:default-cell-style-name="Default"/>
        <table:table-row table:style-name="ro6">
          <table:table-cell table:style-name="ce179" table:number-columns-repeated="3"/>
          <table:table-cell table:style-name="ce36" table:number-columns-repeated="2"/>
          <table:table-cell table:style-name="ce190" table:number-columns-repeated="2"/>
          <table:table-cell table:style-name="ce36" table:number-columns-repeated="2"/>
          <table:table-cell table:style-name="ce194"/>
          <table:table-cell table:style-name="ce179" table:number-columns-repeated="2"/>
          <table:table-cell table:style-name="ce195" table:number-columns-repeated="2"/>
          <table:table-cell table:style-name="ce179" table:number-columns-repeated="6"/>
          <table:table-cell table:style-name="ce36" table:number-columns-repeated="15"/>
          <table:table-cell table:number-columns-repeated="989"/>
        </table:table-row>
        <table:table-row table:style-name="ro10">
          <table:table-cell table:style-name="ce179"/>
          <table:table-cell table:style-name="ce180" table:number-columns-repeated="2"/>
          <table:table-cell table:style-name="ce185" table:number-columns-repeated="6"/>
          <table:table-cell table:style-name="ce195" table:number-columns-repeated="2"/>
          <table:table-cell table:style-name="ce197"/>
          <table:table-cell table:style-name="ce185" table:number-columns-repeated="2"/>
          <table:table-cell table:style-name="ce195"/>
          <table:table-cell table:style-name="ce179" table:number-columns-repeated="5"/>
          <table:table-cell table:style-name="ce36" table:number-columns-repeated="3"/>
          <table:table-cell table:style-name="ce205" table:number-columns-repeated="12"/>
          <table:table-cell table:number-columns-repeated="989"/>
        </table:table-row>
        <table:table-row table:style-name="ro10">
          <table:table-cell table:style-name="ce179"/>
          <table:table-cell table:style-name="ce181" office:value-type="string" calcext:value-type="string">
            <text:p>Target</text:p>
          </table:table-cell>
          <table:table-cell table:style-name="ce184" office:value-type="string" calcext:value-type="string">
            <text:p>Club</text:p>
          </table:table-cell>
          <table:table-cell table:style-name="ce186" office:value-type="string" calcext:value-type="string">
            <text:p>Archer</text:p>
          </table:table-cell>
          <table:table-cell table:style-name="ce186" office:value-type="string" calcext:value-type="string">
            <text:p>F/M</text:p>
          </table:table-cell>
          <table:table-cell table:style-name="ce186" office:value-type="string" calcext:value-type="string">
            <text:p>Bow Type</text:p>
          </table:table-cell>
          <table:table-cell table:style-name="ce186" office:value-type="string" calcext:value-type="string">
            <text:p>Score</text:p>
          </table:table-cell>
          <table:table-cell table:style-name="ce186" office:value-type="string" calcext:value-type="string">
            <text:p>Hits</text:p>
          </table:table-cell>
          <table:table-cell table:style-name="ce193" office:value-type="string" calcext:value-type="string">
            <text:p>10s</text:p>
          </table:table-cell>
          <table:table-cell table:style-name="ce196"/>
          <table:table-cell table:style-name="ce195"/>
          <table:table-cell table:style-name="ce197" office:value-type="string" calcext:value-type="string">
            <text:p>TEAM SCORES</text:p>
          </table:table-cell>
          <table:table-cell table:style-name="ce185" office:value-type="string" calcext:value-type="string">
            <text:p>Score</text:p>
          </table:table-cell>
          <table:table-cell table:style-name="ce185" office:value-type="string" calcext:value-type="string">
            <text:p>Hits</text:p>
          </table:table-cell>
          <table:table-cell table:style-name="ce195" office:value-type="string" calcext:value-type="string">
            <text:p>10s</text:p>
          </table:table-cell>
          <table:table-cell table:style-name="ce179" table:number-columns-repeated="5"/>
          <table:table-cell table:style-name="ce36" table:number-columns-repeated="3"/>
          <table:table-cell table:style-name="ce205" table:number-columns-repeated="12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2]" office:value-type="string" office:string-value="1A" calcext:value-type="string">
            <text:p>1A</text:p>
          </table:table-cell>
          <table:table-cell table:style-name="ce182" table:formula="of:=[$'Target List'.C2]" office:value-type="string" office:string-value="Finlay Grant" calcext:value-type="string">
            <text:p>Finlay Grant</text:p>
          </table:table-cell>
          <table:table-cell table:style-name="ce182" table:formula="of:=[$'Target List'.B2]" office:value-type="string" office:string-value="Glasgow Archers" calcext:value-type="string">
            <text:p>Glasgow Archers</text:p>
          </table:table-cell>
          <table:table-cell table:style-name="ce187" table:formula="of:=[$'Target List'.D2]" office:value-type="string" office:string-value="M" calcext:value-type="string">
            <text:p>M</text:p>
          </table:table-cell>
          <table:table-cell table:style-name="ce182" table:formula="of:=[$'Target List'.E2]" office:value-type="string" office:string-value="Compound" calcext:value-type="string">
            <text:p>Compound</text:p>
          </table:table-cell>
          <table:table-cell table:style-name="ce191" table:formula="of:=[$Scores.H6]" office:value-type="float" office:value="539" calcext:value-type="float">
            <text:p>539</text:p>
          </table:table-cell>
          <table:table-cell table:style-name="ce191" table:formula="of:=[$Scores.I6]" office:value-type="float" office:value="60" calcext:value-type="float">
            <text:p>60</text:p>
          </table:table-cell>
          <table:table-cell table:style-name="ce191" table:formula="of:=[$Scores.J6]" office:value-type="float" office:value="14" calcext:value-type="float">
            <text:p>14</text:p>
          </table:table-cell>
          <table:table-cell table:style-name="ce6"/>
          <table:table-cell table:style-name="ce195" office:value-type="float" office:value="1" calcext:value-type="float">
            <text:p>1</text:p>
          </table:table-cell>
          <table:table-cell table:style-name="ce198" table:formula="of:=[.$L$46]" office:value-type="string" office:string-value="Strathclyde AC" calcext:value-type="string">
            <text:p>Strathclyde AC</text:p>
          </table:table-cell>
          <table:table-cell table:style-name="ce203" table:formula="of:=[.$M$51]" office:value-type="float" office:value="2182" calcext:value-type="float">
            <text:p>2182</text:p>
          </table:table-cell>
          <table:table-cell table:style-name="ce203" table:formula="of:=[.$N$51]" office:value-type="float" office:value="240" calcext:value-type="float">
            <text:p>240</text:p>
          </table:table-cell>
          <table:table-cell table:style-name="ce203" table:formula="of:=[.$O$51]" office:value-type="float" office:value="91" calcext:value-type="float">
            <text:p>91</text:p>
          </table:table-cell>
          <table:table-cell table:style-name="ce179"/>
          <table:table-cell table:style-name="ce204"/>
          <table:table-cell table:style-name="ce179" table:number-columns-repeated="6"/>
          <table:table-cell table:style-name="ce205" table:number-columns-repeated="12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3]" office:value-type="string" office:string-value="1B" calcext:value-type="string">
            <text:p>1B</text:p>
          </table:table-cell>
          <table:table-cell table:style-name="ce182" table:formula="of:=[$'Target List'.C3]" office:value-type="string" office:string-value="Marcus McInally" calcext:value-type="string">
            <text:p>Marcus McInally</text:p>
          </table:table-cell>
          <table:table-cell table:style-name="ce182" table:formula="of:=[$'Target List'.B3]" office:value-type="string" office:string-value="Monklands AC" calcext:value-type="string">
            <text:p>Monklands AC</text:p>
          </table:table-cell>
          <table:table-cell table:style-name="ce187" table:formula="of:=[$'Target List'.D3]" office:value-type="string" office:string-value="M" calcext:value-type="string">
            <text:p>M</text:p>
          </table:table-cell>
          <table:table-cell table:style-name="ce182" table:formula="of:=[$'Target List'.E3]" office:value-type="string" office:string-value="Compound" calcext:value-type="string">
            <text:p>Compound</text:p>
          </table:table-cell>
          <table:table-cell table:style-name="ce191" table:formula="of:=[$Scores.H7]" office:value-type="float" office:value="531" calcext:value-type="float">
            <text:p>531</text:p>
          </table:table-cell>
          <table:table-cell table:style-name="ce191" table:formula="of:=[$Scores.I7]" office:value-type="float" office:value="60" calcext:value-type="float">
            <text:p>60</text:p>
          </table:table-cell>
          <table:table-cell table:style-name="ce191" table:formula="of:=[$Scores.J7]" office:value-type="float" office:value="7" calcext:value-type="float">
            <text:p>7</text:p>
          </table:table-cell>
          <table:table-cell table:style-name="ce6"/>
          <table:table-cell table:style-name="ce195" office:value-type="float" office:value="2" calcext:value-type="float">
            <text:p>2</text:p>
          </table:table-cell>
          <table:table-cell table:style-name="ce198" table:formula="of:=[.$L$32]" office:value-type="string" office:string-value="Monklands AC" calcext:value-type="string">
            <text:p>Monklands AC</text:p>
          </table:table-cell>
          <table:table-cell table:style-name="ce203" table:formula="of:=[.$M$37]" office:value-type="float" office:value="2182" calcext:value-type="float">
            <text:p>2182</text:p>
          </table:table-cell>
          <table:table-cell table:style-name="ce203" table:formula="of:=[.$N$37]" office:value-type="float" office:value="240" calcext:value-type="float">
            <text:p>240</text:p>
          </table:table-cell>
          <table:table-cell table:style-name="ce203" table:formula="of:=[.$O$37]" office:value-type="float" office:value="73" calcext:value-type="float">
            <text:p>73</text:p>
          </table:table-cell>
          <table:table-cell table:style-name="ce179"/>
          <table:table-cell table:style-name="ce204"/>
          <table:table-cell table:style-name="ce179" table:number-columns-repeated="6"/>
          <table:table-cell table:style-name="ce205" table:number-columns-repeated="12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4]" office:value-type="string" office:string-value="1C" calcext:value-type="string">
            <text:p>1C</text:p>
          </table:table-cell>
          <table:table-cell table:style-name="ce182" table:formula="of:=[$'Target List'.C4]" office:value-type="string" office:string-value="James Ross" calcext:value-type="string">
            <text:p>James Ross</text:p>
          </table:table-cell>
          <table:table-cell table:style-name="ce182" table:formula="of:=[$'Target List'.B4]" office:value-type="string" office:string-value="EK Archery Club" calcext:value-type="string">
            <text:p>EK Archery Club</text:p>
          </table:table-cell>
          <table:table-cell table:style-name="ce187" table:formula="of:=[$'Target List'.D4]" office:value-type="string" office:string-value="M" calcext:value-type="string">
            <text:p>M</text:p>
          </table:table-cell>
          <table:table-cell table:style-name="ce182" table:formula="of:=[$'Target List'.E4]" office:value-type="string" office:string-value="Compound" calcext:value-type="string">
            <text:p>Compound</text:p>
          </table:table-cell>
          <table:table-cell table:style-name="ce191" table:formula="of:=[$Scores.H8]" office:value-type="float" office:value="559" calcext:value-type="float">
            <text:p>559</text:p>
          </table:table-cell>
          <table:table-cell table:style-name="ce191" table:formula="of:=[$Scores.I8]" office:value-type="float" office:value="60" calcext:value-type="float">
            <text:p>60</text:p>
          </table:table-cell>
          <table:table-cell table:style-name="ce191" table:formula="of:=[$Scores.J8]" office:value-type="float" office:value="21" calcext:value-type="float">
            <text:p>21</text:p>
          </table:table-cell>
          <table:table-cell table:style-name="ce6"/>
          <table:table-cell table:style-name="ce195" office:value-type="float" office:value="3" calcext:value-type="float">
            <text:p>3</text:p>
          </table:table-cell>
          <table:table-cell table:style-name="ce198" table:formula="of:=[.$L$18]" office:value-type="string" office:string-value="Glasgow Archers" calcext:value-type="string">
            <text:p>Glasgow Archers</text:p>
          </table:table-cell>
          <table:table-cell table:style-name="ce203" table:formula="of:=[.$M$23]" office:value-type="float" office:value="2173" calcext:value-type="float">
            <text:p>2173</text:p>
          </table:table-cell>
          <table:table-cell table:style-name="ce203" table:formula="of:=[.$N$23]" office:value-type="float" office:value="240" calcext:value-type="float">
            <text:p>240</text:p>
          </table:table-cell>
          <table:table-cell table:style-name="ce203" table:formula="of:=[.$O$23]" office:value-type="float" office:value="75" calcext:value-type="float">
            <text:p>75</text:p>
          </table:table-cell>
          <table:table-cell table:style-name="ce179"/>
          <table:table-cell table:style-name="ce204"/>
          <table:table-cell table:style-name="ce179" table:number-columns-repeated="6"/>
          <table:table-cell table:style-name="ce205" table:number-columns-repeated="12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5]" office:value-type="string" office:string-value="1D" calcext:value-type="string">
            <text:p>1D</text:p>
          </table:table-cell>
          <table:table-cell table:style-name="ce182" table:formula="of:=[$'Target List'.C5]" office:value-type="string" office:string-value="Chris Murry" calcext:value-type="string">
            <text:p>Chris Murry</text:p>
          </table:table-cell>
          <table:table-cell table:style-name="ce182" table:formula="of:=[$'Target List'.B5]" office:value-type="string" office:string-value="Monklands AC" calcext:value-type="string">
            <text:p>Monklands AC</text:p>
          </table:table-cell>
          <table:table-cell table:style-name="ce187" table:formula="of:=[$'Target List'.D5]" office:value-type="string" office:string-value="M" calcext:value-type="string">
            <text:p>M</text:p>
          </table:table-cell>
          <table:table-cell table:style-name="ce182" table:formula="of:=[$'Target List'.E5]" office:value-type="string" office:string-value="Compound" calcext:value-type="string">
            <text:p>Compound</text:p>
          </table:table-cell>
          <table:table-cell table:style-name="ce191" table:formula="of:=[$Scores.H9]" office:value-type="float" office:value="547" calcext:value-type="float">
            <text:p>547</text:p>
          </table:table-cell>
          <table:table-cell table:style-name="ce191" table:formula="of:=[$Scores.I9]" office:value-type="float" office:value="60" calcext:value-type="float">
            <text:p>60</text:p>
          </table:table-cell>
          <table:table-cell table:style-name="ce191" table:formula="of:=[$Scores.J9]" office:value-type="float" office:value="15" calcext:value-type="float">
            <text:p>15</text:p>
          </table:table-cell>
          <table:table-cell table:style-name="ce6"/>
          <table:table-cell table:style-name="ce195" office:value-type="float" office:value="4" calcext:value-type="float">
            <text:p>4</text:p>
          </table:table-cell>
          <table:table-cell table:style-name="ce198" table:formula="of:=[.$L$11]" office:value-type="string" office:string-value="EK Archery Club" calcext:value-type="string">
            <text:p>EK Archery Club</text:p>
          </table:table-cell>
          <table:table-cell table:style-name="ce203" table:formula="of:=[.$M$16]" office:value-type="float" office:value="2101" calcext:value-type="float">
            <text:p>2101</text:p>
          </table:table-cell>
          <table:table-cell table:style-name="ce203" table:formula="of:=[.$N$16]" office:value-type="float" office:value="240" calcext:value-type="float">
            <text:p>240</text:p>
          </table:table-cell>
          <table:table-cell table:style-name="ce203" table:formula="of:=[.$O$16]" office:value-type="float" office:value="65" calcext:value-type="float">
            <text:p>65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6]" office:value-type="string" office:string-value="2A" calcext:value-type="string">
            <text:p>2A</text:p>
          </table:table-cell>
          <table:table-cell table:style-name="ce182" table:formula="of:=[$'Target List'.C6]" office:value-type="string" office:string-value="Elaine Zanjani" calcext:value-type="string">
            <text:p>Elaine Zanjani</text:p>
          </table:table-cell>
          <table:table-cell table:style-name="ce182" table:formula="of:=[$'Target List'.B6]" office:value-type="string" office:string-value="Monklands AC" calcext:value-type="string">
            <text:p>Monklands AC</text:p>
          </table:table-cell>
          <table:table-cell table:style-name="ce187" table:formula="of:=[$'Target List'.D6]" office:value-type="string" office:string-value="F" calcext:value-type="string">
            <text:p>F</text:p>
          </table:table-cell>
          <table:table-cell table:style-name="ce182" table:formula="of:=[$'Target List'.E6]" office:value-type="string" office:string-value="Recurve" calcext:value-type="string">
            <text:p>Recurve</text:p>
          </table:table-cell>
          <table:table-cell table:style-name="ce191" table:formula="of:=[$Scores.H13]" office:value-type="float" office:value="499" calcext:value-type="float">
            <text:p>499</text:p>
          </table:table-cell>
          <table:table-cell table:style-name="ce191" table:formula="of:=[$Scores.I13]" office:value-type="float" office:value="59" calcext:value-type="float">
            <text:p>59</text:p>
          </table:table-cell>
          <table:table-cell table:style-name="ce191" table:formula="of:=[$Scores.J13]" office:value-type="float" office:value="11" calcext:value-type="float">
            <text:p>11</text:p>
          </table:table-cell>
          <table:table-cell table:style-name="ce6"/>
          <table:table-cell table:style-name="ce195" office:value-type="float" office:value="5" calcext:value-type="float">
            <text:p>5</text:p>
          </table:table-cell>
          <table:table-cell table:style-name="ce198" table:formula="of:=[.$L$25]" office:value-type="string" office:string-value="Linwood AC" calcext:value-type="string">
            <text:p>Linwood AC</text:p>
          </table:table-cell>
          <table:table-cell table:style-name="ce203" table:formula="of:=[.$M$30]" office:value-type="float" office:value="2101" calcext:value-type="float">
            <text:p>2101</text:p>
          </table:table-cell>
          <table:table-cell table:style-name="ce203" table:formula="of:=[.$N$30]" office:value-type="float" office:value="240" calcext:value-type="float">
            <text:p>240</text:p>
          </table:table-cell>
          <table:table-cell table:style-name="ce203" table:formula="of:=[.$O$30]" office:value-type="float" office:value="58" calcext:value-type="float">
            <text:p>58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7]" office:value-type="string" office:string-value="2B" calcext:value-type="string">
            <text:p>2B</text:p>
          </table:table-cell>
          <table:table-cell table:style-name="ce182" table:formula="of:=[$'Target List'.C7]" office:value-type="string" office:string-value="Grant McLellan" calcext:value-type="string">
            <text:p>Grant McLellan</text:p>
          </table:table-cell>
          <table:table-cell table:style-name="ce182" table:formula="of:=[$'Target List'.B7]" office:value-type="string" office:string-value="Strathclyde AC" calcext:value-type="string">
            <text:p>Strathclyde AC</text:p>
          </table:table-cell>
          <table:table-cell table:style-name="ce187" table:formula="of:=[$'Target List'.D7]" office:value-type="string" office:string-value="M" calcext:value-type="string">
            <text:p>M</text:p>
          </table:table-cell>
          <table:table-cell table:style-name="ce182" table:formula="of:=[$'Target List'.E7]" office:value-type="string" office:string-value="Recurve" calcext:value-type="string">
            <text:p>Recurve</text:p>
          </table:table-cell>
          <table:table-cell table:style-name="ce191" table:formula="of:=[$Scores.H14]" office:value-type="float" office:value="570" calcext:value-type="float">
            <text:p>570</text:p>
          </table:table-cell>
          <table:table-cell table:style-name="ce191" table:formula="of:=[$Scores.I14]" office:value-type="float" office:value="60" calcext:value-type="float">
            <text:p>60</text:p>
          </table:table-cell>
          <table:table-cell table:style-name="ce191" table:formula="of:=[$Scores.J14]" office:value-type="float" office:value="33" calcext:value-type="float">
            <text:p>33</text:p>
          </table:table-cell>
          <table:table-cell table:style-name="ce6"/>
          <table:table-cell table:style-name="ce195" office:value-type="float" office:value="6" calcext:value-type="float">
            <text:p>6</text:p>
          </table:table-cell>
          <table:table-cell table:style-name="ce198" table:formula="of:=[.$L$39]" office:value-type="string" office:string-value="Orion's Archers" calcext:value-type="string">
            <text:p>Orion's Archers</text:p>
          </table:table-cell>
          <table:table-cell table:style-name="ce203" table:formula="of:=[.$M$44]" office:value-type="float" office:value="1335" calcext:value-type="float">
            <text:p>1335</text:p>
          </table:table-cell>
          <table:table-cell table:style-name="ce203" table:formula="of:=[.$N$44]" office:value-type="float" office:value="123" calcext:value-type="float">
            <text:p>123</text:p>
          </table:table-cell>
          <table:table-cell table:style-name="ce203" table:formula="of:=[.$O$44]" office:value-type="float" office:value="11" calcext:value-type="float">
            <text:p>11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8]" office:value-type="string" office:string-value="2C" calcext:value-type="string">
            <text:p>2C</text:p>
          </table:table-cell>
          <table:table-cell table:style-name="ce182" table:formula="of:=[$'Target List'.C8]" office:value-type="string" office:string-value="Oksana Peterson" calcext:value-type="string">
            <text:p>Oksana Peterson</text:p>
          </table:table-cell>
          <table:table-cell table:style-name="ce182" table:formula="of:=[$'Target List'.B8]" office:value-type="string" office:string-value="Glasgow Archers" calcext:value-type="string">
            <text:p>Glasgow Archers</text:p>
          </table:table-cell>
          <table:table-cell table:style-name="ce187" table:formula="of:=[$'Target List'.D8]" office:value-type="string" office:string-value="F" calcext:value-type="string">
            <text:p>F</text:p>
          </table:table-cell>
          <table:table-cell table:style-name="ce182" table:formula="of:=[$'Target List'.E8]" office:value-type="string" office:string-value="Recurve" calcext:value-type="string">
            <text:p>Recurve</text:p>
          </table:table-cell>
          <table:table-cell table:style-name="ce191" table:formula="of:=[$Scores.H15]" office:value-type="float" office:value="520" calcext:value-type="float">
            <text:p>520</text:p>
          </table:table-cell>
          <table:table-cell table:style-name="ce191" table:formula="of:=[$Scores.I15]" office:value-type="float" office:value="60" calcext:value-type="float">
            <text:p>60</text:p>
          </table:table-cell>
          <table:table-cell table:style-name="ce191" table:formula="of:=[$Scores.J15]" office:value-type="float" office:value="14" calcext:value-type="float">
            <text:p>14</text:p>
          </table:table-cell>
          <table:table-cell table:style-name="ce6"/>
          <table:table-cell table:style-name="ce179" table:number-columns-repeated="2"/>
          <table:table-cell table:style-name="ce195" table:number-columns-repeated="2"/>
          <table:table-cell table:style-name="ce179" table:number-columns-repeated="2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9]" office:value-type="string" office:string-value="2D" calcext:value-type="string">
            <text:p>2D</text:p>
          </table:table-cell>
          <table:table-cell table:style-name="ce182" table:formula="of:=[$'Target List'.C9]" office:value-type="string" office:string-value="Margret Healy" calcext:value-type="string">
            <text:p>Margret Healy</text:p>
          </table:table-cell>
          <table:table-cell table:style-name="ce182" table:formula="of:=[$'Target List'.B9]" office:value-type="string" office:string-value="Linwood AC" calcext:value-type="string">
            <text:p>Linwood AC</text:p>
          </table:table-cell>
          <table:table-cell table:style-name="ce187" table:formula="of:=[$'Target List'.D9]" office:value-type="string" office:string-value="F" calcext:value-type="string">
            <text:p>F</text:p>
          </table:table-cell>
          <table:table-cell table:style-name="ce182" table:formula="of:=[$'Target List'.E9]" office:value-type="string" office:string-value="Barebow" calcext:value-type="string">
            <text:p>Barebow</text:p>
          </table:table-cell>
          <table:table-cell table:style-name="ce191" table:formula="of:=[$Scores.H16]" office:value-type="float" office:value="444" calcext:value-type="float">
            <text:p>444</text:p>
          </table:table-cell>
          <table:table-cell table:style-name="ce191" table:formula="of:=[$Scores.I16]" office:value-type="float" office:value="60" calcext:value-type="float">
            <text:p>60</text:p>
          </table:table-cell>
          <table:table-cell table:style-name="ce191" table:formula="of:=[$Scores.J16]" office:value-type="float" office:value="5" calcext:value-type="float">
            <text:p>5</text:p>
          </table:table-cell>
          <table:table-cell table:style-name="ce6"/>
          <table:table-cell table:style-name="ce179"/>
          <table:table-cell table:style-name="ce195" office:value-type="string" calcext:value-type="string">
            <text:p>EK Archery Club</text:p>
          </table:table-cell>
          <table:table-cell table:style-name="ce195" table:number-columns-repeated="2"/>
          <table:table-cell table:style-name="ce179" table:number-columns-repeated="2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10]" office:value-type="string" office:string-value="3A" calcext:value-type="string">
            <text:p>3A</text:p>
          </table:table-cell>
          <table:table-cell table:style-name="ce182" table:formula="of:=[$'Target List'.C10]" office:value-type="string" office:string-value="Donald Kennedy" calcext:value-type="string">
            <text:p>Donald Kennedy</text:p>
          </table:table-cell>
          <table:table-cell table:style-name="ce182" table:formula="of:=[$'Target List'.B10]" office:value-type="string" office:string-value="Linwood AC" calcext:value-type="string">
            <text:p>Linwood AC</text:p>
          </table:table-cell>
          <table:table-cell table:style-name="ce187" table:formula="of:=[$'Target List'.D10]" office:value-type="string" office:string-value="M" calcext:value-type="string">
            <text:p>M</text:p>
          </table:table-cell>
          <table:table-cell table:style-name="ce182" table:formula="of:=[$'Target List'.E10]" office:value-type="string" office:string-value="Recurve" calcext:value-type="string">
            <text:p>Recurve</text:p>
          </table:table-cell>
          <table:table-cell table:style-name="ce191" table:formula="of:=[$Scores.H20]" office:value-type="float" office:value="559" calcext:value-type="float">
            <text:p>559</text:p>
          </table:table-cell>
          <table:table-cell table:style-name="ce191" table:formula="of:=[$Scores.I20]" office:value-type="float" office:value="60" calcext:value-type="float">
            <text:p>60</text:p>
          </table:table-cell>
          <table:table-cell table:style-name="ce191" table:formula="of:=[$Scores.J20]" office:value-type="float" office:value="26" calcext:value-type="float">
            <text:p>26</text:p>
          </table:table-cell>
          <table:table-cell table:style-name="ce6"/>
          <table:table-cell table:style-name="ce179"/>
          <table:table-cell table:style-name="ce199" table:formula="of:=INDEX([.$C$4:.$C$83];MATCH(1;([.$G$4:.$G$83]=[.M12])*([.$D$4:.$D$83]=[.$L$11]);0))" office:value-type="string" office:string-value="James Ross" calcext:value-type="string">
            <text:p>James Ross</text:p>
          </table:table-cell>
          <table:table-cell table:style-name="ce202" table:number-matrix-columns-spanned="1" table:number-matrix-rows-spanned="1" table:formula="of:=LARGE(IF([.$D$4:.$D$83]=[.$L$11];[.$G$4:.$G$83]);ROW([.M12])-ROW([.M$11]))" office:value-type="float" office:value="559" calcext:value-type="float">
            <text:p>559</text:p>
          </table:table-cell>
          <table:table-cell table:style-name="ce202" table:formula="of:=INDEX([.$H$4:.$H$83];MATCH(1;([.$G$4:.$G$83]=[.M12])*([.$D$4:.$D$83]=[.$L$11]);0))" office:value-type="float" office:value="60" calcext:value-type="float">
            <text:p>60</text:p>
          </table:table-cell>
          <table:table-cell table:style-name="ce202" table:formula="of:=INDEX([.$I$4:.$I$83];MATCH(1;([.$G$4:.$G$83]=[.M12])*([.$D$4:.$D$83]=[.$L$11]);0))" office:value-type="float" office:value="21" calcext:value-type="float">
            <text:p>21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11]" office:value-type="string" office:string-value="3B" calcext:value-type="string">
            <text:p>3B</text:p>
          </table:table-cell>
          <table:table-cell table:style-name="ce182" table:formula="of:=[$'Target List'.C11]" office:value-type="string" office:string-value="Emily Tilbury" calcext:value-type="string">
            <text:p>Emily Tilbury</text:p>
          </table:table-cell>
          <table:table-cell table:style-name="ce182" table:formula="of:=[$'Target List'.B11]" office:value-type="string" office:string-value="EK Archery Club" calcext:value-type="string">
            <text:p>EK Archery Club</text:p>
          </table:table-cell>
          <table:table-cell table:style-name="ce187" table:formula="of:=[$'Target List'.D11]" office:value-type="string" office:string-value="F" calcext:value-type="string">
            <text:p>F</text:p>
          </table:table-cell>
          <table:table-cell table:style-name="ce182" table:formula="of:=[$'Target List'.E11]" office:value-type="string" office:string-value="Recurve" calcext:value-type="string">
            <text:p>Recurve</text:p>
          </table:table-cell>
          <table:table-cell table:style-name="ce191" table:formula="of:=[$Scores.H21]" office:value-type="float" office:value="531" calcext:value-type="float">
            <text:p>531</text:p>
          </table:table-cell>
          <table:table-cell table:style-name="ce191" table:formula="of:=[$Scores.I21]" office:value-type="float" office:value="60" calcext:value-type="float">
            <text:p>60</text:p>
          </table:table-cell>
          <table:table-cell table:style-name="ce191" table:formula="of:=[$Scores.J21]" office:value-type="float" office:value="22" calcext:value-type="float">
            <text:p>22</text:p>
          </table:table-cell>
          <table:table-cell table:style-name="ce6"/>
          <table:table-cell table:style-name="ce179"/>
          <table:table-cell table:style-name="ce199" table:formula="of:=INDEX([.$C$4:.$C$83];MATCH(1;([.$G$4:.$G$83]=[.M13])*([.$D$4:.$D$83]=[.$L$11]);0))" office:value-type="string" office:string-value="Emily Tilbury" calcext:value-type="string">
            <text:p>Emily Tilbury</text:p>
          </table:table-cell>
          <table:table-cell table:style-name="ce202" table:number-matrix-columns-spanned="1" table:number-matrix-rows-spanned="1" table:formula="of:=LARGE(IF([.$D$4:.$D$83]=[.$L$11];[.$G$4:.$G$83]);ROW([.M13])-ROW([.M$11]))" office:value-type="float" office:value="531" calcext:value-type="float">
            <text:p>531</text:p>
          </table:table-cell>
          <table:table-cell table:style-name="ce202" table:formula="of:=INDEX([.$H$4:.$H$83];MATCH(1;([.$G$4:.$G$83]=[.M13])*([.$D$4:.$D$83]=[.$L$11]);0))" office:value-type="float" office:value="60" calcext:value-type="float">
            <text:p>60</text:p>
          </table:table-cell>
          <table:table-cell table:style-name="ce202" table:formula="of:=INDEX([.$I$4:.$I$83];MATCH(1;([.$G$4:.$G$83]=[.M13])*([.$D$4:.$D$83]=[.$L$11]);0))" office:value-type="float" office:value="22" calcext:value-type="float">
            <text:p>22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12]" office:value-type="string" office:string-value="3C" calcext:value-type="string">
            <text:p>3C</text:p>
          </table:table-cell>
          <table:table-cell table:style-name="ce182" table:formula="of:=[$'Target List'.C12]" office:value-type="string" office:string-value="Alun ap Rhisiart" calcext:value-type="string">
            <text:p>Alun ap Rhisiart</text:p>
          </table:table-cell>
          <table:table-cell table:style-name="ce182" table:formula="of:=[$'Target List'.B12]" office:value-type="string" office:string-value="Orion's Archers" calcext:value-type="string">
            <text:p>Orion's Archers</text:p>
          </table:table-cell>
          <table:table-cell table:style-name="ce187" table:formula="of:=[$'Target List'.D12]" office:value-type="string" office:string-value="M" calcext:value-type="string">
            <text:p>M</text:p>
          </table:table-cell>
          <table:table-cell table:style-name="ce182" table:formula="of:=[$'Target List'.E12]" office:value-type="string" office:string-value="Recurve" calcext:value-type="string">
            <text:p>Recurve</text:p>
          </table:table-cell>
          <table:table-cell table:style-name="ce191" table:formula="of:=[$Scores.H22]" office:value-type="float" office:value="489" calcext:value-type="float">
            <text:p>489</text:p>
          </table:table-cell>
          <table:table-cell table:style-name="ce191" table:formula="of:=[$Scores.I22]" office:value-type="float" office:value="60" calcext:value-type="float">
            <text:p>60</text:p>
          </table:table-cell>
          <table:table-cell table:style-name="ce191" table:formula="of:=[$Scores.J22]" office:value-type="float" office:value="6" calcext:value-type="float">
            <text:p>6</text:p>
          </table:table-cell>
          <table:table-cell table:style-name="ce6"/>
          <table:table-cell table:style-name="ce179"/>
          <table:table-cell table:style-name="ce199" table:formula="of:=INDEX([.$C$4:.$C$83];MATCH(1;([.$G$4:.$G$83]=[.M14])*([.$D$4:.$D$83]=[.$L$11]);0))" office:value-type="string" office:string-value="Andy Findlay" calcext:value-type="string">
            <text:p>Andy Findlay</text:p>
          </table:table-cell>
          <table:table-cell table:style-name="ce202" table:number-matrix-columns-spanned="1" table:number-matrix-rows-spanned="1" table:formula="of:=LARGE(IF([.$D$4:.$D$83]=[.$L$11];[.$G$4:.$G$83]);ROW([.M14])-ROW([.M$11]))" office:value-type="float" office:value="519" calcext:value-type="float">
            <text:p>519</text:p>
          </table:table-cell>
          <table:table-cell table:style-name="ce202" table:formula="of:=INDEX([.$H$4:.$H$83];MATCH(1;([.$G$4:.$G$83]=[.M14])*([.$D$4:.$D$83]=[.$L$11]);0))" office:value-type="float" office:value="60" calcext:value-type="float">
            <text:p>60</text:p>
          </table:table-cell>
          <table:table-cell table:style-name="ce202" table:formula="of:=INDEX([.$I$4:.$I$83];MATCH(1;([.$G$4:.$G$83]=[.M14])*([.$D$4:.$D$83]=[.$L$11]);0))" office:value-type="float" office:value="12" calcext:value-type="float">
            <text:p>12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13]" office:value-type="string" office:string-value="3D" calcext:value-type="string">
            <text:p>3D</text:p>
          </table:table-cell>
          <table:table-cell table:style-name="ce182" table:formula="of:=[$'Target List'.C13]" office:value-type="string" office:string-value="Sandie Graham" calcext:value-type="string">
            <text:p>Sandie Graham</text:p>
          </table:table-cell>
          <table:table-cell table:style-name="ce182" table:formula="of:=[$'Target List'.B13]" office:value-type="string" office:string-value="Monklands AC" calcext:value-type="string">
            <text:p>Monklands AC</text:p>
          </table:table-cell>
          <table:table-cell table:style-name="ce187" table:formula="of:=[$'Target List'.D13]" office:value-type="string" office:string-value="F" calcext:value-type="string">
            <text:p>F</text:p>
          </table:table-cell>
          <table:table-cell table:style-name="ce182" table:formula="of:=[$'Target List'.E13]" office:value-type="string" office:string-value="Longbow" calcext:value-type="string">
            <text:p>Longbow</text:p>
          </table:table-cell>
          <table:table-cell table:style-name="ce191" table:formula="of:=[$Scores.H23]" office:value-type="float" office:value="419" calcext:value-type="float">
            <text:p>419</text:p>
          </table:table-cell>
          <table:table-cell table:style-name="ce191" table:formula="of:=[$Scores.I23]" office:value-type="float" office:value="60" calcext:value-type="float">
            <text:p>60</text:p>
          </table:table-cell>
          <table:table-cell table:style-name="ce191" table:formula="of:=[$Scores.J23]" office:value-type="float" office:value="4" calcext:value-type="float">
            <text:p>4</text:p>
          </table:table-cell>
          <table:table-cell table:style-name="ce6"/>
          <table:table-cell table:style-name="ce179"/>
          <table:table-cell table:style-name="ce199" table:formula="of:=INDEX([.$C$4:.$C$83];MATCH(1;([.$G$4:.$G$83]=[.M15])*([.$D$4:.$D$83]=[.$L$11]);0))" office:value-type="string" office:string-value="David Gillespie" calcext:value-type="string">
            <text:p>David Gillespie</text:p>
          </table:table-cell>
          <table:table-cell table:style-name="ce202" table:number-matrix-columns-spanned="1" table:number-matrix-rows-spanned="1" table:formula="of:=LARGE(IF([.$D$4:.$D$83]=[.$L$11];[.$G$4:.$G$83]);ROW([.M15])-ROW([.M$11]))" office:value-type="float" office:value="492" calcext:value-type="float">
            <text:p>492</text:p>
          </table:table-cell>
          <table:table-cell table:style-name="ce202" table:formula="of:=INDEX([.$H$4:.$H$83];MATCH(1;([.$G$4:.$G$83]=[.M15])*([.$D$4:.$D$83]=[.$L$11]);0))" office:value-type="float" office:value="60" calcext:value-type="float">
            <text:p>60</text:p>
          </table:table-cell>
          <table:table-cell table:style-name="ce202" table:formula="of:=INDEX([.$I$4:.$I$83];MATCH(1;([.$G$4:.$G$83]=[.M15])*([.$D$4:.$D$83]=[.$L$11]);0))" office:value-type="float" office:value="10" calcext:value-type="float">
            <text:p>10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14]" office:value-type="string" office:string-value="4A" calcext:value-type="string">
            <text:p>4A</text:p>
          </table:table-cell>
          <table:table-cell table:style-name="ce182" table:formula="of:=[$'Target List'.C14]" office:value-type="string" office:string-value="Benji Hamer" calcext:value-type="string">
            <text:p>Benji Hamer</text:p>
          </table:table-cell>
          <table:table-cell table:style-name="ce182" table:formula="of:=[$'Target List'.B14]" office:value-type="string" office:string-value="Strathclyde AC" calcext:value-type="string">
            <text:p>Strathclyde AC</text:p>
          </table:table-cell>
          <table:table-cell table:style-name="ce187" table:formula="of:=[$'Target List'.D14]" office:value-type="string" office:string-value="M" calcext:value-type="string">
            <text:p>M</text:p>
          </table:table-cell>
          <table:table-cell table:style-name="ce182" table:formula="of:=[$'Target List'.E14]" office:value-type="string" office:string-value="Recurve" calcext:value-type="string">
            <text:p>Recurve</text:p>
          </table:table-cell>
          <table:table-cell table:style-name="ce191" table:formula="of:=[$Scores.H27]" office:value-type="float" office:value="545" calcext:value-type="float">
            <text:p>545</text:p>
          </table:table-cell>
          <table:table-cell table:style-name="ce191" table:formula="of:=[$Scores.I27]" office:value-type="float" office:value="60" calcext:value-type="float">
            <text:p>60</text:p>
          </table:table-cell>
          <table:table-cell table:style-name="ce191" table:formula="of:=[$Scores.J27]" office:value-type="float" office:value="22" calcext:value-type="float">
            <text:p>22</text:p>
          </table:table-cell>
          <table:table-cell table:style-name="ce6"/>
          <table:table-cell table:style-name="ce179"/>
          <table:table-cell table:style-name="ce200" office:value-type="string" calcext:value-type="string">
            <text:p>Team Total</text:p>
          </table:table-cell>
          <table:table-cell table:style-name="ce202" table:formula="of:=SUMIF([.M12:.M15];&quot;&gt;0&quot;)" office:value-type="float" office:value="2101" calcext:value-type="float">
            <text:p>2101</text:p>
          </table:table-cell>
          <table:table-cell table:style-name="ce202" table:formula="of:=SUMIF([.N12:.N15];&quot;&gt;0&quot;)" office:value-type="float" office:value="240" calcext:value-type="float">
            <text:p>240</text:p>
          </table:table-cell>
          <table:table-cell table:style-name="ce202" table:formula="of:=SUMIF([.O12:.O15];&quot;&gt;0&quot;)" office:value-type="float" office:value="65" calcext:value-type="float">
            <text:p>65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15]" office:value-type="string" office:string-value="4B" calcext:value-type="string">
            <text:p>4B</text:p>
          </table:table-cell>
          <table:table-cell table:style-name="ce182" table:formula="of:=[$'Target List'.C15]" office:value-type="string" office:string-value="Henri Krishna" calcext:value-type="string">
            <text:p>Henri Krishna</text:p>
          </table:table-cell>
          <table:table-cell table:style-name="ce182" table:formula="of:=[$'Target List'.B15]" office:value-type="string" office:string-value="Glasgow Archers" calcext:value-type="string">
            <text:p>Glasgow Archers</text:p>
          </table:table-cell>
          <table:table-cell table:style-name="ce187" table:formula="of:=[$'Target List'.D15]" office:value-type="string" office:string-value="M" calcext:value-type="string">
            <text:p>M</text:p>
          </table:table-cell>
          <table:table-cell table:style-name="ce182" table:formula="of:=[$'Target List'.E15]" office:value-type="string" office:string-value="Recurve" calcext:value-type="string">
            <text:p>Recurve</text:p>
          </table:table-cell>
          <table:table-cell table:style-name="ce191" table:formula="of:=[$Scores.H28]" office:value-type="float" office:value="515" calcext:value-type="float">
            <text:p>515</text:p>
          </table:table-cell>
          <table:table-cell table:style-name="ce191" table:formula="of:=[$Scores.I28]" office:value-type="float" office:value="60" calcext:value-type="float">
            <text:p>60</text:p>
          </table:table-cell>
          <table:table-cell table:style-name="ce191" table:formula="of:=[$Scores.J28]" office:value-type="float" office:value="18" calcext:value-type="float">
            <text:p>18</text:p>
          </table:table-cell>
          <table:table-cell table:style-name="ce6"/>
          <table:table-cell table:style-name="ce179"/>
          <table:table-cell table:style-name="ce194"/>
          <table:table-cell table:style-name="ce195" table:number-columns-repeated="2"/>
          <table:table-cell table:style-name="ce179" table:number-columns-repeated="2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16]" office:value-type="string" office:string-value="4C" calcext:value-type="string">
            <text:p>4C</text:p>
          </table:table-cell>
          <table:table-cell table:style-name="ce182" table:formula="of:=[$'Target List'.C16]" office:value-type="string" office:string-value="Euan Ogilvie" calcext:value-type="string">
            <text:p>Euan Ogilvie</text:p>
          </table:table-cell>
          <table:table-cell table:style-name="ce182" table:formula="of:=[$'Target List'.B16]" office:value-type="string" office:string-value="Glasgow Archers" calcext:value-type="string">
            <text:p>Glasgow Archers</text:p>
          </table:table-cell>
          <table:table-cell table:style-name="ce187" table:formula="of:=[$'Target List'.D16]" office:value-type="string" office:string-value="M" calcext:value-type="string">
            <text:p>M</text:p>
          </table:table-cell>
          <table:table-cell table:style-name="ce182" table:formula="of:=[$'Target List'.E16]" office:value-type="string" office:string-value="Recurve" calcext:value-type="string">
            <text:p>Recurve</text:p>
          </table:table-cell>
          <table:table-cell table:style-name="ce191" table:formula="of:=[$Scores.H29]" office:value-type="float" office:value="551" calcext:value-type="float">
            <text:p>551</text:p>
          </table:table-cell>
          <table:table-cell table:style-name="ce191" table:formula="of:=[$Scores.I29]" office:value-type="float" office:value="60" calcext:value-type="float">
            <text:p>60</text:p>
          </table:table-cell>
          <table:table-cell table:style-name="ce191" table:formula="of:=[$Scores.J29]" office:value-type="float" office:value="18" calcext:value-type="float">
            <text:p>18</text:p>
          </table:table-cell>
          <table:table-cell table:style-name="ce6"/>
          <table:table-cell table:style-name="ce179"/>
          <table:table-cell table:style-name="ce195" office:value-type="string" calcext:value-type="string">
            <text:p>Glasgow Archers</text:p>
          </table:table-cell>
          <table:table-cell table:style-name="ce195" table:number-columns-repeated="2"/>
          <table:table-cell table:style-name="ce179" table:number-columns-repeated="2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17]" office:value-type="string" office:string-value="4D" calcext:value-type="string">
            <text:p>4D</text:p>
          </table:table-cell>
          <table:table-cell table:style-name="ce182" table:formula="of:=[$'Target List'.C17]" office:value-type="string" office:string-value="Bernard Healy" calcext:value-type="string">
            <text:p>Bernard Healy</text:p>
          </table:table-cell>
          <table:table-cell table:style-name="ce182" table:formula="of:=[$'Target List'.B17]" office:value-type="string" office:string-value="Linwood AC" calcext:value-type="string">
            <text:p>Linwood AC</text:p>
          </table:table-cell>
          <table:table-cell table:style-name="ce187" table:formula="of:=[$'Target List'.D17]" office:value-type="string" office:string-value="M" calcext:value-type="string">
            <text:p>M</text:p>
          </table:table-cell>
          <table:table-cell table:style-name="ce182" table:formula="of:=[$'Target List'.E17]" office:value-type="string" office:string-value="Barebow" calcext:value-type="string">
            <text:p>Barebow</text:p>
          </table:table-cell>
          <table:table-cell table:style-name="ce191" table:formula="of:=[$Scores.H30]" office:value-type="float" office:value="496" calcext:value-type="float">
            <text:p>496</text:p>
          </table:table-cell>
          <table:table-cell table:style-name="ce191" table:formula="of:=[$Scores.I30]" office:value-type="float" office:value="60" calcext:value-type="float">
            <text:p>60</text:p>
          </table:table-cell>
          <table:table-cell table:style-name="ce191" table:formula="of:=[$Scores.J30]" office:value-type="float" office:value="8" calcext:value-type="float">
            <text:p>8</text:p>
          </table:table-cell>
          <table:table-cell table:style-name="ce6"/>
          <table:table-cell table:style-name="ce179"/>
          <table:table-cell table:style-name="ce199" table:formula="of:=INDEX([.$C$4:.$C$83];MATCH(1;([.$G$4:.$G$83]=[.M19])*([.$D$4:.$D$83]=[.$L$18]);0))" office:value-type="string" office:string-value="Euan Ogilvie" calcext:value-type="string">
            <text:p>Euan Ogilvie</text:p>
          </table:table-cell>
          <table:table-cell table:style-name="ce202" table:number-matrix-columns-spanned="1" table:number-matrix-rows-spanned="1" table:formula="of:=LARGE(IF([.$D$4:.$D$83]=[.$L$18];[.$G$4:.$G$83]);ROW([.M19])-ROW([.M$18]))" office:value-type="float" office:value="551" calcext:value-type="float">
            <text:p>551</text:p>
          </table:table-cell>
          <table:table-cell table:style-name="ce202" table:formula="of:=INDEX([.$H$4:.$H$83];MATCH(1;([.$G$4:.$G$83]=[.M19])*([.$D$4:.$D$83]=[.$L$18]);0))" office:value-type="float" office:value="60" calcext:value-type="float">
            <text:p>60</text:p>
          </table:table-cell>
          <table:table-cell table:style-name="ce202" table:formula="of:=INDEX([.$I$4:.$I$83];MATCH(1;([.$G$4:.$G$83]=[.M19])*([.$D$4:.$D$83]=[.$L$18]);0))" office:value-type="float" office:value="18" calcext:value-type="float">
            <text:p>18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18]" office:value-type="string" office:string-value="5A" calcext:value-type="string">
            <text:p>5A</text:p>
          </table:table-cell>
          <table:table-cell table:style-name="ce182" table:formula="of:=[$'Target List'.C18]" office:value-type="string" office:string-value="David Gillespie" calcext:value-type="string">
            <text:p>David Gillespie</text:p>
          </table:table-cell>
          <table:table-cell table:style-name="ce182" table:formula="of:=[$'Target List'.B18]" office:value-type="string" office:string-value="EK Archery Club" calcext:value-type="string">
            <text:p>EK Archery Club</text:p>
          </table:table-cell>
          <table:table-cell table:style-name="ce187" table:formula="of:=[$'Target List'.D18]" office:value-type="string" office:string-value="M" calcext:value-type="string">
            <text:p>M</text:p>
          </table:table-cell>
          <table:table-cell table:style-name="ce182" table:formula="of:=[$'Target List'.E18]" office:value-type="string" office:string-value="Barebow" calcext:value-type="string">
            <text:p>Barebow</text:p>
          </table:table-cell>
          <table:table-cell table:style-name="ce191" table:formula="of:=[$Scores.H34]" office:value-type="float" office:value="492" calcext:value-type="float">
            <text:p>492</text:p>
          </table:table-cell>
          <table:table-cell table:style-name="ce191" table:formula="of:=[$Scores.I34]" office:value-type="float" office:value="60" calcext:value-type="float">
            <text:p>60</text:p>
          </table:table-cell>
          <table:table-cell table:style-name="ce191" table:formula="of:=[$Scores.J34]" office:value-type="float" office:value="10" calcext:value-type="float">
            <text:p>10</text:p>
          </table:table-cell>
          <table:table-cell table:style-name="ce6"/>
          <table:table-cell table:style-name="ce179"/>
          <table:table-cell table:style-name="ce199" table:formula="of:=INDEX([.$C$4:.$C$83];MATCH(1;([.$G$4:.$G$83]=[.M20])*([.$D$4:.$D$83]=[.$L$18]);0))" office:value-type="string" office:string-value="Scott Jamieson" calcext:value-type="string">
            <text:p>Scott Jamieson</text:p>
          </table:table-cell>
          <table:table-cell table:style-name="ce202" table:number-matrix-columns-spanned="1" table:number-matrix-rows-spanned="1" table:formula="of:=LARGE(IF([.$D$4:.$D$83]=[.$L$18];[.$G$4:.$G$83]);ROW([.M20])-ROW([.M$18]))" office:value-type="float" office:value="549" calcext:value-type="float">
            <text:p>549</text:p>
          </table:table-cell>
          <table:table-cell table:style-name="ce202" table:formula="of:=INDEX([.$H$4:.$H$83];MATCH(1;([.$G$4:.$G$83]=[.M20])*([.$D$4:.$D$83]=[.$L$18]);0))" office:value-type="float" office:value="60" calcext:value-type="float">
            <text:p>60</text:p>
          </table:table-cell>
          <table:table-cell table:style-name="ce202" table:formula="of:=INDEX([.$I$4:.$I$83];MATCH(1;([.$G$4:.$G$83]=[.M20])*([.$D$4:.$D$83]=[.$L$18]);0))" office:value-type="float" office:value="23" calcext:value-type="float">
            <text:p>23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19]" office:value-type="string" office:string-value="5B" calcext:value-type="string">
            <text:p>5B</text:p>
          </table:table-cell>
          <table:table-cell table:style-name="ce182" table:formula="of:=[$'Target List'.C19]" office:value-type="string" office:string-value="Joshua McMillan" calcext:value-type="string">
            <text:p>Joshua McMillan</text:p>
          </table:table-cell>
          <table:table-cell table:style-name="ce182" table:formula="of:=[$'Target List'.B19]" office:value-type="string" office:string-value="Linwood AC" calcext:value-type="string">
            <text:p>Linwood AC</text:p>
          </table:table-cell>
          <table:table-cell table:style-name="ce187" table:formula="of:=[$'Target List'.D19]" office:value-type="string" office:string-value="M" calcext:value-type="string">
            <text:p>M</text:p>
          </table:table-cell>
          <table:table-cell table:style-name="ce182" table:formula="of:=[$'Target List'.E19]" office:value-type="string" office:string-value="Barebow" calcext:value-type="string">
            <text:p>Barebow</text:p>
          </table:table-cell>
          <table:table-cell table:style-name="ce191" table:formula="of:=[$Scores.H35]" office:value-type="float" office:value="520" calcext:value-type="float">
            <text:p>520</text:p>
          </table:table-cell>
          <table:table-cell table:style-name="ce191" table:formula="of:=[$Scores.I35]" office:value-type="float" office:value="60" calcext:value-type="float">
            <text:p>60</text:p>
          </table:table-cell>
          <table:table-cell table:style-name="ce191" table:formula="of:=[$Scores.J35]" office:value-type="float" office:value="13" calcext:value-type="float">
            <text:p>13</text:p>
          </table:table-cell>
          <table:table-cell table:style-name="ce6"/>
          <table:table-cell table:style-name="ce179"/>
          <table:table-cell table:style-name="ce199" table:formula="of:=INDEX([.$C$4:.$C$83];MATCH(1;([.$G$4:.$G$83]=[.M21])*([.$D$4:.$D$83]=[.$L$18]);0))" office:value-type="string" office:string-value="Finlay Grant" calcext:value-type="string">
            <text:p>Finlay Grant</text:p>
          </table:table-cell>
          <table:table-cell table:style-name="ce202" table:number-matrix-columns-spanned="1" table:number-matrix-rows-spanned="1" table:formula="of:=LARGE(IF([.$D$4:.$D$83]=[.$L$18];[.$G$4:.$G$83]);ROW([.M21])-ROW([.M$18]))" office:value-type="float" office:value="539" calcext:value-type="float">
            <text:p>539</text:p>
          </table:table-cell>
          <table:table-cell table:style-name="ce202" table:formula="of:=INDEX([.$H$4:.$H$83];MATCH(1;([.$G$4:.$G$83]=[.M21])*([.$D$4:.$D$83]=[.$L$18]);0))" office:value-type="float" office:value="60" calcext:value-type="float">
            <text:p>60</text:p>
          </table:table-cell>
          <table:table-cell table:style-name="ce202" table:formula="of:=INDEX([.$I$4:.$I$83];MATCH(1;([.$G$4:.$G$83]=[.M21])*([.$D$4:.$D$83]=[.$L$18]);0))" office:value-type="float" office:value="14" calcext:value-type="float">
            <text:p>14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20]" office:value-type="string" office:string-value="5C" calcext:value-type="string">
            <text:p>5C</text:p>
          </table:table-cell>
          <table:table-cell table:style-name="ce182" table:formula="of:=[$'Target List'.C20]" office:value-type="string" office:string-value="Catherine Coddington" calcext:value-type="string">
            <text:p>Catherine Coddington</text:p>
          </table:table-cell>
          <table:table-cell table:style-name="ce182" table:formula="of:=[$'Target List'.B20]" office:value-type="string" office:string-value="Monklands AC" calcext:value-type="string">
            <text:p>Monklands AC</text:p>
          </table:table-cell>
          <table:table-cell table:style-name="ce187" table:formula="of:=[$'Target List'.D20]" office:value-type="string" office:string-value="F" calcext:value-type="string">
            <text:p>F</text:p>
          </table:table-cell>
          <table:table-cell table:style-name="ce182" table:formula="of:=[$'Target List'.E20]" office:value-type="string" office:string-value="Recurve" calcext:value-type="string">
            <text:p>Recurve</text:p>
          </table:table-cell>
          <table:table-cell table:style-name="ce191" table:formula="of:=[$Scores.H36]" office:value-type="float" office:value="560" calcext:value-type="float">
            <text:p>560</text:p>
          </table:table-cell>
          <table:table-cell table:style-name="ce191" table:formula="of:=[$Scores.I36]" office:value-type="float" office:value="60" calcext:value-type="float">
            <text:p>60</text:p>
          </table:table-cell>
          <table:table-cell table:style-name="ce191" table:formula="of:=[$Scores.J36]" office:value-type="float" office:value="31" calcext:value-type="float">
            <text:p>31</text:p>
          </table:table-cell>
          <table:table-cell table:style-name="ce6"/>
          <table:table-cell table:style-name="ce179"/>
          <table:table-cell table:style-name="ce199" table:formula="of:=INDEX([.$C$4:.$C$83];MATCH(1;([.$G$4:.$G$83]=[.M22])*([.$D$4:.$D$83]=[.$L$18]);0))" office:value-type="string" office:string-value="John Strang" calcext:value-type="string">
            <text:p>John Strang</text:p>
          </table:table-cell>
          <table:table-cell table:style-name="ce202" table:number-matrix-columns-spanned="1" table:number-matrix-rows-spanned="1" table:formula="of:=LARGE(IF([.$D$4:.$D$83]=[.$L$18];[.$G$4:.$G$83]);ROW([.M22])-ROW([.M$18]))" office:value-type="float" office:value="534" calcext:value-type="float">
            <text:p>534</text:p>
          </table:table-cell>
          <table:table-cell table:style-name="ce202" table:formula="of:=INDEX([.$H$4:.$H$83];MATCH(1;([.$G$4:.$G$83]=[.M22])*([.$D$4:.$D$83]=[.$L$18]);0))" office:value-type="float" office:value="60" calcext:value-type="float">
            <text:p>60</text:p>
          </table:table-cell>
          <table:table-cell table:style-name="ce202" table:formula="of:=INDEX([.$I$4:.$I$83];MATCH(1;([.$G$4:.$G$83]=[.M22])*([.$D$4:.$D$83]=[.$L$18]);0))" office:value-type="float" office:value="20" calcext:value-type="float">
            <text:p>20</text:p>
          </table:table-cell>
          <table:table-cell table:style-name="ce179"/>
          <table:table-cell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21]" office:value-type="string" office:string-value="5D" calcext:value-type="string">
            <text:p>5D</text:p>
          </table:table-cell>
          <table:table-cell table:style-name="ce182" table:formula="of:=[$'Target List'.C21]" office:value-type="string" office:string-value="Antonis Katris" calcext:value-type="string">
            <text:p>Antonis Katris</text:p>
          </table:table-cell>
          <table:table-cell table:style-name="ce182" table:formula="of:=[$'Target List'.B21]" office:value-type="string" office:string-value="Strathclyde AC" calcext:value-type="string">
            <text:p>Strathclyde AC</text:p>
          </table:table-cell>
          <table:table-cell table:style-name="ce187" table:formula="of:=[$'Target List'.D21]" office:value-type="string" office:string-value="M" calcext:value-type="string">
            <text:p>M</text:p>
          </table:table-cell>
          <table:table-cell table:style-name="ce182" table:formula="of:=[$'Target List'.E21]" office:value-type="string" office:string-value="Recurve" calcext:value-type="string">
            <text:p>Recurve</text:p>
          </table:table-cell>
          <table:table-cell table:style-name="ce191" table:formula="of:=[$Scores.H37]" office:value-type="float" office:value="549" calcext:value-type="float">
            <text:p>549</text:p>
          </table:table-cell>
          <table:table-cell table:style-name="ce191" table:formula="of:=[$Scores.I37]" office:value-type="float" office:value="60" calcext:value-type="float">
            <text:p>60</text:p>
          </table:table-cell>
          <table:table-cell table:style-name="ce191" table:formula="of:=[$Scores.J37]" office:value-type="float" office:value="21" calcext:value-type="float">
            <text:p>21</text:p>
          </table:table-cell>
          <table:table-cell table:style-name="ce6"/>
          <table:table-cell table:style-name="ce179"/>
          <table:table-cell table:style-name="ce201" office:value-type="string" calcext:value-type="string">
            <text:p>Team Total</text:p>
          </table:table-cell>
          <table:table-cell table:style-name="ce202" table:formula="of:=SUMIF([.M19:.M22];&quot;&gt;0&quot;)" office:value-type="float" office:value="2173" calcext:value-type="float">
            <text:p>2173</text:p>
          </table:table-cell>
          <table:table-cell table:style-name="ce202" table:formula="of:=SUMIF([.N19:.N22];&quot;&gt;0&quot;)" office:value-type="float" office:value="240" calcext:value-type="float">
            <text:p>240</text:p>
          </table:table-cell>
          <table:table-cell table:style-name="ce202" table:formula="of:=SUMIF([.O19:.O22];&quot;&gt;0&quot;)" office:value-type="float" office:value="75" calcext:value-type="float">
            <text:p>75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22]" office:value-type="string" office:string-value="6A" calcext:value-type="string">
            <text:p>6A</text:p>
          </table:table-cell>
          <table:table-cell table:style-name="ce182" table:formula="of:=[$'Target List'.C22]" office:value-type="string" office:string-value="Aidan Dowie" calcext:value-type="string">
            <text:p>Aidan Dowie</text:p>
          </table:table-cell>
          <table:table-cell table:style-name="ce182" table:formula="of:=[$'Target List'.B22]" office:value-type="string" office:string-value="Strathclyde AC" calcext:value-type="string">
            <text:p>Strathclyde AC</text:p>
          </table:table-cell>
          <table:table-cell table:style-name="ce187" table:formula="of:=[$'Target List'.D22]" office:value-type="string" office:string-value="M" calcext:value-type="string">
            <text:p>M</text:p>
          </table:table-cell>
          <table:table-cell table:style-name="ce182" table:formula="of:=[$'Target List'.E22]" office:value-type="string" office:string-value="Barebow" calcext:value-type="string">
            <text:p>Barebow</text:p>
          </table:table-cell>
          <table:table-cell table:style-name="ce191" table:formula="of:=[$Scores.H41]" office:value-type="float" office:value="436" calcext:value-type="float">
            <text:p>436</text:p>
          </table:table-cell>
          <table:table-cell table:style-name="ce191" table:formula="of:=[$Scores.I41]" office:value-type="float" office:value="60" calcext:value-type="float">
            <text:p>60</text:p>
          </table:table-cell>
          <table:table-cell table:style-name="ce191" table:formula="of:=[$Scores.J41]" office:value-type="float" office:value="4" calcext:value-type="float">
            <text:p>4</text:p>
          </table:table-cell>
          <table:table-cell table:style-name="ce6"/>
          <table:table-cell table:style-name="ce179"/>
          <table:table-cell table:style-name="ce195" table:number-columns-repeated="3"/>
          <table:table-cell table:style-name="ce179" table:number-columns-repeated="2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23]" office:value-type="string" office:string-value="6B" calcext:value-type="string">
            <text:p>6B</text:p>
          </table:table-cell>
          <table:table-cell table:style-name="ce182" table:formula="of:=[$'Target List'.C23]" office:value-type="string" office:string-value="George Davidson" calcext:value-type="string">
            <text:p>George Davidson</text:p>
          </table:table-cell>
          <table:table-cell table:style-name="ce182" table:formula="of:=[$'Target List'.B23]" office:value-type="string" office:string-value="Glasgow Archers" calcext:value-type="string">
            <text:p>Glasgow Archers</text:p>
          </table:table-cell>
          <table:table-cell table:style-name="ce187" table:formula="of:=[$'Target List'.D23]" office:value-type="string" office:string-value="M" calcext:value-type="string">
            <text:p>M</text:p>
          </table:table-cell>
          <table:table-cell table:style-name="ce182" table:formula="of:=[$'Target List'.E23]" office:value-type="string" office:string-value="Recurve" calcext:value-type="string">
            <text:p>Recurve</text:p>
          </table:table-cell>
          <table:table-cell table:style-name="ce191" table:formula="of:=[$Scores.H42]" office:value-type="float" office:value="523" calcext:value-type="float">
            <text:p>523</text:p>
          </table:table-cell>
          <table:table-cell table:style-name="ce191" table:formula="of:=[$Scores.I42]" office:value-type="float" office:value="60" calcext:value-type="float">
            <text:p>60</text:p>
          </table:table-cell>
          <table:table-cell table:style-name="ce191" table:formula="of:=[$Scores.J42]" office:value-type="float" office:value="17" calcext:value-type="float">
            <text:p>17</text:p>
          </table:table-cell>
          <table:table-cell table:style-name="ce6"/>
          <table:table-cell table:style-name="ce179"/>
          <table:table-cell table:style-name="ce195" office:value-type="string" calcext:value-type="string">
            <text:p>Linwood AC</text:p>
          </table:table-cell>
          <table:table-cell table:style-name="ce195" table:number-columns-repeated="2"/>
          <table:table-cell table:style-name="ce179" table:number-columns-repeated="2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24]" office:value-type="string" office:string-value="6C" calcext:value-type="string">
            <text:p>6C</text:p>
          </table:table-cell>
          <table:table-cell table:style-name="ce182" table:formula="of:=[$'Target List'.C24]" office:value-type="string" office:string-value="Leah McGloin" calcext:value-type="string">
            <text:p>Leah McGloin</text:p>
          </table:table-cell>
          <table:table-cell table:style-name="ce182" table:formula="of:=[$'Target List'.B24]" office:value-type="string" office:string-value="Linwood AC" calcext:value-type="string">
            <text:p>Linwood AC</text:p>
          </table:table-cell>
          <table:table-cell table:style-name="ce187" table:formula="of:=[$'Target List'.D24]" office:value-type="string" office:string-value="F" calcext:value-type="string">
            <text:p>F</text:p>
          </table:table-cell>
          <table:table-cell table:style-name="ce182" table:formula="of:=[$'Target List'.E24]" office:value-type="string" office:string-value="Barebow" calcext:value-type="string">
            <text:p>Barebow</text:p>
          </table:table-cell>
          <table:table-cell table:style-name="ce191" table:formula="of:=[$Scores.H43]" office:value-type="float" office:value="472" calcext:value-type="float">
            <text:p>472</text:p>
          </table:table-cell>
          <table:table-cell table:style-name="ce191" table:formula="of:=[$Scores.I43]" office:value-type="float" office:value="60" calcext:value-type="float">
            <text:p>60</text:p>
          </table:table-cell>
          <table:table-cell table:style-name="ce191" table:formula="of:=[$Scores.J43]" office:value-type="float" office:value="9" calcext:value-type="float">
            <text:p>9</text:p>
          </table:table-cell>
          <table:table-cell table:style-name="ce6"/>
          <table:table-cell table:style-name="ce179"/>
          <table:table-cell table:style-name="ce199" table:formula="of:=INDEX([.$C$4:.$C$83];MATCH(1;([.$G$4:.$G$83]=[.M26])*([.$D$4:.$D$83]=[.$L$25]);0))" office:value-type="string" office:string-value="Donald Kennedy" calcext:value-type="string">
            <text:p>Donald Kennedy</text:p>
          </table:table-cell>
          <table:table-cell table:style-name="ce202" table:number-matrix-columns-spanned="1" table:number-matrix-rows-spanned="1" table:formula="of:=LARGE(IF([.$D$4:.$D$83]=[.$L$25];[.$G$4:.$G$83]);ROW([.M26])-ROW([.M$25]))" office:value-type="float" office:value="559" calcext:value-type="float">
            <text:p>559</text:p>
          </table:table-cell>
          <table:table-cell table:style-name="ce202" table:formula="of:=INDEX([.$H$4:.$H$83];MATCH(1;([.$G$4:.$G$83]=[.M26])*([.$D$4:.$D$83]=[.$L$25]);0))" office:value-type="float" office:value="60" calcext:value-type="float">
            <text:p>60</text:p>
          </table:table-cell>
          <table:table-cell table:style-name="ce202" table:formula="of:=INDEX([.$I$4:.$I$83];MATCH(1;([.$G$4:.$G$83]=[.M26])*([.$D$4:.$D$83]=[.$L$25]);0))" office:value-type="float" office:value="26" calcext:value-type="float">
            <text:p>26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25]" office:value-type="string" office:string-value="6D" calcext:value-type="string">
            <text:p>6D</text:p>
          </table:table-cell>
          <table:table-cell table:style-name="ce182" table:formula="of:=[$'Target List'.C25]" office:value-type="string" office:string-value="Andy Findlay" calcext:value-type="string">
            <text:p>Andy Findlay</text:p>
          </table:table-cell>
          <table:table-cell table:style-name="ce182" table:formula="of:=[$'Target List'.B25]" office:value-type="string" office:string-value="EK Archery Club" calcext:value-type="string">
            <text:p>EK Archery Club</text:p>
          </table:table-cell>
          <table:table-cell table:style-name="ce187" table:formula="of:=[$'Target List'.D25]" office:value-type="string" office:string-value="M" calcext:value-type="string">
            <text:p>M</text:p>
          </table:table-cell>
          <table:table-cell table:style-name="ce182" table:formula="of:=[$'Target List'.E25]" office:value-type="string" office:string-value="Recurve" calcext:value-type="string">
            <text:p>Recurve</text:p>
          </table:table-cell>
          <table:table-cell table:style-name="ce191" table:formula="of:=[$Scores.H44]" office:value-type="float" office:value="519" calcext:value-type="float">
            <text:p>519</text:p>
          </table:table-cell>
          <table:table-cell table:style-name="ce191" table:formula="of:=[$Scores.I44]" office:value-type="float" office:value="60" calcext:value-type="float">
            <text:p>60</text:p>
          </table:table-cell>
          <table:table-cell table:style-name="ce191" table:formula="of:=[$Scores.J44]" office:value-type="float" office:value="12" calcext:value-type="float">
            <text:p>12</text:p>
          </table:table-cell>
          <table:table-cell table:style-name="ce6"/>
          <table:table-cell table:style-name="ce179"/>
          <table:table-cell table:style-name="ce199" table:formula="of:=INDEX([.$C$4:.$C$83];MATCH(1;([.$G$4:.$G$83]=[.M27])*([.$D$4:.$D$83]=[.$L$25]);0))" office:value-type="string" office:string-value="Erin Ann Dobbin" calcext:value-type="string">
            <text:p>Erin Ann Dobbin</text:p>
          </table:table-cell>
          <table:table-cell table:style-name="ce202" table:number-matrix-columns-spanned="1" table:number-matrix-rows-spanned="1" table:formula="of:=LARGE(IF([.$D$4:.$D$83]=[.$L$25];[.$G$4:.$G$83]);ROW([.M27])-ROW([.M$25]))" office:value-type="float" office:value="526" calcext:value-type="float">
            <text:p>526</text:p>
          </table:table-cell>
          <table:table-cell table:style-name="ce202" table:formula="of:=INDEX([.$H$4:.$H$83];MATCH(1;([.$G$4:.$G$83]=[.M27])*([.$D$4:.$D$83]=[.$L$25]);0))" office:value-type="float" office:value="60" calcext:value-type="float">
            <text:p>60</text:p>
          </table:table-cell>
          <table:table-cell table:style-name="ce202" table:formula="of:=INDEX([.$I$4:.$I$83];MATCH(1;([.$G$4:.$G$83]=[.M27])*([.$D$4:.$D$83]=[.$L$25]);0))" office:value-type="float" office:value="11" calcext:value-type="float">
            <text:p>11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26]" office:value-type="string" office:string-value="7A" calcext:value-type="string">
            <text:p>7A</text:p>
          </table:table-cell>
          <table:table-cell table:style-name="ce182" table:formula="of:=[$'Target List'.C26]" office:value-type="string" office:string-value="Gareth Clayton" calcext:value-type="string">
            <text:p>Gareth Clayton</text:p>
          </table:table-cell>
          <table:table-cell table:style-name="ce182" table:formula="of:=[$'Target List'.B26]" office:value-type="string" office:string-value="Orion's Archers" calcext:value-type="string">
            <text:p>Orion's Archers</text:p>
          </table:table-cell>
          <table:table-cell table:style-name="ce187" table:formula="of:=[$'Target List'.D26]" office:value-type="string" office:string-value="M" calcext:value-type="string">
            <text:p>M</text:p>
          </table:table-cell>
          <table:table-cell table:style-name="ce182" table:formula="of:=[$'Target List'.E26]" office:value-type="string" office:string-value="Recurve" calcext:value-type="string">
            <text:p>Recurve</text:p>
          </table:table-cell>
          <table:table-cell table:style-name="ce191" table:formula="of:=[$Scores.H48]" office:value-type="float" office:value="376" calcext:value-type="float">
            <text:p>376</text:p>
          </table:table-cell>
          <table:table-cell table:style-name="ce191" table:formula="of:=[$Scores.I48]" office:value-type="float" office:value="60" calcext:value-type="float">
            <text:p>60</text:p>
          </table:table-cell>
          <table:table-cell table:style-name="ce191" table:formula="of:=[$Scores.J48]" office:value-type="float" office:value="0" calcext:value-type="float">
            <text:p>0</text:p>
          </table:table-cell>
          <table:table-cell table:style-name="ce6"/>
          <table:table-cell table:style-name="ce179"/>
          <table:table-cell table:style-name="ce199" table:formula="of:=INDEX([.$C$4:.$C$83];MATCH(1;([.$G$4:.$G$83]=[.M28])*([.$D$4:.$D$83]=[.$L$25]);0))" office:value-type="string" office:string-value="Joshua McMillan" calcext:value-type="string">
            <text:p>Joshua McMillan</text:p>
          </table:table-cell>
          <table:table-cell table:style-name="ce202" table:number-matrix-columns-spanned="1" table:number-matrix-rows-spanned="1" table:formula="of:=LARGE(IF([.$D$4:.$D$83]=[.$L$25];[.$G$4:.$G$83]);ROW([.M28])-ROW([.M$25]))" office:value-type="float" office:value="520" calcext:value-type="float">
            <text:p>520</text:p>
          </table:table-cell>
          <table:table-cell table:style-name="ce202" table:formula="of:=INDEX([.$H$4:.$H$83];MATCH(1;([.$G$4:.$G$83]=[.M28])*([.$D$4:.$D$83]=[.$L$25]);0))" office:value-type="float" office:value="60" calcext:value-type="float">
            <text:p>60</text:p>
          </table:table-cell>
          <table:table-cell table:style-name="ce202" table:formula="of:=INDEX([.$I$4:.$I$83];MATCH(1;([.$G$4:.$G$83]=[.M28])*([.$D$4:.$D$83]=[.$L$25]);0))" office:value-type="float" office:value="13" calcext:value-type="float">
            <text:p>13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27]" office:value-type="string" office:string-value="7B" calcext:value-type="string">
            <text:p>7B</text:p>
          </table:table-cell>
          <table:table-cell table:style-name="ce182" table:formula="of:=[$'Target List'.C27]" office:value-type="string" office:string-value="Erin Ann Dobbin" calcext:value-type="string">
            <text:p>Erin Ann Dobbin</text:p>
          </table:table-cell>
          <table:table-cell table:style-name="ce182" table:formula="of:=[$'Target List'.B27]" office:value-type="string" office:string-value="Linwood AC" calcext:value-type="string">
            <text:p>Linwood AC</text:p>
          </table:table-cell>
          <table:table-cell table:style-name="ce187" table:formula="of:=[$'Target List'.D27]" office:value-type="string" office:string-value="F" calcext:value-type="string">
            <text:p>F</text:p>
          </table:table-cell>
          <table:table-cell table:style-name="ce182" table:formula="of:=[$'Target List'.E27]" office:value-type="string" office:string-value="Barebow" calcext:value-type="string">
            <text:p>Barebow</text:p>
          </table:table-cell>
          <table:table-cell table:style-name="ce191" table:formula="of:=[$Scores.H49]" office:value-type="float" office:value="526" calcext:value-type="float">
            <text:p>526</text:p>
          </table:table-cell>
          <table:table-cell table:style-name="ce191" table:formula="of:=[$Scores.I49]" office:value-type="float" office:value="60" calcext:value-type="float">
            <text:p>60</text:p>
          </table:table-cell>
          <table:table-cell table:style-name="ce191" table:formula="of:=[$Scores.J49]" office:value-type="float" office:value="11" calcext:value-type="float">
            <text:p>11</text:p>
          </table:table-cell>
          <table:table-cell table:style-name="ce6"/>
          <table:table-cell table:style-name="ce179"/>
          <table:table-cell table:style-name="ce199" table:formula="of:=INDEX([.$C$4:.$C$83];MATCH(1;([.$G$4:.$G$83]=[.M29])*([.$D$4:.$D$83]=[.$L$25]);0))" office:value-type="string" office:string-value="Bernard Healy" calcext:value-type="string">
            <text:p>Bernard Healy</text:p>
          </table:table-cell>
          <table:table-cell table:style-name="ce202" table:number-matrix-columns-spanned="1" table:number-matrix-rows-spanned="1" table:formula="of:=LARGE(IF([.$D$4:.$D$83]=[.$L$25];[.$G$4:.$G$83]);ROW([.M29])-ROW([.M$25]))" office:value-type="float" office:value="496" calcext:value-type="float">
            <text:p>496</text:p>
          </table:table-cell>
          <table:table-cell table:style-name="ce202" table:formula="of:=INDEX([.$H$4:.$H$83];MATCH(1;([.$G$4:.$G$83]=[.M29])*([.$D$4:.$D$83]=[.$L$25]);0))" office:value-type="float" office:value="60" calcext:value-type="float">
            <text:p>60</text:p>
          </table:table-cell>
          <table:table-cell table:style-name="ce202" table:formula="of:=INDEX([.$I$4:.$I$83];MATCH(1;([.$G$4:.$G$83]=[.M29])*([.$D$4:.$D$83]=[.$L$25]);0))" office:value-type="float" office:value="8" calcext:value-type="float">
            <text:p>8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28]" office:value-type="string" office:string-value="7C" calcext:value-type="string">
            <text:p>7C</text:p>
          </table:table-cell>
          <table:table-cell table:style-name="ce182" table:formula="of:=[$'Target List'.C28]" office:value-type="string" office:string-value="Kelsey Hunt" calcext:value-type="string">
            <text:p>Kelsey Hunt</text:p>
          </table:table-cell>
          <table:table-cell table:style-name="ce182" table:formula="of:=[$'Target List'.B28]" office:value-type="string" office:string-value="Strathclyde AC" calcext:value-type="string">
            <text:p>Strathclyde AC</text:p>
          </table:table-cell>
          <table:table-cell table:style-name="ce187" table:formula="of:=[$'Target List'.D28]" office:value-type="string" office:string-value="F" calcext:value-type="string">
            <text:p>F</text:p>
          </table:table-cell>
          <table:table-cell table:style-name="ce182" table:formula="of:=[$'Target List'.E28]" office:value-type="string" office:string-value="Recurve" calcext:value-type="string">
            <text:p>Recurve</text:p>
          </table:table-cell>
          <table:table-cell table:style-name="ce191" table:formula="of:=[$Scores.H50]" office:value-type="float" office:value="518" calcext:value-type="float">
            <text:p>518</text:p>
          </table:table-cell>
          <table:table-cell table:style-name="ce191" table:formula="of:=[$Scores.I50]" office:value-type="float" office:value="60" calcext:value-type="float">
            <text:p>60</text:p>
          </table:table-cell>
          <table:table-cell table:style-name="ce191" table:formula="of:=[$Scores.J50]" office:value-type="float" office:value="15" calcext:value-type="float">
            <text:p>15</text:p>
          </table:table-cell>
          <table:table-cell table:style-name="ce6"/>
          <table:table-cell table:style-name="ce179"/>
          <table:table-cell table:style-name="ce201" office:value-type="string" calcext:value-type="string">
            <text:p>Team Total</text:p>
          </table:table-cell>
          <table:table-cell table:style-name="ce202" table:formula="of:=SUMIF([.M26:.M29];&quot;&gt;0&quot;)" office:value-type="float" office:value="2101" calcext:value-type="float">
            <text:p>2101</text:p>
          </table:table-cell>
          <table:table-cell table:style-name="ce202" table:formula="of:=SUMIF([.N26:.N29];&quot;&gt;0&quot;)" office:value-type="float" office:value="240" calcext:value-type="float">
            <text:p>240</text:p>
          </table:table-cell>
          <table:table-cell table:style-name="ce202" table:formula="of:=SUMIF([.O26:.O29];&quot;&gt;0&quot;)" office:value-type="float" office:value="58" calcext:value-type="float">
            <text:p>58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29]" office:value-type="string" office:string-value="7D" calcext:value-type="string">
            <text:p>7D</text:p>
          </table:table-cell>
          <table:table-cell table:style-name="ce182" table:formula="of:=[$'Target List'.C29]" office:value-type="string" office:string-value="John Strang" calcext:value-type="string">
            <text:p>John Strang</text:p>
          </table:table-cell>
          <table:table-cell table:style-name="ce182" table:formula="of:=[$'Target List'.B29]" office:value-type="string" office:string-value="Glasgow Archers" calcext:value-type="string">
            <text:p>Glasgow Archers</text:p>
          </table:table-cell>
          <table:table-cell table:style-name="ce187" table:formula="of:=[$'Target List'.D29]" office:value-type="string" office:string-value="M" calcext:value-type="string">
            <text:p>M</text:p>
          </table:table-cell>
          <table:table-cell table:style-name="ce182" table:formula="of:=[$'Target List'.E29]" office:value-type="string" office:string-value="Recurve" calcext:value-type="string">
            <text:p>Recurve</text:p>
          </table:table-cell>
          <table:table-cell table:style-name="ce191" table:formula="of:=[$Scores.H51]" office:value-type="float" office:value="534" calcext:value-type="float">
            <text:p>534</text:p>
          </table:table-cell>
          <table:table-cell table:style-name="ce191" table:formula="of:=[$Scores.I51]" office:value-type="float" office:value="60" calcext:value-type="float">
            <text:p>60</text:p>
          </table:table-cell>
          <table:table-cell table:style-name="ce191" table:formula="of:=[$Scores.J51]" office:value-type="float" office:value="20" calcext:value-type="float">
            <text:p>20</text:p>
          </table:table-cell>
          <table:table-cell table:style-name="ce6"/>
          <table:table-cell table:style-name="ce179"/>
          <table:table-cell table:style-name="ce195" table:number-columns-repeated="3"/>
          <table:table-cell table:style-name="ce179" table:number-columns-repeated="2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30]" office:value-type="string" office:string-value="8A" calcext:value-type="string">
            <text:p>8A</text:p>
          </table:table-cell>
          <table:table-cell table:style-name="ce182" table:formula="of:=[$'Target List'.C30]" office:value-type="string" office:string-value="Jonah McArthur" calcext:value-type="string">
            <text:p>Jonah McArthur</text:p>
          </table:table-cell>
          <table:table-cell table:style-name="ce182" table:formula="of:=[$'Target List'.B30]" office:value-type="string" office:string-value="Glasgow Archers" calcext:value-type="string">
            <text:p>Glasgow Archers</text:p>
          </table:table-cell>
          <table:table-cell table:style-name="ce187" table:formula="of:=[$'Target List'.D30]" office:value-type="string" office:string-value="F" calcext:value-type="string">
            <text:p>F</text:p>
          </table:table-cell>
          <table:table-cell table:style-name="ce182" table:formula="of:=[$'Target List'.E30]" office:value-type="string" office:string-value="Recurve" calcext:value-type="string">
            <text:p>Recurve</text:p>
          </table:table-cell>
          <table:table-cell table:style-name="ce191" table:formula="of:=[$Scores.H55]" office:value-type="float" office:value="531" calcext:value-type="float">
            <text:p>531</text:p>
          </table:table-cell>
          <table:table-cell table:style-name="ce191" table:formula="of:=[$Scores.I55]" office:value-type="float" office:value="60" calcext:value-type="float">
            <text:p>60</text:p>
          </table:table-cell>
          <table:table-cell table:style-name="ce191" table:formula="of:=[$Scores.J55]" office:value-type="float" office:value="19" calcext:value-type="float">
            <text:p>19</text:p>
          </table:table-cell>
          <table:table-cell table:style-name="ce6"/>
          <table:table-cell table:style-name="ce179"/>
          <table:table-cell table:style-name="ce195" office:value-type="string" calcext:value-type="string">
            <text:p>Monklands AC</text:p>
          </table:table-cell>
          <table:table-cell table:style-name="ce195" table:number-columns-repeated="2"/>
          <table:table-cell table:style-name="ce179" table:number-columns-repeated="2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31]" office:value-type="string" office:string-value="8B" calcext:value-type="string">
            <text:p>8B</text:p>
          </table:table-cell>
          <table:table-cell table:style-name="ce182" table:formula="of:=[$'Target List'.C31]" office:value-type="string" office:string-value="Alex Blake" calcext:value-type="string">
            <text:p>Alex Blake</text:p>
          </table:table-cell>
          <table:table-cell table:style-name="ce182" table:formula="of:=[$'Target List'.B31]" office:value-type="string" office:string-value="Strathclyde AC" calcext:value-type="string">
            <text:p>Strathclyde AC</text:p>
          </table:table-cell>
          <table:table-cell table:style-name="ce187" table:formula="of:=[$'Target List'.D31]" office:value-type="string" office:string-value="F" calcext:value-type="string">
            <text:p>F</text:p>
          </table:table-cell>
          <table:table-cell table:style-name="ce182" table:formula="of:=[$'Target List'.E31]" office:value-type="string" office:string-value="Barebow" calcext:value-type="string">
            <text:p>Barebow</text:p>
          </table:table-cell>
          <table:table-cell table:style-name="ce191" table:formula="of:=[$Scores.H56]" office:value-type="float" office:value="384" calcext:value-type="float">
            <text:p>384</text:p>
          </table:table-cell>
          <table:table-cell table:style-name="ce191" table:formula="of:=[$Scores.I56]" office:value-type="float" office:value="60" calcext:value-type="float">
            <text:p>60</text:p>
          </table:table-cell>
          <table:table-cell table:style-name="ce191" table:formula="of:=[$Scores.J56]" office:value-type="float" office:value="1" calcext:value-type="float">
            <text:p>1</text:p>
          </table:table-cell>
          <table:table-cell table:style-name="ce6"/>
          <table:table-cell table:style-name="ce179"/>
          <table:table-cell table:style-name="ce199" table:formula="of:=INDEX([.$C$4:.$C$83];MATCH(1;([.$G$4:.$G$83]=[.M33])*([.$D$4:.$D$83]=[.$L$32]);0))" office:value-type="string" office:string-value="Catherine Coddington" calcext:value-type="string">
            <text:p>Catherine Coddington</text:p>
          </table:table-cell>
          <table:table-cell table:style-name="ce202" table:number-matrix-columns-spanned="1" table:number-matrix-rows-spanned="1" table:formula="of:=LARGE(IF([.$D$4:.$D$83]=[.$L$32];[.$G$4:.$G$83]);ROW([.M33])-ROW([.M$32]))" office:value-type="float" office:value="560" calcext:value-type="float">
            <text:p>560</text:p>
          </table:table-cell>
          <table:table-cell table:style-name="ce202" table:formula="of:=INDEX([.$H$4:.$H$83];MATCH(1;([.$G$4:.$G$83]=[.M33])*([.$D$4:.$D$83]=[.$L$32]);0))" office:value-type="float" office:value="60" calcext:value-type="float">
            <text:p>60</text:p>
          </table:table-cell>
          <table:table-cell table:style-name="ce202" table:formula="of:=INDEX([.$I$4:.$I$83];MATCH(1;([.$G$4:.$G$83]=[.M33])*([.$D$4:.$D$83]=[.$L$32]);0))" office:value-type="float" office:value="31" calcext:value-type="float">
            <text:p>31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32]" office:value-type="string" office:string-value="8C" calcext:value-type="string">
            <text:p>8C</text:p>
          </table:table-cell>
          <table:table-cell table:style-name="ce182" table:formula="of:=[$'Target List'.C32]" office:value-type="string" office:string-value="Scott Jamieson" calcext:value-type="string">
            <text:p>Scott Jamieson</text:p>
          </table:table-cell>
          <table:table-cell table:style-name="ce182" table:formula="of:=[$'Target List'.B32]" office:value-type="string" office:string-value="Glasgow Archers" calcext:value-type="string">
            <text:p>Glasgow Archers</text:p>
          </table:table-cell>
          <table:table-cell table:style-name="ce187" table:formula="of:=[$'Target List'.D32]" office:value-type="string" office:string-value="M" calcext:value-type="string">
            <text:p>M</text:p>
          </table:table-cell>
          <table:table-cell table:style-name="ce182" table:formula="of:=[$'Target List'.E32]" office:value-type="string" office:string-value="Recurve" calcext:value-type="string">
            <text:p>Recurve</text:p>
          </table:table-cell>
          <table:table-cell table:style-name="ce191" table:formula="of:=[$Scores.H57]" office:value-type="float" office:value="549" calcext:value-type="float">
            <text:p>549</text:p>
          </table:table-cell>
          <table:table-cell table:style-name="ce191" table:formula="of:=[$Scores.I57]" office:value-type="float" office:value="60" calcext:value-type="float">
            <text:p>60</text:p>
          </table:table-cell>
          <table:table-cell table:style-name="ce191" table:formula="of:=[$Scores.J57]" office:value-type="float" office:value="23" calcext:value-type="float">
            <text:p>23</text:p>
          </table:table-cell>
          <table:table-cell table:style-name="ce6"/>
          <table:table-cell table:style-name="ce179"/>
          <table:table-cell table:style-name="ce199" table:formula="of:=INDEX([.$C$4:.$C$83];MATCH(1;([.$G$4:.$G$83]=[.M34])*([.$D$4:.$D$83]=[.$L$32]);0))" office:value-type="string" office:string-value="Chris Murry" calcext:value-type="string">
            <text:p>Chris Murry</text:p>
          </table:table-cell>
          <table:table-cell table:style-name="ce202" table:number-matrix-columns-spanned="1" table:number-matrix-rows-spanned="1" table:formula="of:=LARGE(IF([.$D$4:.$D$83]=[.$L$32];[.$G$4:.$G$83]);ROW([.M34])-ROW([.M$32]))" office:value-type="float" office:value="547" calcext:value-type="float">
            <text:p>547</text:p>
          </table:table-cell>
          <table:table-cell table:style-name="ce202" table:formula="of:=INDEX([.$H$4:.$H$83];MATCH(1;([.$G$4:.$G$83]=[.M34])*([.$D$4:.$D$83]=[.$L$32]);0))" office:value-type="float" office:value="60" calcext:value-type="float">
            <text:p>60</text:p>
          </table:table-cell>
          <table:table-cell table:style-name="ce202" table:formula="of:=INDEX([.$I$4:.$I$83];MATCH(1;([.$G$4:.$G$83]=[.M34])*([.$D$4:.$D$83]=[.$L$32]);0))" office:value-type="float" office:value="15" calcext:value-type="float">
            <text:p>15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33]" office:value-type="string" office:string-value="8D" calcext:value-type="string">
            <text:p>8D</text:p>
          </table:table-cell>
          <table:table-cell table:style-name="ce182" table:formula="of:=[$'Target List'.C33]" office:value-type="string" office:string-value="David MacLachlan" calcext:value-type="string">
            <text:p>David MacLachlan</text:p>
          </table:table-cell>
          <table:table-cell table:style-name="ce182" table:formula="of:=[$'Target List'.B33]" office:value-type="string" office:string-value="Orion's Archers" calcext:value-type="string">
            <text:p>Orion's Archers</text:p>
          </table:table-cell>
          <table:table-cell table:style-name="ce187" table:formula="of:=[$'Target List'.D33]" office:value-type="string" office:string-value="M" calcext:value-type="string">
            <text:p>M</text:p>
          </table:table-cell>
          <table:table-cell table:style-name="ce182" table:formula="of:=[$'Target List'.E33]" office:value-type="string" office:string-value="Recurve" calcext:value-type="string">
            <text:p>Recurve</text:p>
          </table:table-cell>
          <table:table-cell table:style-name="ce191" table:formula="of:=[$Scores.H58]" office:value-type="float" office:value="470" calcext:value-type="float">
            <text:p>470</text:p>
          </table:table-cell>
          <table:table-cell table:style-name="ce191" table:formula="of:=[$Scores.I58]" office:value-type="float" office:value="3" calcext:value-type="float">
            <text:p>3</text:p>
          </table:table-cell>
          <table:table-cell table:style-name="ce191" table:formula="of:=[$Scores.J58]" office:value-type="float" office:value="5" calcext:value-type="float">
            <text:p>5</text:p>
          </table:table-cell>
          <table:table-cell table:style-name="ce6"/>
          <table:table-cell table:style-name="ce179"/>
          <table:table-cell table:style-name="ce199" table:formula="of:=INDEX([.$C$4:.$C$83];MATCH(1;([.$G$4:.$G$83]=[.M35])*([.$D$4:.$D$83]=[.$L$32]);0))" office:value-type="string" office:string-value="Iain MacMillan" calcext:value-type="string">
            <text:p>Iain MacMillan</text:p>
          </table:table-cell>
          <table:table-cell table:style-name="ce202" table:number-matrix-columns-spanned="1" table:number-matrix-rows-spanned="1" table:formula="of:=LARGE(IF([.$D$4:.$D$83]=[.$L$32];[.$G$4:.$G$83]);ROW([.M35])-ROW([.M$32]))" office:value-type="float" office:value="544" calcext:value-type="float">
            <text:p>544</text:p>
          </table:table-cell>
          <table:table-cell table:style-name="ce202" table:formula="of:=INDEX([.$H$4:.$H$83];MATCH(1;([.$G$4:.$G$83]=[.M35])*([.$D$4:.$D$83]=[.$L$32]);0))" office:value-type="float" office:value="60" calcext:value-type="float">
            <text:p>60</text:p>
          </table:table-cell>
          <table:table-cell table:style-name="ce202" table:formula="of:=INDEX([.$I$4:.$I$83];MATCH(1;([.$G$4:.$G$83]=[.M35])*([.$D$4:.$D$83]=[.$L$32]);0))" office:value-type="float" office:value="20" calcext:value-type="float">
            <text:p>20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34]" office:value-type="string" office:string-value="9A" calcext:value-type="string">
            <text:p>9A</text:p>
          </table:table-cell>
          <table:table-cell table:style-name="ce182" table:formula="of:=[$'Target List'.C34]" office:value-type="string" office:string-value="Duncan Malone" calcext:value-type="string">
            <text:p>Duncan Malone</text:p>
          </table:table-cell>
          <table:table-cell table:style-name="ce182" table:formula="of:=[$'Target List'.B34]" office:value-type="string" office:string-value="Glasgow Archers" calcext:value-type="string">
            <text:p>Glasgow Archers</text:p>
          </table:table-cell>
          <table:table-cell table:style-name="ce187" table:formula="of:=[$'Target List'.D34]" office:value-type="string" office:string-value="M" calcext:value-type="string">
            <text:p>M</text:p>
          </table:table-cell>
          <table:table-cell table:style-name="ce182" table:formula="of:=[$'Target List'.E34]" office:value-type="string" office:string-value="Recurve" calcext:value-type="string">
            <text:p>Recurve</text:p>
          </table:table-cell>
          <table:table-cell table:style-name="ce191" table:formula="of:=[$Scores.H62]" office:value-type="float" office:value="484" calcext:value-type="float">
            <text:p>484</text:p>
          </table:table-cell>
          <table:table-cell table:style-name="ce191" table:formula="of:=[$Scores.I62]" office:value-type="float" office:value="60" calcext:value-type="float">
            <text:p>60</text:p>
          </table:table-cell>
          <table:table-cell table:style-name="ce191" table:formula="of:=[$Scores.J62]" office:value-type="float" office:value="5" calcext:value-type="float">
            <text:p>5</text:p>
          </table:table-cell>
          <table:table-cell table:style-name="ce6"/>
          <table:table-cell table:style-name="ce179"/>
          <table:table-cell table:style-name="ce199" table:formula="of:=INDEX([.$C$4:.$C$83];MATCH(1;([.$G$4:.$G$83]=[.M36])*([.$D$4:.$D$83]=[.$L$32]);0))" office:value-type="string" office:string-value="Marcus McInally" calcext:value-type="string">
            <text:p>Marcus McInally</text:p>
          </table:table-cell>
          <table:table-cell table:style-name="ce202" table:number-matrix-columns-spanned="1" table:number-matrix-rows-spanned="1" table:formula="of:=LARGE(IF([.$D$4:.$D$83]=[.$L$32];[.$G$4:.$G$83]);ROW([.M36])-ROW([.M$32]))" office:value-type="float" office:value="531" calcext:value-type="float">
            <text:p>531</text:p>
          </table:table-cell>
          <table:table-cell table:style-name="ce202" table:formula="of:=INDEX([.$H$4:.$H$83];MATCH(1;([.$G$4:.$G$83]=[.M36])*([.$D$4:.$D$83]=[.$L$32]);0))" office:value-type="float" office:value="60" calcext:value-type="float">
            <text:p>60</text:p>
          </table:table-cell>
          <table:table-cell table:style-name="ce202" table:formula="of:=INDEX([.$I$4:.$I$83];MATCH(1;([.$G$4:.$G$83]=[.M36])*([.$D$4:.$D$83]=[.$L$32]);0))" office:value-type="float" office:value="7" calcext:value-type="float">
            <text:p>7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35]" office:value-type="string" office:string-value="9B" calcext:value-type="string">
            <text:p>9B</text:p>
          </table:table-cell>
          <table:table-cell table:style-name="ce182" table:formula="of:=[$'Target List'.C35]" office:value-type="string" office:string-value="Ray Reynaldo" calcext:value-type="string">
            <text:p>Ray Reynaldo</text:p>
          </table:table-cell>
          <table:table-cell table:style-name="ce182" table:formula="of:=[$'Target List'.B35]" office:value-type="string" office:string-value="Strathclyde AC" calcext:value-type="string">
            <text:p>Strathclyde AC</text:p>
          </table:table-cell>
          <table:table-cell table:style-name="ce187" table:formula="of:=[$'Target List'.D35]" office:value-type="string" office:string-value="M" calcext:value-type="string">
            <text:p>M</text:p>
          </table:table-cell>
          <table:table-cell table:style-name="ce182" table:formula="of:=[$'Target List'.E35]" office:value-type="string" office:string-value="Recurve" calcext:value-type="string">
            <text:p>Recurve</text:p>
          </table:table-cell>
          <table:table-cell table:style-name="ce191" table:formula="of:=[$Scores.H63]" office:value-type="float" office:value="446" calcext:value-type="float">
            <text:p>446</text:p>
          </table:table-cell>
          <table:table-cell table:style-name="ce191" table:formula="of:=[$Scores.I63]" office:value-type="float" office:value="60" calcext:value-type="float">
            <text:p>60</text:p>
          </table:table-cell>
          <table:table-cell table:style-name="ce191" table:formula="of:=[$Scores.J63]" office:value-type="float" office:value="8" calcext:value-type="float">
            <text:p>8</text:p>
          </table:table-cell>
          <table:table-cell table:style-name="ce6"/>
          <table:table-cell table:style-name="ce179"/>
          <table:table-cell table:style-name="ce201" office:value-type="string" calcext:value-type="string">
            <text:p>Team Total</text:p>
          </table:table-cell>
          <table:table-cell table:style-name="ce202" table:formula="of:=SUMIF([.M33:.M36];&quot;&gt;0&quot;)" office:value-type="float" office:value="2182" calcext:value-type="float">
            <text:p>2182</text:p>
          </table:table-cell>
          <table:table-cell table:style-name="ce202" table:formula="of:=SUMIF([.N33:.N36];&quot;&gt;0&quot;)" office:value-type="float" office:value="240" calcext:value-type="float">
            <text:p>240</text:p>
          </table:table-cell>
          <table:table-cell table:style-name="ce202" table:formula="of:=SUMIF([.O33:.O36];&quot;&gt;0&quot;)" office:value-type="float" office:value="73" calcext:value-type="float">
            <text:p>73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36]" office:value-type="string" office:string-value="9C" calcext:value-type="string">
            <text:p>9C</text:p>
          </table:table-cell>
          <table:table-cell table:style-name="ce182" table:formula="of:=[$'Target List'.C36]" office:value-type="string" office:string-value="Chris Blair" calcext:value-type="string">
            <text:p>Chris Blair</text:p>
          </table:table-cell>
          <table:table-cell table:style-name="ce182" table:formula="of:=[$'Target List'.B36]" office:value-type="string" office:string-value="Glasgow Archers" calcext:value-type="string">
            <text:p>Glasgow Archers</text:p>
          </table:table-cell>
          <table:table-cell table:style-name="ce187" table:formula="of:=[$'Target List'.D36]" office:value-type="string" office:string-value="M" calcext:value-type="string">
            <text:p>M</text:p>
          </table:table-cell>
          <table:table-cell table:style-name="ce182" table:formula="of:=[$'Target List'.E36]" office:value-type="string" office:string-value="Barebow" calcext:value-type="string">
            <text:p>Barebow</text:p>
          </table:table-cell>
          <table:table-cell table:style-name="ce191" table:formula="of:=[$Scores.H64]" office:value-type="float" office:value="437" calcext:value-type="float">
            <text:p>437</text:p>
          </table:table-cell>
          <table:table-cell table:style-name="ce191" table:formula="of:=[$Scores.I64]" office:value-type="float" office:value="60" calcext:value-type="float">
            <text:p>60</text:p>
          </table:table-cell>
          <table:table-cell table:style-name="ce191" table:formula="of:=[$Scores.J64]" office:value-type="float" office:value="2" calcext:value-type="float">
            <text:p>2</text:p>
          </table:table-cell>
          <table:table-cell table:style-name="ce6"/>
          <table:table-cell table:style-name="ce179"/>
          <table:table-cell table:style-name="ce194"/>
          <table:table-cell table:style-name="ce195" table:number-columns-repeated="2"/>
          <table:table-cell table:style-name="ce179" table:number-columns-repeated="2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37]" office:value-type="string" office:string-value="9D" calcext:value-type="string">
            <text:p>9D</text:p>
          </table:table-cell>
          <table:table-cell table:style-name="ce182" table:formula="of:=[$'Target List'.C37]" office:value-type="string" office:string-value="Meredith Hill" calcext:value-type="string">
            <text:p>Meredith Hill</text:p>
          </table:table-cell>
          <table:table-cell table:style-name="ce182" table:formula="of:=[$'Target List'.B37]" office:value-type="string" office:string-value="Glasgow Archers" calcext:value-type="string">
            <text:p>Glasgow Archers</text:p>
          </table:table-cell>
          <table:table-cell table:style-name="ce188" table:formula="of:=[$'Target List'.D37]" office:value-type="string" office:string-value="F" calcext:value-type="string">
            <text:p>F</text:p>
          </table:table-cell>
          <table:table-cell table:style-name="ce182" table:formula="of:=[$'Target List'.E37]" office:value-type="string" office:string-value="Recurve" calcext:value-type="string">
            <text:p>Recurve</text:p>
          </table:table-cell>
          <table:table-cell table:style-name="ce191" table:formula="of:=[$Scores.H65]" office:value-type="float" office:value="405" calcext:value-type="float">
            <text:p>405</text:p>
          </table:table-cell>
          <table:table-cell table:style-name="ce191" table:formula="of:=[$Scores.I65]" office:value-type="float" office:value="58" calcext:value-type="float">
            <text:p>58</text:p>
          </table:table-cell>
          <table:table-cell table:style-name="ce191" table:formula="of:=[$Scores.J65]" office:value-type="float" office:value="5" calcext:value-type="float">
            <text:p>5</text:p>
          </table:table-cell>
          <table:table-cell table:style-name="ce6"/>
          <table:table-cell table:style-name="ce179"/>
          <table:table-cell table:style-name="ce195" office:value-type="string" calcext:value-type="string">
            <text:p>Orion's Archers</text:p>
          </table:table-cell>
          <table:table-cell table:style-name="ce195" table:number-columns-repeated="2"/>
          <table:table-cell table:style-name="ce179" table:number-columns-repeated="2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38]" office:value-type="string" office:string-value="10A" calcext:value-type="string">
            <text:p>10A</text:p>
          </table:table-cell>
          <table:table-cell table:style-name="ce182" table:formula="of:=[$'Target List'.C38]" office:value-type="string" office:string-value="Iain MacMillan" calcext:value-type="string">
            <text:p>Iain MacMillan</text:p>
          </table:table-cell>
          <table:table-cell table:style-name="ce182" table:formula="of:=[$'Target List'.B38]" office:value-type="string" office:string-value="Monklands AC" calcext:value-type="string">
            <text:p>Monklands AC</text:p>
          </table:table-cell>
          <table:table-cell table:style-name="ce187" table:formula="of:=[$'Target List'.D38]" office:value-type="string" office:string-value="M" calcext:value-type="string">
            <text:p>M</text:p>
          </table:table-cell>
          <table:table-cell table:style-name="ce182" table:formula="of:=[$'Target List'.E38]" office:value-type="string" office:string-value="Recurve" calcext:value-type="string">
            <text:p>Recurve</text:p>
          </table:table-cell>
          <table:table-cell table:style-name="ce191" table:formula="of:=[$Scores.H69]" office:value-type="float" office:value="544" calcext:value-type="float">
            <text:p>544</text:p>
          </table:table-cell>
          <table:table-cell table:style-name="ce191" table:formula="of:=[$Scores.I69]" office:value-type="float" office:value="60" calcext:value-type="float">
            <text:p>60</text:p>
          </table:table-cell>
          <table:table-cell table:style-name="ce191" table:formula="of:=[$Scores.J69]" office:value-type="float" office:value="20" calcext:value-type="float">
            <text:p>20</text:p>
          </table:table-cell>
          <table:table-cell table:style-name="ce6"/>
          <table:table-cell table:style-name="ce179"/>
          <table:table-cell table:style-name="ce199" table:formula="of:=INDEX([.$C$4:.$C$83];MATCH(1;([.$G$4:.$G$83]=[.M40])*([.$D$4:.$D$83]=[.$L$39]);0))" office:value-type="string" office:string-value="Alun ap Rhisiart" calcext:value-type="string">
            <text:p>Alun ap Rhisiart</text:p>
          </table:table-cell>
          <table:table-cell table:style-name="ce202" table:number-matrix-columns-spanned="1" table:number-matrix-rows-spanned="1" table:formula="of:=LARGE(IF([.$D$4:.$D$83]=[.$L$39];[.$G$4:.$G$83]);ROW([.M40])-ROW([.M$39]))" office:value-type="float" office:value="489" calcext:value-type="float">
            <text:p>489</text:p>
          </table:table-cell>
          <table:table-cell table:style-name="ce202" table:formula="of:=INDEX([.$H$4:.$H$83];MATCH(1;([.$G$4:.$G$83]=[.M40])*([.$D$4:.$D$83]=[.$L$39]);0))" office:value-type="float" office:value="60" calcext:value-type="float">
            <text:p>60</text:p>
          </table:table-cell>
          <table:table-cell table:style-name="ce202" table:formula="of:=INDEX([.$I$4:.$I$83];MATCH(1;([.$G$4:.$G$83]=[.M40])*([.$D$4:.$D$83]=[.$L$39]);0))" office:value-type="float" office:value="6" calcext:value-type="float">
            <text:p>6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39]" office:value-type="string" office:string-value="10B" calcext:value-type="string">
            <text:p>10B</text:p>
          </table:table-cell>
          <table:table-cell table:style-name="ce182" table:formula="of:=[$'Target List'.C39]" office:value-type="float" office:value="0" calcext:value-type="float">
            <text:p>0</text:p>
          </table:table-cell>
          <table:table-cell table:style-name="ce182" table:formula="of:=[$'Target List'.B39]" office:value-type="float" office:value="0" calcext:value-type="float">
            <text:p>0</text:p>
          </table:table-cell>
          <table:table-cell table:style-name="ce187" table:formula="of:=[$'Target List'.D39]" office:value-type="float" office:value="0" calcext:value-type="float">
            <text:p/>
          </table:table-cell>
          <table:table-cell table:style-name="ce182" table:formula="of:=[$'Target List'.E39]" office:value-type="float" office:value="0" calcext:value-type="float">
            <text:p>0</text:p>
          </table:table-cell>
          <table:table-cell table:style-name="ce191" table:formula="of:=[$Scores.H70]" office:value-type="float" office:value="0" calcext:value-type="float">
            <text:p>0</text:p>
          </table:table-cell>
          <table:table-cell table:style-name="ce191" table:formula="of:=[$Scores.I70]" office:value-type="float" office:value="0" calcext:value-type="float">
            <text:p>0</text:p>
          </table:table-cell>
          <table:table-cell table:style-name="ce191" table:formula="of:=[$Scores.J70]" office:value-type="float" office:value="0" calcext:value-type="float">
            <text:p>0</text:p>
          </table:table-cell>
          <table:table-cell table:style-name="ce6"/>
          <table:table-cell table:style-name="ce179"/>
          <table:table-cell table:style-name="ce199" table:formula="of:=INDEX([.$C$4:.$C$83];MATCH(1;([.$G$4:.$G$83]=[.M41])*([.$D$4:.$D$83]=[.$L$39]);0))" office:value-type="string" office:string-value="David MacLachlan" calcext:value-type="string">
            <text:p>David MacLachlan</text:p>
          </table:table-cell>
          <table:table-cell table:style-name="ce202" table:number-matrix-columns-spanned="1" table:number-matrix-rows-spanned="1" table:formula="of:=LARGE(IF([.$D$4:.$D$83]=[.$L$39];[.$G$4:.$G$83]);ROW([.M41])-ROW([.M$39]))" office:value-type="float" office:value="470" calcext:value-type="float">
            <text:p>470</text:p>
          </table:table-cell>
          <table:table-cell table:style-name="ce202" table:formula="of:=INDEX([.$H$4:.$H$83];MATCH(1;([.$G$4:.$G$83]=[.M41])*([.$D$4:.$D$83]=[.$L$39]);0))" office:value-type="float" office:value="3" calcext:value-type="float">
            <text:p>3</text:p>
          </table:table-cell>
          <table:table-cell table:style-name="ce202" table:formula="of:=INDEX([.$I$4:.$I$83];MATCH(1;([.$G$4:.$G$83]=[.M41])*([.$D$4:.$D$83]=[.$L$39]);0))" office:value-type="float" office:value="5" calcext:value-type="float">
            <text:p>5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40]" office:value-type="string" office:string-value="10C" calcext:value-type="string">
            <text:p>10C</text:p>
          </table:table-cell>
          <table:table-cell table:style-name="ce182" table:formula="of:=[$'Target List'.C40]" office:value-type="float" office:value="0" calcext:value-type="float">
            <text:p>0</text:p>
          </table:table-cell>
          <table:table-cell table:style-name="ce182" table:formula="of:=[$'Target List'.B40]" office:value-type="float" office:value="0" calcext:value-type="float">
            <text:p>0</text:p>
          </table:table-cell>
          <table:table-cell table:style-name="ce187" table:formula="of:=[$'Target List'.D40]" office:value-type="float" office:value="0" calcext:value-type="float">
            <text:p/>
          </table:table-cell>
          <table:table-cell table:style-name="ce182" table:formula="of:=[$'Target List'.E40]" office:value-type="float" office:value="0" calcext:value-type="float">
            <text:p>0</text:p>
          </table:table-cell>
          <table:table-cell table:style-name="ce191" table:formula="of:=[$Scores.H71]" office:value-type="float" office:value="0" calcext:value-type="float">
            <text:p>0</text:p>
          </table:table-cell>
          <table:table-cell table:style-name="ce191" table:formula="of:=[$Scores.I71]" office:value-type="float" office:value="0" calcext:value-type="float">
            <text:p>0</text:p>
          </table:table-cell>
          <table:table-cell table:style-name="ce191" table:formula="of:=[$Scores.J71]" office:value-type="float" office:value="0" calcext:value-type="float">
            <text:p>0</text:p>
          </table:table-cell>
          <table:table-cell table:style-name="ce6"/>
          <table:table-cell table:style-name="ce179"/>
          <table:table-cell table:style-name="ce199" table:formula="of:=INDEX([.$C$4:.$C$83];MATCH(1;([.$G$4:.$G$83]=[.M42])*([.$D$4:.$D$83]=[.$L$39]);0))" office:value-type="string" office:string-value="Gareth Clayton" calcext:value-type="string">
            <text:p>Gareth Clayton</text:p>
          </table:table-cell>
          <table:table-cell table:style-name="ce202" table:number-matrix-columns-spanned="1" table:number-matrix-rows-spanned="1" table:formula="of:=LARGE(IF([.$D$4:.$D$83]=[.$L$39];[.$G$4:.$G$83]);ROW([.M42])-ROW([.M$39]))" office:value-type="float" office:value="376" calcext:value-type="float">
            <text:p>376</text:p>
          </table:table-cell>
          <table:table-cell table:style-name="ce202" table:formula="of:=INDEX([.$H$4:.$H$83];MATCH(1;([.$G$4:.$G$83]=[.M42])*([.$D$4:.$D$83]=[.$L$39]);0))" office:value-type="float" office:value="60" calcext:value-type="float">
            <text:p>60</text:p>
          </table:table-cell>
          <table:table-cell table:style-name="ce202" table:formula="of:=INDEX([.$I$4:.$I$83];MATCH(1;([.$G$4:.$G$83]=[.M42])*([.$D$4:.$D$83]=[.$L$39]);0))" office:value-type="float" office:value="0" calcext:value-type="float">
            <text:p>0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2" table:formula="of:=[$'Target List'.A41]" office:value-type="string" office:string-value="10D" calcext:value-type="string">
            <text:p>10D</text:p>
          </table:table-cell>
          <table:table-cell table:style-name="ce182" table:formula="of:=[$'Target List'.C41]" office:value-type="float" office:value="0" calcext:value-type="float">
            <text:p>0</text:p>
          </table:table-cell>
          <table:table-cell table:style-name="ce182" table:formula="of:=[$'Target List'.B41]" office:value-type="float" office:value="0" calcext:value-type="float">
            <text:p>0</text:p>
          </table:table-cell>
          <table:table-cell table:style-name="ce188" table:formula="of:=[$'Target List'.D41]" office:value-type="float" office:value="0" calcext:value-type="float">
            <text:p/>
          </table:table-cell>
          <table:table-cell table:style-name="ce182" table:formula="of:=[$'Target List'.E41]" office:value-type="float" office:value="0" calcext:value-type="float">
            <text:p>0</text:p>
          </table:table-cell>
          <table:table-cell table:style-name="ce191" table:formula="of:=[$Scores.H72]" office:value-type="float" office:value="0" calcext:value-type="float">
            <text:p>0</text:p>
          </table:table-cell>
          <table:table-cell table:style-name="ce191" table:formula="of:=[$Scores.I72]" office:value-type="float" office:value="0" calcext:value-type="float">
            <text:p>0</text:p>
          </table:table-cell>
          <table:table-cell table:style-name="ce191" table:formula="of:=[$Scores.J72]" office:value-type="float" office:value="0" calcext:value-type="float">
            <text:p>0</text:p>
          </table:table-cell>
          <table:table-cell table:style-name="ce6"/>
          <table:table-cell table:style-name="ce179"/>
          <table:table-cell table:style-name="ce202" table:formula="of:=INDEX([.$C$4:.$C$83];MATCH(1;([.$G$4:.$G$83]=[.M43])*([.$D$4:.$D$83]=[.$L$39]);0))" office:value-type="string" office:string-value="" calcext:value-type="error">
            <text:p>#VALUE!</text:p>
          </table:table-cell>
          <table:table-cell table:style-name="ce202" table:number-matrix-columns-spanned="1" table:number-matrix-rows-spanned="1" table:formula="of:=LARGE(IF([.$D$4:.$D$83]=[.$L$39];[.$G$4:.$G$83]);ROW([.M83])-ROW([.M$39]))" office:value-type="string" office:string-value="" calcext:value-type="error">
            <text:p>#VALUE!</text:p>
          </table:table-cell>
          <table:table-cell table:style-name="ce202" table:formula="of:=INDEX([.$H$4:.$H$83];MATCH(1;([.$G$4:.$G$83]=[.M43])*([.$D$4:.$D$83]=[.$L$39]);0))" office:value-type="string" office:string-value="" calcext:value-type="error">
            <text:p>#VALUE!</text:p>
          </table:table-cell>
          <table:table-cell table:style-name="ce202" table:formula="of:=INDEX([.$I$4:.$I$83];MATCH(1;([.$G$4:.$G$83]=[.M43])*([.$D$4:.$D$83]=[.$L$39]);0))" office:value-type="string" office:string-value="" calcext:value-type="error">
            <text:p>#VALUE!</text:p>
          </table:table-cell>
          <table:table-cell table:style-name="ce179"/>
          <table:table-cell table:style-name="ce204"/>
          <table:table-cell table:style-name="ce179" table:number-columns-repeated="18"/>
          <table:table-cell table:number-columns-repeated="989"/>
        </table:table-row>
        <table:table-row table:style-name="ro2">
          <table:table-cell table:style-name="ce179"/>
          <table:table-cell table:style-name="ce183" table:number-columns-repeated="3"/>
          <table:table-cell table:style-name="ce189"/>
          <table:table-cell table:style-name="ce183"/>
          <table:table-cell table:style-name="ce141" table:number-columns-repeated="3"/>
          <table:table-cell table:style-name="ce6"/>
          <table:table-cell table:style-name="ce179"/>
          <table:table-cell table:style-name="ce201" office:value-type="string" calcext:value-type="string">
            <text:p>Team Total</text:p>
          </table:table-cell>
          <table:table-cell table:style-name="ce202" table:formula="of:=SUMIF([.M40:.M43];&quot;&gt;0&quot;)" office:value-type="float" office:value="1335" calcext:value-type="float">
            <text:p>1335</text:p>
          </table:table-cell>
          <table:table-cell table:style-name="ce202" table:formula="of:=SUMIF([.N40:.N43];&quot;&gt;0&quot;)" office:value-type="float" office:value="123" calcext:value-type="float">
            <text:p>123</text:p>
          </table:table-cell>
          <table:table-cell table:style-name="ce202" table:formula="of:=SUMIF([.O40:.O43];&quot;&gt;0&quot;)" office:value-type="float" office:value="11" calcext:value-type="float">
            <text:p>11</text:p>
          </table:table-cell>
          <table:table-cell table:style-name="ce179" table:number-columns-repeated="20"/>
          <table:table-cell table:number-columns-repeated="989"/>
        </table:table-row>
        <table:table-row table:style-name="ro2">
          <table:table-cell table:style-name="ce179"/>
          <table:table-cell table:style-name="ce183" table:number-columns-repeated="3"/>
          <table:table-cell table:style-name="ce189"/>
          <table:table-cell table:style-name="ce183"/>
          <table:table-cell table:style-name="ce141" table:number-columns-repeated="3"/>
          <table:table-cell table:style-name="ce6"/>
          <table:table-cell table:style-name="ce179"/>
          <table:table-cell table:style-name="ce194"/>
          <table:table-cell table:style-name="ce195" table:number-columns-repeated="2"/>
          <table:table-cell table:style-name="ce179" table:number-columns-repeated="21"/>
          <table:table-cell table:number-columns-repeated="989"/>
        </table:table-row>
        <table:table-row table:style-name="ro11">
          <table:table-cell table:style-name="ce179"/>
          <table:table-cell table:style-name="ce183" table:number-columns-repeated="3"/>
          <table:table-cell table:style-name="ce189"/>
          <table:table-cell table:style-name="ce183"/>
          <table:table-cell table:style-name="ce192" table:number-columns-repeated="3"/>
          <table:table-cell table:style-name="ce194"/>
          <table:table-cell table:style-name="ce179"/>
          <table:table-cell table:style-name="ce195" office:value-type="string" calcext:value-type="string">
            <text:p>Strathclyde AC</text:p>
          </table:table-cell>
          <table:table-cell table:style-name="ce195" table:number-columns-repeated="2"/>
          <table:table-cell table:style-name="ce179" table:number-columns-repeated="21"/>
          <table:table-cell table:number-columns-repeated="989"/>
        </table:table-row>
        <table:table-row table:style-name="ro2">
          <table:table-cell table:style-name="ce179"/>
          <table:table-cell table:style-name="ce183" table:number-columns-repeated="3"/>
          <table:table-cell table:style-name="ce189"/>
          <table:table-cell table:style-name="ce183"/>
          <table:table-cell table:style-name="ce192" table:number-columns-repeated="3"/>
          <table:table-cell table:style-name="ce194"/>
          <table:table-cell table:style-name="ce179"/>
          <table:table-cell table:style-name="ce199" table:formula="of:=INDEX([.$C$4:.$C$83];MATCH(1;([.$G$4:.$G$83]=[.M47])*([.$D$4:.$D$83]=[.$L$46]);0))" office:value-type="string" office:string-value="Grant McLellan" calcext:value-type="string">
            <text:p>Grant McLellan</text:p>
          </table:table-cell>
          <table:table-cell table:style-name="ce202" table:number-matrix-columns-spanned="1" table:number-matrix-rows-spanned="1" table:formula="of:=LARGE(IF([.$D$4:.$D$83]=[.$L$46];[.$G$4:.$G$83]);ROW([.M47])-ROW([.M$46]))" office:value-type="float" office:value="570" calcext:value-type="float">
            <text:p>570</text:p>
          </table:table-cell>
          <table:table-cell table:style-name="ce202" table:formula="of:=INDEX([.$H$4:.$H$83];MATCH(1;([.$G$4:.$G$83]=[.M47])*([.$D$4:.$D$83]=[.$L$46]);0))" office:value-type="float" office:value="60" calcext:value-type="float">
            <text:p>60</text:p>
          </table:table-cell>
          <table:table-cell table:style-name="ce202" table:formula="of:=INDEX([.$I$4:.$I$83];MATCH(1;([.$G$4:.$G$83]=[.M47])*([.$D$4:.$D$83]=[.$L$46]);0))" office:value-type="float" office:value="33" calcext:value-type="float">
            <text:p>33</text:p>
          </table:table-cell>
          <table:table-cell table:style-name="ce179" table:number-columns-repeated="20"/>
          <table:table-cell table:number-columns-repeated="989"/>
        </table:table-row>
        <table:table-row table:style-name="ro2">
          <table:table-cell table:style-name="ce179"/>
          <table:table-cell table:style-name="ce183" table:number-columns-repeated="3"/>
          <table:table-cell table:style-name="ce189"/>
          <table:table-cell table:style-name="ce183"/>
          <table:table-cell table:style-name="ce192" table:number-columns-repeated="3"/>
          <table:table-cell table:style-name="ce194"/>
          <table:table-cell table:style-name="ce179"/>
          <table:table-cell table:style-name="ce199" table:formula="of:=INDEX([.$C$4:.$C$83];MATCH(1;([.$G$4:.$G$83]=[.M48])*([.$D$4:.$D$83]=[.$L$46]);0))" office:value-type="string" office:string-value="Antonis Katris" calcext:value-type="string">
            <text:p>Antonis Katris</text:p>
          </table:table-cell>
          <table:table-cell table:style-name="ce202" table:number-matrix-columns-spanned="1" table:number-matrix-rows-spanned="1" table:formula="of:=LARGE(IF([.$D$4:.$D$83]=[.$L$46];[.$G$4:.$G$83]);ROW([.M48])-ROW([.M$46]))" office:value-type="float" office:value="549" calcext:value-type="float">
            <text:p>549</text:p>
          </table:table-cell>
          <table:table-cell table:style-name="ce202" table:formula="of:=INDEX([.$H$4:.$H$83];MATCH(1;([.$G$4:.$G$83]=[.M48])*([.$D$4:.$D$83]=[.$L$46]);0))" office:value-type="float" office:value="60" calcext:value-type="float">
            <text:p>60</text:p>
          </table:table-cell>
          <table:table-cell table:style-name="ce202" table:formula="of:=INDEX([.$I$4:.$I$83];MATCH(1;([.$G$4:.$G$83]=[.M48])*([.$D$4:.$D$83]=[.$L$46]);0))" office:value-type="float" office:value="21" calcext:value-type="float">
            <text:p>21</text:p>
          </table:table-cell>
          <table:table-cell table:style-name="ce179" table:number-columns-repeated="20"/>
          <table:table-cell table:number-columns-repeated="989"/>
        </table:table-row>
        <table:table-row table:style-name="ro2">
          <table:table-cell table:style-name="ce179"/>
          <table:table-cell table:style-name="ce183" table:number-columns-repeated="3"/>
          <table:table-cell table:style-name="ce189"/>
          <table:table-cell table:style-name="ce183"/>
          <table:table-cell table:style-name="ce192" table:number-columns-repeated="3"/>
          <table:table-cell table:style-name="ce194"/>
          <table:table-cell table:style-name="ce179"/>
          <table:table-cell table:style-name="ce199" table:formula="of:=INDEX([.$C$4:.$C$83];MATCH(1;([.$G$4:.$G$83]=[.M49])*([.$D$4:.$D$83]=[.$L$46]);0))" office:value-type="string" office:string-value="Benji Hamer" calcext:value-type="string">
            <text:p>Benji Hamer</text:p>
          </table:table-cell>
          <table:table-cell table:style-name="ce202" table:number-matrix-columns-spanned="1" table:number-matrix-rows-spanned="1" table:formula="of:=LARGE(IF([.$D$4:.$D$83]=[.$L$46];[.$G$4:.$G$83]);ROW([.M49])-ROW([.M$46]))" office:value-type="float" office:value="545" calcext:value-type="float">
            <text:p>545</text:p>
          </table:table-cell>
          <table:table-cell table:style-name="ce202" table:formula="of:=INDEX([.$H$4:.$H$83];MATCH(1;([.$G$4:.$G$83]=[.M49])*([.$D$4:.$D$83]=[.$L$46]);0))" office:value-type="float" office:value="60" calcext:value-type="float">
            <text:p>60</text:p>
          </table:table-cell>
          <table:table-cell table:style-name="ce202" table:formula="of:=INDEX([.$I$4:.$I$83];MATCH(1;([.$G$4:.$G$83]=[.M49])*([.$D$4:.$D$83]=[.$L$46]);0))" office:value-type="float" office:value="22" calcext:value-type="float">
            <text:p>22</text:p>
          </table:table-cell>
          <table:table-cell table:style-name="ce179" table:number-columns-repeated="20"/>
          <table:table-cell table:number-columns-repeated="989"/>
        </table:table-row>
        <table:table-row table:style-name="ro2">
          <table:table-cell table:style-name="ce179"/>
          <table:table-cell table:style-name="ce183" table:number-columns-repeated="3"/>
          <table:table-cell table:style-name="ce189"/>
          <table:table-cell table:style-name="ce183"/>
          <table:table-cell table:style-name="ce192" table:number-columns-repeated="3"/>
          <table:table-cell table:style-name="ce194"/>
          <table:table-cell table:style-name="ce179"/>
          <table:table-cell table:style-name="ce199" table:formula="of:=INDEX([.$C$4:.$C$83];MATCH(1;([.$G$4:.$G$83]=[.M50])*([.$D$4:.$D$83]=[.$L$46]);0))" office:value-type="string" office:string-value="Kelsey Hunt" calcext:value-type="string">
            <text:p>Kelsey Hunt</text:p>
          </table:table-cell>
          <table:table-cell table:style-name="ce202" table:number-matrix-columns-spanned="1" table:number-matrix-rows-spanned="1" table:formula="of:=LARGE(IF([.$D$4:.$D$83]=[.$L$46];[.$G$4:.$G$83]);ROW([.M50])-ROW([.M$46]))" office:value-type="float" office:value="518" calcext:value-type="float">
            <text:p>518</text:p>
          </table:table-cell>
          <table:table-cell table:style-name="ce202" table:formula="of:=INDEX([.$H$4:.$H$83];MATCH(1;([.$G$4:.$G$83]=[.M50])*([.$D$4:.$D$83]=[.$L$46]);0))" office:value-type="float" office:value="60" calcext:value-type="float">
            <text:p>60</text:p>
          </table:table-cell>
          <table:table-cell table:style-name="ce202" table:formula="of:=INDEX([.$I$4:.$I$83];MATCH(1;([.$G$4:.$G$83]=[.M50])*([.$D$4:.$D$83]=[.$L$46]);0))" office:value-type="float" office:value="15" calcext:value-type="float">
            <text:p>15</text:p>
          </table:table-cell>
          <table:table-cell table:style-name="ce179" table:number-columns-repeated="20"/>
          <table:table-cell table:number-columns-repeated="989"/>
        </table:table-row>
        <table:table-row table:style-name="ro2">
          <table:table-cell table:style-name="ce179"/>
          <table:table-cell table:style-name="ce183" table:number-columns-repeated="3"/>
          <table:table-cell table:style-name="ce189"/>
          <table:table-cell table:style-name="ce183"/>
          <table:table-cell table:style-name="ce192" table:number-columns-repeated="3"/>
          <table:table-cell table:style-name="ce194"/>
          <table:table-cell table:style-name="ce179"/>
          <table:table-cell table:style-name="ce201" office:value-type="string" calcext:value-type="string">
            <text:p>Team Total</text:p>
          </table:table-cell>
          <table:table-cell table:style-name="ce202" table:formula="of:=SUMIF([.M47:.M50];&quot;&gt;0&quot;)" office:value-type="float" office:value="2182" calcext:value-type="float">
            <text:p>2182</text:p>
          </table:table-cell>
          <table:table-cell table:style-name="ce202" table:formula="of:=SUMIF([.N47:.N50];&quot;&gt;0&quot;)" office:value-type="float" office:value="240" calcext:value-type="float">
            <text:p>240</text:p>
          </table:table-cell>
          <table:table-cell table:style-name="ce202" table:formula="of:=SUMIF([.O47:.O50];&quot;&gt;0&quot;)" office:value-type="float" office:value="91" calcext:value-type="float">
            <text:p>91</text:p>
          </table:table-cell>
          <table:table-cell table:style-name="ce179" table:number-columns-repeated="20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95" office:value-type="string" calcext:value-type="string">
            <text:p>UWS Archery Club</text:p>
          </table:table-cell>
          <table:table-cell table:style-name="ce195" table:number-columns-repeated="2"/>
          <table:table-cell table:style-name="ce179"/>
          <table:table-cell table:number-columns-repeated="1009"/>
        </table:table-row>
        <table:table-row table:style-name="ro1">
          <table:table-cell table:number-columns-repeated="11"/>
          <table:table-cell table:style-name="ce202" table:formula="of:=INDEX([.$C$4:.$C$83];MATCH(1;([.$G$4:.$G$83]=[.M54])*([.$D$4:.$D$83]=[.$L$46]);0))" office:value-type="string" office:string-value="" calcext:value-type="error">
            <text:p>#VALUE!</text:p>
          </table:table-cell>
          <table:table-cell table:style-name="ce202" table:number-matrix-columns-spanned="1" table:number-matrix-rows-spanned="1" table:formula="of:=LARGE(IF([.$D$4:.$D$83]=[.$L$46];[.$G$4:.$G$83]);ROW([.M54])-ROW([.M$46]))" office:value-type="string" office:string-value="" calcext:value-type="error">
            <text:p>#VALUE!</text:p>
          </table:table-cell>
          <table:table-cell table:style-name="ce202" table:formula="of:=INDEX([.$H$4:.$H$83];MATCH(1;([.$G$4:.$G$83]=[.M54])*([.$D$4:.$D$83]=[.$L$46]);0))" office:value-type="string" office:string-value="" calcext:value-type="error">
            <text:p>#VALUE!</text:p>
          </table:table-cell>
          <table:table-cell table:style-name="ce202" table:formula="of:=INDEX([.$I$4:.$I$83];MATCH(1;([.$G$4:.$G$83]=[.M54])*([.$D$4:.$D$83]=[.$L$46]);0)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02" table:formula="of:=INDEX([.$C$4:.$C$83];MATCH(1;([.$G$4:.$G$83]=[.M55])*([.$D$4:.$D$83]=[.$L$46]);0))" office:value-type="string" office:string-value="" calcext:value-type="error">
            <text:p>#VALUE!</text:p>
          </table:table-cell>
          <table:table-cell table:style-name="ce202" table:number-matrix-columns-spanned="1" table:number-matrix-rows-spanned="1" table:formula="of:=LARGE(IF([.$D$4:.$D$83]=[.$L$46];[.$G$4:.$G$83]);ROW([.M55])-ROW([.M$46]))" office:value-type="string" office:string-value="" calcext:value-type="error">
            <text:p>#VALUE!</text:p>
          </table:table-cell>
          <table:table-cell table:style-name="ce202" table:formula="of:=INDEX([.$H$4:.$H$83];MATCH(1;([.$G$4:.$G$83]=[.M55])*([.$D$4:.$D$83]=[.$L$46]);0))" office:value-type="string" office:string-value="" calcext:value-type="error">
            <text:p>#VALUE!</text:p>
          </table:table-cell>
          <table:table-cell table:style-name="ce202" table:formula="of:=INDEX([.$I$4:.$I$83];MATCH(1;([.$G$4:.$G$83]=[.M55])*([.$D$4:.$D$83]=[.$L$46]);0)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02" table:formula="of:=INDEX([.$C$4:.$C$83];MATCH(1;([.$G$4:.$G$83]=[.M56])*([.$D$4:.$D$83]=[.$L$46]);0))" office:value-type="string" office:string-value="" calcext:value-type="error">
            <text:p>#VALUE!</text:p>
          </table:table-cell>
          <table:table-cell table:style-name="ce202" table:number-matrix-columns-spanned="1" table:number-matrix-rows-spanned="1" table:formula="of:=LARGE(IF([.$D$4:.$D$83]=[.$L$46];[.$G$4:.$G$83]);ROW([.M56])-ROW([.M$46]))" office:value-type="string" office:string-value="" calcext:value-type="error">
            <text:p>#VALUE!</text:p>
          </table:table-cell>
          <table:table-cell table:style-name="ce202" table:formula="of:=INDEX([.$H$4:.$H$83];MATCH(1;([.$G$4:.$G$83]=[.M56])*([.$D$4:.$D$83]=[.$L$46]);0))" office:value-type="string" office:string-value="" calcext:value-type="error">
            <text:p>#VALUE!</text:p>
          </table:table-cell>
          <table:table-cell table:style-name="ce202" table:formula="of:=INDEX([.$I$4:.$I$83];MATCH(1;([.$G$4:.$G$83]=[.M56])*([.$D$4:.$D$83]=[.$L$46]);0)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02" table:formula="of:=INDEX([.$C$4:.$C$83];MATCH(1;([.$G$4:.$G$83]=[.M57])*([.$D$4:.$D$83]=[.$L$46]);0))" office:value-type="string" office:string-value="" calcext:value-type="error">
            <text:p>#VALUE!</text:p>
          </table:table-cell>
          <table:table-cell table:style-name="ce202" table:number-matrix-columns-spanned="1" table:number-matrix-rows-spanned="1" table:formula="of:=LARGE(IF([.$D$4:.$D$83]=[.$L$46];[.$G$4:.$G$83]);ROW([.M57])-ROW([.M$46]))" office:value-type="string" office:string-value="" calcext:value-type="error">
            <text:p>#VALUE!</text:p>
          </table:table-cell>
          <table:table-cell table:style-name="ce202" table:formula="of:=INDEX([.$H$4:.$H$83];MATCH(1;([.$G$4:.$G$83]=[.M57])*([.$D$4:.$D$83]=[.$L$46]);0))" office:value-type="string" office:string-value="" calcext:value-type="error">
            <text:p>#VALUE!</text:p>
          </table:table-cell>
          <table:table-cell table:style-name="ce202" table:formula="of:=INDEX([.$I$4:.$I$83];MATCH(1;([.$G$4:.$G$83]=[.M57])*([.$D$4:.$D$83]=[.$L$46]);0)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01" office:value-type="string" calcext:value-type="string">
            <text:p>Team Total</text:p>
          </table:table-cell>
          <table:table-cell table:style-name="ce202" table:formula="of:=SUMIF([.M54:.M57];&quot;&gt;0&quot;)" office:value-type="float" office:value="0" calcext:value-type="float">
            <text:p>0</text:p>
          </table:table-cell>
          <table:table-cell table:style-name="ce202" table:formula="of:=SUMIF([.N54:.N57];&quot;&gt;0&quot;)" office:value-type="float" office:value="0" calcext:value-type="float">
            <text:p>0</text:p>
          </table:table-cell>
          <table:table-cell table:style-name="ce202" table:formula="of:=SUMIF([.O54:.O57];&quot;&gt;0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94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Criteria" table:base-cell-address="$'Target List'.$A$1" table:cell-range-address="$Results.$D$4:.$D$87"/>
          <table:named-range table:name="Excel_BuiltIn_Extract" table:base-cell-address="$'Target List'.$A$1" table:cell-range-address="$Results.$X$9:.$AJ$9"/>
          <table:named-range table:name="Excel_BuiltIn__FilterDatabase" table:base-cell-address="$'Target List'.$A$1" table:cell-range-address="$Results.$D$3:.$D$83"/>
          <table:named-range table:name="_xlnm._FilterDatabase" table:base-cell-address="$'Target List'.$A$1" table:cell-range-address="$Results.$L$3:.$O$9"/>
        </table:named-expressions>
      </table:table>
      <table:named-expressions>
        <table:named-expression table:name="_xlfn_CONCAT" table:base-cell-address="$'Target List'.$A$1" table:expression="#REF!"/>
      </table:named-expressions>
      <table:database-ranges>
        <table:database-range table:name="__Anonymous_Sheet_DB__3" table:target-range-address="Results.L3:Results.O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3">
      <number:day/>
      <number:text>-</number:text>
      <number:month number:textual="true"/>
      <number:text>-</number:text>
      <number:year number:style="long"/>
    </number:date-style>
    <number:number-style style:name="N125P0" style:volatile="true">
      <number:number number:decimal-places="0" number:min-decimal-places="0" number:min-integer-digits="1"/>
    </number:number-style>
    <number:number-style style:name="N125P1" style:volatile="true">
      <number:text>-</number:text>
      <number:number number:decimal-places="0" number:min-decimal-places="0" number:min-integer-digits="1"/>
    </number:number-style>
    <number:number-style style:name="N125">
      <number:text/>
      <style:map style:condition="value()&gt;0" style:apply-style-name="N125P0"/>
      <style:map style:condition="value()&lt;0" style:apply-style-name="N125P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74cm" fo:margin-left="0cm" fo:margin-right="0cm" fo:margin-bottom="2.286cm"/>
      </style:header-style>
      <style:footer-style>
        <style:header-footer-properties fo:min-height="2.674cm" fo:margin-left="0cm" fo:margin-right="0cm" fo:margin-top="2.28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1.499cm" fo:margin-left="1cm" fo:margin-right="1cm" style:print-page-order="ttb" style:first-page-number="continue" style:scale-to-X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.499cm" fo:margin-bottom="1.499cm" fo:margin-left="1cm" fo:margin-right="1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 style:data-style-name="N2" text:time-value="18:39:02.7390437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rget_20_List" style:display-name="PageStyle_Target List" style:page-layout-name="Mpm3">
      <style:header>
        <text:p><text:span text:style-name="MT1">ffffff</text:span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ffffff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core_20_Sheets" style:display-name="PageStyle_Score Shee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ores" style:display-name="PageStyle_Scor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s" style:display-name="PageStyle_Resul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X86_64 LibreOffice_project/bb3cfa12c7b1bf994ecc5649a80400d06cd71002</meta:generator>
    <dc:date>2026-01-04T18:39:39.526509145</dc:date>
    <meta:editing-duration>PT15M49S</meta:editing-duration>
    <meta:editing-cycles>2</meta:editing-cycles>
    <meta:document-statistic meta:table-count="4" meta:cell-count="3611" meta:object-count="0"/>
  </office:meta>
</office:document-meta>
</file>